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9pt solid #000000" fo:background-color="#aaaaaa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2.49pt solid #000000" fo:background-color="#aaaaaa" style:diagonal-bl-tr="none" style:diagonal-tl-br="none" style:text-align-source="value-type" style:repeat-content="false" fo:wrap-option="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2" table:default-cell-style-name="ce2"/>
        <table:table-column table:style-name="co1" table:default-cell-style-name="ce6"/>
        <table:table-row table:style-name="ro1">
          <table:table-cell table:style-name="ce1" office:value-type="string" calcext:value-type="string">
            <text:p>BioCyc</text:p>
          </table:table-cell>
          <table:table-cell table:style-name="ce1" office:value-type="string" calcext:value-type="string">
            <text:p>SwissProt</text:p>
          </table:table-cell>
          <table:table-cell table:style-name="ce5" office:value-type="string" calcext:value-type="string">
            <text:p>GenBank</text:p>
          </table:table-cell>
        </table:table-row>
        <table:table-row table:style-name="ro1">
          <table:table-cell office:value-type="string" calcext:value-type="string">
            <text:p><text:a xlink:href="http://biocyc.org/MGEN243273/NEW-IMAGE?type=GENE&amp;object=MG_001" xlink:type="simple">MG_001</text:a></text:p>
          </table:table-cell>
          <table:table-cell office:value-type="string" calcext:value-type="string">
            <text:p><text:a xlink:href="http://www.uniprot.org/uniprot/P47247" xlink:type="simple">P47247</text:a></text:p>
          </table:table-cell>
          <table:table-cell office:value-type="string" calcext:value-type="string">
            <text:p><text:a xlink:href="http://www.ncbi.nlm.nih.gov/gene?term=AAC71217.1" xlink:type="simple">AAC7121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02" xlink:type="simple">MG_002</text:a></text:p>
          </table:table-cell>
          <table:table-cell office:value-type="string" calcext:value-type="string">
            <text:p><text:a xlink:href="../../../../../../../../../../../C:/AppData/Local/Temp/http:/www.uniprot.org/uniprot/P47248" xlink:type="simple">P47248</text:a></text:p>
          </table:table-cell>
          <table:table-cell office:value-type="string" calcext:value-type="string">
            <text:p><text:a xlink:href="../../../../../../../../../../../C:/AppData/Local/Temp/http:/www.ncbi.nlm.nih.gov/gene%3Fterm=AAC71218.1" xlink:type="simple">AAC7121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03" xlink:type="simple">MG_003</text:a></text:p>
          </table:table-cell>
          <table:table-cell office:value-type="string" calcext:value-type="string">
            <text:p><text:a xlink:href="../../../../../../../../../../../C:/AppData/Local/Temp/http:/www.uniprot.org/uniprot/P47249" xlink:type="simple">P47249</text:a></text:p>
          </table:table-cell>
          <table:table-cell office:value-type="string" calcext:value-type="string">
            <text:p><text:a xlink:href="../../../../../../../../../../../C:/AppData/Local/Temp/http:/www.ncbi.nlm.nih.gov/gene%3Fterm=AAC71219.1" xlink:type="simple">AAC7121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04" xlink:type="simple">MG_004</text:a></text:p>
          </table:table-cell>
          <table:table-cell office:value-type="string" calcext:value-type="string">
            <text:p><text:a xlink:href="../../../../../../../../../../../C:/AppData/Local/Temp/http:/www.uniprot.org/uniprot/P47250" xlink:type="simple">P47250</text:a></text:p>
          </table:table-cell>
          <table:table-cell office:value-type="string" calcext:value-type="string">
            <text:p><text:a xlink:href="../../../../../../../../../../../C:/AppData/Local/Temp/http:/www.ncbi.nlm.nih.gov/gene%3Fterm=AAC71220.1" xlink:type="simple">AAC71220.1</text:a></text:p>
          </table:table-cell>
        </table:table-row>
        <table:table-row table:style-name="ro1">
          <table:table-cell office:value-type="string" calcext:value-type="string">
            <text:p><text:a xlink:href="http://biocyc.org/MGEN243273/NEW-IMAGE?type=GENE&amp;object=MG_005" xlink:type="simple">MG_005</text:a></text:p>
          </table:table-cell>
          <table:table-cell office:value-type="string" calcext:value-type="string">
            <text:p><text:a xlink:href="../../../../../../../../../../../C:/AppData/Local/Temp/http:/www.uniprot.org/uniprot/P47251" xlink:type="simple">P47251</text:a></text:p>
          </table:table-cell>
          <table:table-cell office:value-type="string" calcext:value-type="string">
            <text:p><text:a xlink:href="../../../../../../../../../../../C:/AppData/Local/Temp/http:/www.ncbi.nlm.nih.gov/gene%3Fterm=AAC71221.1" xlink:type="simple">AAC7122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06" xlink:type="simple">MG_006</text:a></text:p>
          </table:table-cell>
          <table:table-cell office:value-type="string" calcext:value-type="string">
            <text:p><text:a xlink:href="../../../../../../../../../../../C:/AppData/Local/Temp/http:/www.uniprot.org/uniprot/P47252" xlink:type="simple">P47252</text:a></text:p>
          </table:table-cell>
          <table:table-cell office:value-type="string" calcext:value-type="string">
            <text:p><text:a xlink:href="../../../../../../../../../../../C:/AppData/Local/Temp/http:/www.ncbi.nlm.nih.gov/gene%3Fterm=AAC71222.1" xlink:type="simple">AAC7122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07" xlink:type="simple">MG_007</text:a></text:p>
          </table:table-cell>
          <table:table-cell office:value-type="string" calcext:value-type="string">
            <text:p><text:a xlink:href="../../../../../../../../../../../C:/AppData/Local/Temp/http:/www.uniprot.org/uniprot/P47253" xlink:type="simple">P47253</text:a></text:p>
          </table:table-cell>
          <table:table-cell office:value-type="string" calcext:value-type="string">
            <text:p><text:a xlink:href="../../../../../../../../../../../C:/AppData/Local/Temp/http:/www.ncbi.nlm.nih.gov/gene%3Fterm=AAC71223.1" xlink:type="simple">AAC7122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08" xlink:type="simple">MG_008</text:a></text:p>
          </table:table-cell>
          <table:table-cell office:value-type="string" calcext:value-type="string">
            <text:p><text:a xlink:href="../../../../../../../../../../../C:/AppData/Local/Temp/http:/www.uniprot.org/uniprot/P47254" xlink:type="simple">P47254</text:a></text:p>
          </table:table-cell>
          <table:table-cell office:value-type="string" calcext:value-type="string">
            <text:p><text:a xlink:href="../../../../../../../../../../../C:/AppData/Local/Temp/http:/www.ncbi.nlm.nih.gov/gene%3Fterm=AAC71224.1" xlink:type="simple">AAC7122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09" xlink:type="simple">MG_009</text:a></text:p>
          </table:table-cell>
          <table:table-cell office:value-type="string" calcext:value-type="string">
            <text:p><text:a xlink:href="../../../../../../../../../../../C:/AppData/Local/Temp/http:/www.uniprot.org/uniprot/P47255" xlink:type="simple">P47255</text:a></text:p>
          </table:table-cell>
          <table:table-cell office:value-type="string" calcext:value-type="string">
            <text:p><text:a xlink:href="../../../../../../../../../../../C:/AppData/Local/Temp/http:/www.ncbi.nlm.nih.gov/gene%3Fterm=AAC71225.1" xlink:type="simple">AAC7122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0" xlink:type="simple">MG_010</text:a></text:p>
          </table:table-cell>
          <table:table-cell office:value-type="string" calcext:value-type="string">
            <text:p><text:a xlink:href="../../../../../../../../../../../C:/AppData/Local/Temp/http:/www.uniprot.org/uniprot/P47256" xlink:type="simple">P47256</text:a></text:p>
          </table:table-cell>
          <table:table-cell office:value-type="string" calcext:value-type="string">
            <text:p><text:a xlink:href="../../../../../../../../../../../C:/AppData/Local/Temp/http:/www.ncbi.nlm.nih.gov/gene%3Fterm=AAC71226.1" xlink:type="simple">AAC7122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1" xlink:type="simple">MG_011</text:a></text:p>
          </table:table-cell>
          <table:table-cell office:value-type="string" calcext:value-type="string">
            <text:p><text:a xlink:href="../../../../../../../../../../../C:/AppData/Local/Temp/http:/www.uniprot.org/uniprot/P47257" xlink:type="simple">P47257</text:a></text:p>
          </table:table-cell>
          <table:table-cell office:value-type="string" calcext:value-type="string">
            <text:p><text:a xlink:href="../../../../../../../../../../../C:/AppData/Local/Temp/http:/www.ncbi.nlm.nih.gov/gene%3Fterm=AAC71227.1" xlink:type="simple">AAC7122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2" xlink:type="simple">MG_012</text:a></text:p>
          </table:table-cell>
          <table:table-cell office:value-type="string" calcext:value-type="string">
            <text:p><text:a xlink:href="../../../../../../../../../../../C:/AppData/Local/Temp/http:/www.uniprot.org/uniprot/P47258" xlink:type="simple">P47258</text:a></text:p>
          </table:table-cell>
          <table:table-cell office:value-type="string" calcext:value-type="string">
            <text:p><text:a xlink:href="../../../../../../../../../../../C:/AppData/Local/Temp/http:/www.ncbi.nlm.nih.gov/gene%3Fterm=AAC71228.1" xlink:type="simple">AAC7122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3" xlink:type="simple">MG_013</text:a></text:p>
          </table:table-cell>
          <table:table-cell office:value-type="string" calcext:value-type="string">
            <text:p><text:a xlink:href="../../../../../../../../../../../C:/AppData/Local/Temp/http:/www.uniprot.org/uniprot/P47259" xlink:type="simple">P47259</text:a></text:p>
          </table:table-cell>
          <table:table-cell office:value-type="string" calcext:value-type="string">
            <text:p><text:a xlink:href="../../../../../../../../../../../C:/AppData/Local/Temp/http:/www.ncbi.nlm.nih.gov/gene%3Fterm=AAC71229.1" xlink:type="simple">AAC7122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71" xlink:type="simple">MG4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72" xlink:type="simple">MG47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4" xlink:type="simple">MG_014</text:a></text:p>
          </table:table-cell>
          <table:table-cell office:value-type="string" calcext:value-type="string">
            <text:p><text:a xlink:href="../../../../../../../../../../../C:/AppData/Local/Temp/http:/www.uniprot.org/uniprot/P47260" xlink:type="simple">P47260</text:a></text:p>
          </table:table-cell>
          <table:table-cell office:value-type="string" calcext:value-type="string">
            <text:p><text:a xlink:href="../../../../../../../../../../../C:/AppData/Local/Temp/http:/www.ncbi.nlm.nih.gov/gene%3Fterm=AAC71230.1" xlink:type="simple">AAC7123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5" xlink:type="simple">MG_015</text:a></text:p>
          </table:table-cell>
          <table:table-cell office:value-type="string" calcext:value-type="string">
            <text:p><text:a xlink:href="../../../../../../../../../../../C:/AppData/Local/Temp/http:/www.uniprot.org/uniprot/P47261" xlink:type="simple">P47261</text:a></text:p>
          </table:table-cell>
          <table:table-cell office:value-type="string" calcext:value-type="string">
            <text:p><text:a xlink:href="../../../../../../../../../../../C:/AppData/Local/Temp/http:/www.ncbi.nlm.nih.gov/gene%3Fterm=AAC71231.1" xlink:type="simple">AAC7123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8" xlink:type="simple">MG_018</text:a></text:p>
          </table:table-cell>
          <table:table-cell office:value-type="string" calcext:value-type="string">
            <text:p><text:a xlink:href="../../../../../../../../../../../C:/AppData/Local/Temp/http:/www.uniprot.org/uniprot/P47264" xlink:type="simple">P47264</text:a></text:p>
          </table:table-cell>
          <table:table-cell office:value-type="string" calcext:value-type="string">
            <text:p><text:a xlink:href="../../../../../../../../../../../C:/AppData/Local/Temp/http:/www.ncbi.nlm.nih.gov/gene%3Fterm=AAC71234.1" xlink:type="simple">AAC7123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19" xlink:type="simple">MG_019</text:a></text:p>
          </table:table-cell>
          <table:table-cell office:value-type="string" calcext:value-type="string">
            <text:p><text:a xlink:href="../../../../../../../../../../../C:/AppData/Local/Temp/http:/www.uniprot.org/uniprot/P47265" xlink:type="simple">P47265</text:a></text:p>
          </table:table-cell>
          <table:table-cell office:value-type="string" calcext:value-type="string">
            <text:p><text:a xlink:href="../../../../../../../../../../../C:/AppData/Local/Temp/http:/www.ncbi.nlm.nih.gov/gene%3Fterm=AAC71235.1" xlink:type="simple">AAC7123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0" xlink:type="simple">MG_020</text:a></text:p>
          </table:table-cell>
          <table:table-cell office:value-type="string" calcext:value-type="string">
            <text:p><text:a xlink:href="../../../../../../../../../../../C:/AppData/Local/Temp/http:/www.uniprot.org/uniprot/P47266" xlink:type="simple">P47266</text:a></text:p>
          </table:table-cell>
          <table:table-cell office:value-type="string" calcext:value-type="string">
            <text:p><text:a xlink:href="../../../../../../../../../../../C:/AppData/Local/Temp/http:/www.ncbi.nlm.nih.gov/gene%3Fterm=AAC71236.1" xlink:type="simple">AAC7123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1" xlink:type="simple">MG_021</text:a></text:p>
          </table:table-cell>
          <table:table-cell office:value-type="string" calcext:value-type="string">
            <text:p><text:a xlink:href="../../../../../../../../../../../C:/AppData/Local/Temp/http:/www.uniprot.org/uniprot/P47267" xlink:type="simple">P47267</text:a></text:p>
          </table:table-cell>
          <table:table-cell office:value-type="string" calcext:value-type="string">
            <text:p><text:a xlink:href="../../../../../../../../../../../C:/AppData/Local/Temp/http:/www.ncbi.nlm.nih.gov/gene%3Fterm=AAC71237.1" xlink:type="simple">AAC7123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2" xlink:type="simple">MG_022</text:a></text:p>
          </table:table-cell>
          <table:table-cell office:value-type="string" calcext:value-type="string">
            <text:p><text:a xlink:href="../../../../../../../../../../../C:/AppData/Local/Temp/http:/www.uniprot.org/uniprot/P47268" xlink:type="simple">P47268</text:a></text:p>
          </table:table-cell>
          <table:table-cell office:value-type="string" calcext:value-type="string">
            <text:p><text:a xlink:href="../../../../../../../../../../../C:/AppData/Local/Temp/http:/www.ncbi.nlm.nih.gov/gene%3Fterm=AAC71238.1" xlink:type="simple">AAC7123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3" xlink:type="simple">MG_023</text:a></text:p>
          </table:table-cell>
          <table:table-cell office:value-type="string" calcext:value-type="string">
            <text:p><text:a xlink:href="../../../../../../../../../../../C:/AppData/Local/Temp/http:/www.uniprot.org/uniprot/P47269" xlink:type="simple">P47269</text:a></text:p>
          </table:table-cell>
          <table:table-cell office:value-type="string" calcext:value-type="string">
            <text:p><text:a xlink:href="../../../../../../../../../../../C:/AppData/Local/Temp/http:/www.ncbi.nlm.nih.gov/gene%3Fterm=AAC71239.1" xlink:type="simple">AAC7123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4" xlink:type="simple">MG_024</text:a></text:p>
          </table:table-cell>
          <table:table-cell office:value-type="string" calcext:value-type="string">
            <text:p><text:a xlink:href="../../../../../../../../../../../C:/AppData/Local/Temp/http:/www.uniprot.org/uniprot/P47270" xlink:type="simple">P47270</text:a></text:p>
          </table:table-cell>
          <table:table-cell office:value-type="string" calcext:value-type="string">
            <text:p><text:a xlink:href="../../../../../../../../../../../C:/AppData/Local/Temp/http:/www.ncbi.nlm.nih.gov/gene%3Fterm=AAC71240.1" xlink:type="simple">AAC7124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5" xlink:type="simple">MG_025</text:a></text:p>
          </table:table-cell>
          <table:table-cell office:value-type="string" calcext:value-type="string">
            <text:p><text:a xlink:href="../../../../../../../../../../../C:/AppData/Local/Temp/http:/www.uniprot.org/uniprot/P47271" xlink:type="simple">P47271</text:a></text:p>
          </table:table-cell>
          <table:table-cell office:value-type="string" calcext:value-type="string">
            <text:p><text:a xlink:href="../../../../../../../../../../../C:/AppData/Local/Temp/http:/www.ncbi.nlm.nih.gov/gene%3Fterm=AAC71241.1" xlink:type="simple">AAC7124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6" xlink:type="simple">MG_026</text:a></text:p>
          </table:table-cell>
          <table:table-cell office:value-type="string" calcext:value-type="string">
            <text:p><text:a xlink:href="../../../../../../../../../../../C:/AppData/Local/Temp/http:/www.uniprot.org/uniprot/P47272" xlink:type="simple">P47272</text:a></text:p>
          </table:table-cell>
          <table:table-cell office:value-type="string" calcext:value-type="string">
            <text:p><text:a xlink:href="../../../../../../../../../../../C:/AppData/Local/Temp/http:/www.ncbi.nlm.nih.gov/gene%3Fterm=AAC71242.1" xlink:type="simple">AAC7124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7" xlink:type="simple">MG_027</text:a></text:p>
          </table:table-cell>
          <table:table-cell office:value-type="string" calcext:value-type="string">
            <text:p><text:a xlink:href="../../../../../../../../../../../C:/AppData/Local/Temp/http:/www.uniprot.org/uniprot/P47273" xlink:type="simple">P47273</text:a></text:p>
          </table:table-cell>
          <table:table-cell office:value-type="string" calcext:value-type="string">
            <text:p><text:a xlink:href="../../../../../../../../../../../C:/AppData/Local/Temp/http:/www.ncbi.nlm.nih.gov/gene%3Fterm=AAC71243.1" xlink:type="simple">AAC7124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8" xlink:type="simple">MG_028</text:a></text:p>
          </table:table-cell>
          <table:table-cell office:value-type="string" calcext:value-type="string">
            <text:p><text:a xlink:href="../../../../../../../../../../../C:/AppData/Local/Temp/http:/www.uniprot.org/uniprot/P47274" xlink:type="simple">P47274</text:a></text:p>
          </table:table-cell>
          <table:table-cell office:value-type="string" calcext:value-type="string">
            <text:p><text:a xlink:href="../../../../../../../../../../../C:/AppData/Local/Temp/http:/www.ncbi.nlm.nih.gov/gene%3Fterm=AAC71244.1" xlink:type="simple">AAC7124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29" xlink:type="simple">MG_029</text:a></text:p>
          </table:table-cell>
          <table:table-cell office:value-type="string" calcext:value-type="string">
            <text:p><text:a xlink:href="../../../../../../../../../../../C:/AppData/Local/Temp/http:/www.uniprot.org/uniprot/P47275" xlink:type="simple">P47275</text:a></text:p>
          </table:table-cell>
          <table:table-cell office:value-type="string" calcext:value-type="string">
            <text:p><text:a xlink:href="../../../../../../../../../../../C:/AppData/Local/Temp/http:/www.ncbi.nlm.nih.gov/gene%3Fterm=AAC71245.1" xlink:type="simple">AAC7124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0" xlink:type="simple">MG_030</text:a></text:p>
          </table:table-cell>
          <table:table-cell office:value-type="string" calcext:value-type="string">
            <text:p><text:a xlink:href="../../../../../../../../../../../C:/AppData/Local/Temp/http:/www.uniprot.org/uniprot/P47276" xlink:type="simple">P47276</text:a></text:p>
          </table:table-cell>
          <table:table-cell office:value-type="string" calcext:value-type="string">
            <text:p><text:a xlink:href="../../../../../../../../../../../C:/AppData/Local/Temp/http:/www.ncbi.nlm.nih.gov/gene%3Fterm=AAC71246.1" xlink:type="simple">AAC7124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1" xlink:type="simple">MG_031</text:a></text:p>
          </table:table-cell>
          <table:table-cell office:value-type="string" calcext:value-type="string">
            <text:p><text:a xlink:href="../../../../../../../../../../../C:/AppData/Local/Temp/http:/www.uniprot.org/uniprot/P47277" xlink:type="simple">P47277</text:a></text:p>
          </table:table-cell>
          <table:table-cell office:value-type="string" calcext:value-type="string">
            <text:p><text:a xlink:href="../../../../../../../../../../../C:/AppData/Local/Temp/http:/www.ncbi.nlm.nih.gov/gene%3Fterm=AAC71247.1" xlink:type="simple">AAC7124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2" xlink:type="simple">MG_032</text:a></text:p>
          </table:table-cell>
          <table:table-cell office:value-type="string" calcext:value-type="string">
            <text:p><text:a xlink:href="../../../../../../../../../../../C:/AppData/Local/Temp/http:/www.uniprot.org/uniprot/P47278" xlink:type="simple">P47278</text:a></text:p>
          </table:table-cell>
          <table:table-cell office:value-type="string" calcext:value-type="string">
            <text:p><text:a xlink:href="../../../../../../../../../../../C:/AppData/Local/Temp/http:/www.ncbi.nlm.nih.gov/gene%3Fterm=AAC71248.1" xlink:type="simple">AAC7124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3" xlink:type="simple">MG_033</text:a></text:p>
          </table:table-cell>
          <table:table-cell office:value-type="string" calcext:value-type="string">
            <text:p><text:a xlink:href="../../../../../../../../../../../C:/AppData/Local/Temp/http:/www.uniprot.org/uniprot/P47279" xlink:type="simple">P47279</text:a></text:p>
          </table:table-cell>
          <table:table-cell office:value-type="string" calcext:value-type="string">
            <text:p><text:a xlink:href="../../../../../../../../../../../C:/AppData/Local/Temp/http:/www.ncbi.nlm.nih.gov/gene%3Fterm=AAC71249.1" xlink:type="simple">AAC7124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4" xlink:type="simple">MG_034</text:a></text:p>
          </table:table-cell>
          <table:table-cell office:value-type="string" calcext:value-type="string">
            <text:p><text:a xlink:href="../../../../../../../../../../../C:/AppData/Local/Temp/http:/www.uniprot.org/uniprot/P47280" xlink:type="simple">P47280</text:a></text:p>
          </table:table-cell>
          <table:table-cell office:value-type="string" calcext:value-type="string">
            <text:p><text:a xlink:href="../../../../../../../../../../../C:/AppData/Local/Temp/http:/www.ncbi.nlm.nih.gov/gene%3Fterm=AAC71250.1" xlink:type="simple">AAC7125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5" xlink:type="simple">MG_035</text:a></text:p>
          </table:table-cell>
          <table:table-cell office:value-type="string" calcext:value-type="string">
            <text:p><text:a xlink:href="../../../../../../../../../../../C:/AppData/Local/Temp/http:/www.uniprot.org/uniprot/P47281" xlink:type="simple">P47281</text:a></text:p>
          </table:table-cell>
          <table:table-cell office:value-type="string" calcext:value-type="string">
            <text:p><text:a xlink:href="../../../../../../../../../../../C:/AppData/Local/Temp/http:/www.ncbi.nlm.nih.gov/gene%3Fterm=AAC71251.1" xlink:type="simple">AAC7125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6" xlink:type="simple">MG_036</text:a></text:p>
          </table:table-cell>
          <table:table-cell office:value-type="string" calcext:value-type="string">
            <text:p><text:a xlink:href="../../../../../../../../../../../C:/AppData/Local/Temp/http:/www.uniprot.org/uniprot/P47282" xlink:type="simple">P47282</text:a></text:p>
          </table:table-cell>
          <table:table-cell office:value-type="string" calcext:value-type="string">
            <text:p><text:a xlink:href="../../../../../../../../../../../C:/AppData/Local/Temp/http:/www.ncbi.nlm.nih.gov/gene%3Fterm=AAC71252.1" xlink:type="simple">AAC7125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7" xlink:type="simple">MG_037</text:a></text:p>
          </table:table-cell>
          <table:table-cell office:value-type="string" calcext:value-type="string">
            <text:p><text:a xlink:href="../../../../../../../../../../../C:/AppData/Local/Temp/http:/www.uniprot.org/uniprot/P47283" xlink:type="simple">P47283</text:a></text:p>
          </table:table-cell>
          <table:table-cell office:value-type="string" calcext:value-type="string">
            <text:p><text:a xlink:href="../../../../../../../../../../../C:/AppData/Local/Temp/http:/www.ncbi.nlm.nih.gov/gene%3Fterm=AAC71253.1" xlink:type="simple">AAC7125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8" xlink:type="simple">MG_038</text:a></text:p>
          </table:table-cell>
          <table:table-cell office:value-type="string" calcext:value-type="string">
            <text:p><text:a xlink:href="../../../../../../../../../../../C:/AppData/Local/Temp/http:/www.uniprot.org/uniprot/P47284" xlink:type="simple">P47284</text:a></text:p>
          </table:table-cell>
          <table:table-cell office:value-type="string" calcext:value-type="string">
            <text:p><text:a xlink:href="../../../../../../../../../../../C:/AppData/Local/Temp/http:/www.ncbi.nlm.nih.gov/gene%3Fterm=AAC71254.1" xlink:type="simple">AAC7125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39" xlink:type="simple">MG_039</text:a></text:p>
          </table:table-cell>
          <table:table-cell office:value-type="string" calcext:value-type="string">
            <text:p><text:a xlink:href="../../../../../../../../../../../C:/AppData/Local/Temp/http:/www.uniprot.org/uniprot/P47285" xlink:type="simple">P47285</text:a></text:p>
          </table:table-cell>
          <table:table-cell office:value-type="string" calcext:value-type="string">
            <text:p><text:a xlink:href="../../../../../../../../../../../C:/AppData/Local/Temp/http:/www.ncbi.nlm.nih.gov/gene%3Fterm=AAC71255.1" xlink:type="simple">AAC7125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0" xlink:type="simple">MG_040</text:a></text:p>
          </table:table-cell>
          <table:table-cell office:value-type="string" calcext:value-type="string">
            <text:p><text:a xlink:href="../../../../../../../../../../../C:/AppData/Local/Temp/http:/www.uniprot.org/uniprot/P47286" xlink:type="simple">P47286</text:a></text:p>
          </table:table-cell>
          <table:table-cell office:value-type="string" calcext:value-type="string">
            <text:p><text:a xlink:href="../../../../../../../../../../../C:/AppData/Local/Temp/http:/www.ncbi.nlm.nih.gov/gene%3Fterm=AAC71256.1" xlink:type="simple">AAC7125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1" xlink:type="simple">MG_041</text:a></text:p>
          </table:table-cell>
          <table:table-cell office:value-type="string" calcext:value-type="string">
            <text:p><text:a xlink:href="../../../../../../../../../../../C:/AppData/Local/Temp/http:/www.uniprot.org/uniprot/P47287" xlink:type="simple">P47287</text:a></text:p>
          </table:table-cell>
          <table:table-cell office:value-type="string" calcext:value-type="string">
            <text:p><text:a xlink:href="../../../../../../../../../../../C:/AppData/Local/Temp/http:/www.ncbi.nlm.nih.gov/gene%3Fterm=AAC71257.1" xlink:type="simple">AAC7125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2" xlink:type="simple">MG_042</text:a></text:p>
          </table:table-cell>
          <table:table-cell office:value-type="string" calcext:value-type="string">
            <text:p><text:a xlink:href="../../../../../../../../../../../C:/AppData/Local/Temp/http:/www.uniprot.org/uniprot/P47288" xlink:type="simple">P47288</text:a></text:p>
          </table:table-cell>
          <table:table-cell office:value-type="string" calcext:value-type="string">
            <text:p><text:a xlink:href="../../../../../../../../../../../C:/AppData/Local/Temp/http:/www.ncbi.nlm.nih.gov/gene%3Fterm=AAC71258.1" xlink:type="simple">AAC7125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3" xlink:type="simple">MG_043</text:a></text:p>
          </table:table-cell>
          <table:table-cell office:value-type="string" calcext:value-type="string">
            <text:p><text:a xlink:href="../../../../../../../../../../../C:/AppData/Local/Temp/http:/www.uniprot.org/uniprot/P47289" xlink:type="simple">P47289</text:a></text:p>
          </table:table-cell>
          <table:table-cell office:value-type="string" calcext:value-type="string">
            <text:p><text:a xlink:href="../../../../../../../../../../../C:/AppData/Local/Temp/http:/www.ncbi.nlm.nih.gov/gene%3Fterm=AAC71259.1" xlink:type="simple">AAC7125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4" xlink:type="simple">MG_044</text:a></text:p>
          </table:table-cell>
          <table:table-cell office:value-type="string" calcext:value-type="string">
            <text:p><text:a xlink:href="../../../../../../../../../../../C:/AppData/Local/Temp/http:/www.uniprot.org/uniprot/P47290" xlink:type="simple">P47290</text:a></text:p>
          </table:table-cell>
          <table:table-cell office:value-type="string" calcext:value-type="string">
            <text:p><text:a xlink:href="../../../../../../../../../../../C:/AppData/Local/Temp/http:/www.ncbi.nlm.nih.gov/gene%3Fterm=AAC71260.1" xlink:type="simple">AAC7126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5" xlink:type="simple">MG_045</text:a></text:p>
          </table:table-cell>
          <table:table-cell office:value-type="string" calcext:value-type="string">
            <text:p><text:a xlink:href="../../../../../../../../../../../C:/AppData/Local/Temp/http:/www.uniprot.org/uniprot/P47291" xlink:type="simple">P47291</text:a></text:p>
          </table:table-cell>
          <table:table-cell office:value-type="string" calcext:value-type="string">
            <text:p><text:a xlink:href="../../../../../../../../../../../C:/AppData/Local/Temp/http:/www.ncbi.nlm.nih.gov/gene%3Fterm=AAC71261.1" xlink:type="simple">AAC7126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6" xlink:type="simple">MG_046</text:a></text:p>
          </table:table-cell>
          <table:table-cell office:value-type="string" calcext:value-type="string">
            <text:p><text:a xlink:href="../../../../../../../../../../../C:/AppData/Local/Temp/http:/www.uniprot.org/uniprot/P47292" xlink:type="simple">P47292</text:a></text:p>
          </table:table-cell>
          <table:table-cell office:value-type="string" calcext:value-type="string">
            <text:p><text:a xlink:href="../../../../../../../../../../../C:/AppData/Local/Temp/http:/www.ncbi.nlm.nih.gov/gene%3Fterm=AAC71262.1" xlink:type="simple">AAC7126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7" xlink:type="simple">MG_047</text:a></text:p>
          </table:table-cell>
          <table:table-cell office:value-type="string" calcext:value-type="string">
            <text:p><text:a xlink:href="../../../../../../../../../../../C:/AppData/Local/Temp/http:/www.uniprot.org/uniprot/P47293" xlink:type="simple">P47293</text:a></text:p>
          </table:table-cell>
          <table:table-cell office:value-type="string" calcext:value-type="string">
            <text:p><text:a xlink:href="../../../../../../../../../../../C:/AppData/Local/Temp/http:/www.ncbi.nlm.nih.gov/gene%3Fterm=AAC71263.1" xlink:type="simple">AAC7126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8" xlink:type="simple">MG_048</text:a></text:p>
          </table:table-cell>
          <table:table-cell office:value-type="string" calcext:value-type="string">
            <text:p><text:a xlink:href="../../../../../../../../../../../C:/AppData/Local/Temp/http:/www.uniprot.org/uniprot/P47294" xlink:type="simple">P47294</text:a></text:p>
          </table:table-cell>
          <table:table-cell office:value-type="string" calcext:value-type="string">
            <text:p><text:a xlink:href="../../../../../../../../../../../C:/AppData/Local/Temp/http:/www.ncbi.nlm.nih.gov/gene%3Fterm=AAC71264.1" xlink:type="simple">AAC7126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49" xlink:type="simple">MG_049</text:a></text:p>
          </table:table-cell>
          <table:table-cell office:value-type="string" calcext:value-type="string">
            <text:p><text:a xlink:href="../../../../../../../../../../../C:/AppData/Local/Temp/http:/www.uniprot.org/uniprot/P47295" xlink:type="simple">P47295</text:a></text:p>
          </table:table-cell>
          <table:table-cell office:value-type="string" calcext:value-type="string">
            <text:p><text:a xlink:href="../../../../../../../../../../../C:/AppData/Local/Temp/http:/www.ncbi.nlm.nih.gov/gene%3Fterm=AAC71265.1" xlink:type="simple">AAC7126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0" xlink:type="simple">MG_050</text:a></text:p>
          </table:table-cell>
          <table:table-cell office:value-type="string" calcext:value-type="string">
            <text:p><text:a xlink:href="../../../../../../../../../../../C:/AppData/Local/Temp/http:/www.uniprot.org/uniprot/P47296" xlink:type="simple">P47296</text:a></text:p>
          </table:table-cell>
          <table:table-cell office:value-type="string" calcext:value-type="string">
            <text:p><text:a xlink:href="../../../../../../../../../../../C:/AppData/Local/Temp/http:/www.ncbi.nlm.nih.gov/gene%3Fterm=AAC71266.1" xlink:type="simple">AAC7126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1" xlink:type="simple">MG_051</text:a></text:p>
          </table:table-cell>
          <table:table-cell office:value-type="string" calcext:value-type="string">
            <text:p><text:a xlink:href="../../../../../../../../../../../C:/AppData/Local/Temp/http:/www.uniprot.org/uniprot/P47297" xlink:type="simple">P47297</text:a></text:p>
          </table:table-cell>
          <table:table-cell office:value-type="string" calcext:value-type="string">
            <text:p><text:a xlink:href="../../../../../../../../../../../C:/AppData/Local/Temp/http:/www.ncbi.nlm.nih.gov/gene%3Fterm=AAC71267.1" xlink:type="simple">AAC7126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2" xlink:type="simple">MG_052</text:a></text:p>
          </table:table-cell>
          <table:table-cell office:value-type="string" calcext:value-type="string">
            <text:p><text:a xlink:href="../../../../../../../../../../../C:/AppData/Local/Temp/http:/www.uniprot.org/uniprot/P47298" xlink:type="simple">P47298</text:a></text:p>
          </table:table-cell>
          <table:table-cell office:value-type="string" calcext:value-type="string">
            <text:p><text:a xlink:href="../../../../../../../../../../../C:/AppData/Local/Temp/http:/www.ncbi.nlm.nih.gov/gene%3Fterm=AAC71268.1" xlink:type="simple">AAC7126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3" xlink:type="simple">MG_053</text:a></text:p>
          </table:table-cell>
          <table:table-cell office:value-type="string" calcext:value-type="string">
            <text:p><text:a xlink:href="../../../../../../../../../../../C:/AppData/Local/Temp/http:/www.uniprot.org/uniprot/P47299" xlink:type="simple">P47299</text:a></text:p>
          </table:table-cell>
          <table:table-cell office:value-type="string" calcext:value-type="string">
            <text:p><text:a xlink:href="../../../../../../../../../../../C:/AppData/Local/Temp/http:/www.ncbi.nlm.nih.gov/gene%3Fterm=AAC71269.1" xlink:type="simple">AAC7126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4" xlink:type="simple">MG_054</text:a></text:p>
          </table:table-cell>
          <table:table-cell office:value-type="string" calcext:value-type="string">
            <text:p><text:a xlink:href="../../../../../../../../../../../C:/AppData/Local/Temp/http:/www.uniprot.org/uniprot/P47300" xlink:type="simple">P47300</text:a></text:p>
          </table:table-cell>
          <table:table-cell office:value-type="string" calcext:value-type="string">
            <text:p><text:a xlink:href="../../../../../../../../../../../C:/AppData/Local/Temp/http:/www.ncbi.nlm.nih.gov/gene%3Fterm=AAC71270.1" xlink:type="simple">AAC7127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5" xlink:type="simple">MG_055</text:a></text:p>
          </table:table-cell>
          <table:table-cell office:value-type="string" calcext:value-type="string">
            <text:p><text:a xlink:href="../../../../../../../../../../../C:/AppData/Local/Temp/http:/www.uniprot.org/uniprot/P47301" xlink:type="simple">P47301</text:a></text:p>
          </table:table-cell>
          <table:table-cell office:value-type="string" calcext:value-type="string">
            <text:p><text:a xlink:href="../../../../../../../../../../../C:/AppData/Local/Temp/http:/www.ncbi.nlm.nih.gov/gene%3Fterm=AAC71271.1" xlink:type="simple">AAC7127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73" xlink:type="simple">MG_473</text:a></text:p>
          </table:table-cell>
          <table:table-cell office:value-type="string" calcext:value-type="string">
            <text:p><text:a xlink:href="../../../../../../../../../../../C:/AppData/Local/Temp/http:/www.uniprot.org/uniprot/Q9ZB82" xlink:type="simple">Q9ZB82</text:a></text:p>
          </table:table-cell>
          <table:table-cell office:value-type="string" calcext:value-type="string">
            <text:p><text:a xlink:href="../../../../../../../../../../../C:/AppData/Local/Temp/http:/www.ncbi.nlm.nih.gov/gene%3Fterm=AAC71272.1" xlink:type="simple">AAC7127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74" xlink:type="simple">MG_474</text:a></text:p>
          </table:table-cell>
          <table:table-cell office:value-type="string" calcext:value-type="string">
            <text:p><text:a xlink:href="../../../../../../../../../../../C:/AppData/Local/Temp/http:/www.uniprot.org/uniprot/Q9ZB81" xlink:type="simple">Q9ZB81</text:a></text:p>
          </table:table-cell>
          <table:table-cell office:value-type="string" calcext:value-type="string">
            <text:p><text:a xlink:href="../../../../../../../../../../../C:/AppData/Local/Temp/http:/www.ncbi.nlm.nih.gov/gene%3Fterm=AAC71281.1" xlink:type="simple">AAC7128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6" xlink:type="simple">MG_056</text:a></text:p>
          </table:table-cell>
          <table:table-cell office:value-type="string" calcext:value-type="string">
            <text:p><text:a xlink:href="../../../../../../../../../../../C:/AppData/Local/Temp/http:/www.uniprot.org/uniprot/P47302" xlink:type="simple">P47302</text:a></text:p>
          </table:table-cell>
          <table:table-cell office:value-type="string" calcext:value-type="string">
            <text:p><text:a xlink:href="../../../../../../../../../../../C:/AppData/Local/Temp/http:/www.ncbi.nlm.nih.gov/gene%3Fterm=AAC71273.1" xlink:type="simple">AAC7127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7" xlink:type="simple">MG_057</text:a></text:p>
          </table:table-cell>
          <table:table-cell office:value-type="string" calcext:value-type="string">
            <text:p><text:a xlink:href="../../../../../../../../../../../C:/AppData/Local/Temp/http:/www.uniprot.org/uniprot/P47303" xlink:type="simple">P47303</text:a></text:p>
          </table:table-cell>
          <table:table-cell office:value-type="string" calcext:value-type="string">
            <text:p><text:a xlink:href="../../../../../../../../../../../C:/AppData/Local/Temp/http:/www.ncbi.nlm.nih.gov/gene%3Fterm=AAC71274.1" xlink:type="simple">AAC7127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8" xlink:type="simple">MG_058</text:a></text:p>
          </table:table-cell>
          <table:table-cell office:value-type="string" calcext:value-type="string">
            <text:p><text:a xlink:href="../../../../../../../../../../../C:/AppData/Local/Temp/http:/www.uniprot.org/uniprot/P47304" xlink:type="simple">P47304</text:a></text:p>
          </table:table-cell>
          <table:table-cell office:value-type="string" calcext:value-type="string">
            <text:p><text:a xlink:href="../../../../../../../../../../../C:/AppData/Local/Temp/http:/www.ncbi.nlm.nih.gov/gene%3Fterm=AAC71275.1" xlink:type="simple">AAC7127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59" xlink:type="simple">MG_059</text:a></text:p>
          </table:table-cell>
          <table:table-cell office:value-type="string" calcext:value-type="string">
            <text:p><text:a xlink:href="../../../../../../../../../../../C:/AppData/Local/Temp/http:/www.uniprot.org/uniprot/P47305" xlink:type="simple">P47305</text:a></text:p>
          </table:table-cell>
          <table:table-cell office:value-type="string" calcext:value-type="string">
            <text:p><text:a xlink:href="../../../../../../../../../../../C:/AppData/Local/Temp/http:/www.ncbi.nlm.nih.gov/gene%3Fterm=AAC71276.1" xlink:type="simple">AAC7127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0" xlink:type="simple">MG_060</text:a></text:p>
          </table:table-cell>
          <table:table-cell office:value-type="string" calcext:value-type="string">
            <text:p><text:a xlink:href="../../../../../../../../../../../C:/AppData/Local/Temp/http:/www.uniprot.org/uniprot/P47306" xlink:type="simple">P47306</text:a></text:p>
          </table:table-cell>
          <table:table-cell office:value-type="string" calcext:value-type="string">
            <text:p><text:a xlink:href="../../../../../../../../../../../C:/AppData/Local/Temp/http:/www.ncbi.nlm.nih.gov/gene%3Fterm=AAC71277.1" xlink:type="simple">AAC7127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1" xlink:type="simple">MG_061</text:a></text:p>
          </table:table-cell>
          <table:table-cell office:value-type="string" calcext:value-type="string">
            <text:p><text:a xlink:href="../../../../../../../../../../../C:/AppData/Local/Temp/http:/www.uniprot.org/uniprot/P47307" xlink:type="simple">P47307</text:a></text:p>
          </table:table-cell>
          <table:table-cell office:value-type="string" calcext:value-type="string">
            <text:p><text:a xlink:href="../../../../../../../../../../../C:/AppData/Local/Temp/http:/www.ncbi.nlm.nih.gov/gene%3Fterm=AAC71278.1" xlink:type="simple">AAC7127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75" xlink:type="simple">MG47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2" xlink:type="simple">MG_062</text:a></text:p>
          </table:table-cell>
          <table:table-cell office:value-type="string" calcext:value-type="string">
            <text:p><text:a xlink:href="../../../../../../../../../../../C:/AppData/Local/Temp/http:/www.uniprot.org/uniprot/P47308" xlink:type="simple">P47308</text:a></text:p>
          </table:table-cell>
          <table:table-cell office:value-type="string" calcext:value-type="string">
            <text:p><text:a xlink:href="../../../../../../../../../../../C:/AppData/Local/Temp/http:/www.ncbi.nlm.nih.gov/gene%3Fterm=AAC71279.1" xlink:type="simple">AAC7127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3" xlink:type="simple">MG_063</text:a></text:p>
          </table:table-cell>
          <table:table-cell office:value-type="string" calcext:value-type="string">
            <text:p><text:a xlink:href="../../../../../../../../../../../C:/AppData/Local/Temp/http:/www.uniprot.org/uniprot/Q49396" xlink:type="simple">Q49396</text:a></text:p>
          </table:table-cell>
          <table:table-cell office:value-type="string" calcext:value-type="string">
            <text:p><text:a xlink:href="../../../../../../../../../../../C:/AppData/Local/Temp/http:/www.ncbi.nlm.nih.gov/gene%3Fterm=AAC71280.1" xlink:type="simple">AAC7128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4" xlink:type="simple">MG_064</text:a></text:p>
          </table:table-cell>
          <table:table-cell office:value-type="string" calcext:value-type="string">
            <text:p><text:a xlink:href="../../../../../../../../../../../C:/AppData/Local/Temp/http:/www.uniprot.org/uniprot/P47310" xlink:type="simple">P47310</text:a></text:p>
          </table:table-cell>
          <table:table-cell office:value-type="string" calcext:value-type="string">
            <text:p><text:a xlink:href="../../../../../../../../../../../C:/AppData/Local/Temp/http:/www.ncbi.nlm.nih.gov/gene%3Fterm=AAC71282.1" xlink:type="simple">AAC7128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5" xlink:type="simple">MG_065</text:a></text:p>
          </table:table-cell>
          <table:table-cell office:value-type="string" calcext:value-type="string">
            <text:p><text:a xlink:href="../../../../../../../../../../../C:/AppData/Local/Temp/http:/www.uniprot.org/uniprot/P47311" xlink:type="simple">P47311</text:a></text:p>
          </table:table-cell>
          <table:table-cell office:value-type="string" calcext:value-type="string">
            <text:p><text:a xlink:href="../../../../../../../../../../../C:/AppData/Local/Temp/http:/www.ncbi.nlm.nih.gov/gene%3Fterm=AAC71283.1" xlink:type="simple">AAC7128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6" xlink:type="simple">MG_066</text:a></text:p>
          </table:table-cell>
          <table:table-cell office:value-type="string" calcext:value-type="string">
            <text:p><text:a xlink:href="../../../../../../../../../../../C:/AppData/Local/Temp/http:/www.uniprot.org/uniprot/P47312" xlink:type="simple">P47312</text:a></text:p>
          </table:table-cell>
          <table:table-cell office:value-type="string" calcext:value-type="string">
            <text:p><text:a xlink:href="../../../../../../../../../../../C:/AppData/Local/Temp/http:/www.ncbi.nlm.nih.gov/gene%3Fterm=AAC71284.1" xlink:type="simple">AAC7128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7" xlink:type="simple">MG_067</text:a></text:p>
          </table:table-cell>
          <table:table-cell office:value-type="string" calcext:value-type="string">
            <text:p><text:a xlink:href="../../../../../../../../../../../C:/AppData/Local/Temp/http:/www.uniprot.org/uniprot/P47313" xlink:type="simple">P47313</text:a></text:p>
          </table:table-cell>
          <table:table-cell office:value-type="string" calcext:value-type="string">
            <text:p><text:a xlink:href="../../../../../../../../../../../C:/AppData/Local/Temp/http:/www.ncbi.nlm.nih.gov/gene%3Fterm=AAC71285.1" xlink:type="simple">AAC7128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8" xlink:type="simple">MG_068</text:a></text:p>
          </table:table-cell>
          <table:table-cell office:value-type="string" calcext:value-type="string">
            <text:p><text:a xlink:href="../../../../../../../../../../../C:/AppData/Local/Temp/http:/www.uniprot.org/uniprot/P47314" xlink:type="simple">P47314</text:a></text:p>
          </table:table-cell>
          <table:table-cell office:value-type="string" calcext:value-type="string">
            <text:p><text:a xlink:href="../../../../../../../../../../../C:/AppData/Local/Temp/http:/www.ncbi.nlm.nih.gov/gene%3Fterm=AAC71286.1" xlink:type="simple">AAC7128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69" xlink:type="simple">MG_069</text:a></text:p>
          </table:table-cell>
          <table:table-cell office:value-type="string" calcext:value-type="string">
            <text:p><text:a xlink:href="../../../../../../../../../../../C:/AppData/Local/Temp/http:/www.uniprot.org/uniprot/P47315" xlink:type="simple">P47315</text:a></text:p>
          </table:table-cell>
          <table:table-cell office:value-type="string" calcext:value-type="string">
            <text:p><text:a xlink:href="../../../../../../../../../../../C:/AppData/Local/Temp/http:/www.ncbi.nlm.nih.gov/gene%3Fterm=AAC71287.1" xlink:type="simple">AAC7128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0" xlink:type="simple">MG_070</text:a></text:p>
          </table:table-cell>
          <table:table-cell office:value-type="string" calcext:value-type="string">
            <text:p><text:a xlink:href="../../../../../../../../../../../C:/AppData/Local/Temp/http:/www.uniprot.org/uniprot/P47316" xlink:type="simple">P47316</text:a></text:p>
          </table:table-cell>
          <table:table-cell office:value-type="string" calcext:value-type="string">
            <text:p><text:a xlink:href="../../../../../../../../../../../C:/AppData/Local/Temp/http:/www.ncbi.nlm.nih.gov/gene%3Fterm=AAC71288.1" xlink:type="simple">AAC7128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1" xlink:type="simple">MG_071</text:a></text:p>
          </table:table-cell>
          <table:table-cell office:value-type="string" calcext:value-type="string">
            <text:p><text:a xlink:href="../../../../../../../../../../../C:/AppData/Local/Temp/http:/www.uniprot.org/uniprot/P47317" xlink:type="simple">P47317</text:a></text:p>
          </table:table-cell>
          <table:table-cell office:value-type="string" calcext:value-type="string">
            <text:p><text:a xlink:href="../../../../../../../../../../../C:/AppData/Local/Temp/http:/www.ncbi.nlm.nih.gov/gene%3Fterm=AAC71289.1" xlink:type="simple">AAC7128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2" xlink:type="simple">MG_072</text:a></text:p>
          </table:table-cell>
          <table:table-cell office:value-type="string" calcext:value-type="string">
            <text:p><text:a xlink:href="../../../../../../../../../../../C:/AppData/Local/Temp/http:/www.uniprot.org/uniprot/P47318" xlink:type="simple">P47318</text:a></text:p>
          </table:table-cell>
          <table:table-cell office:value-type="string" calcext:value-type="string">
            <text:p><text:a xlink:href="../../../../../../../../../../../C:/AppData/Local/Temp/http:/www.ncbi.nlm.nih.gov/gene%3Fterm=AAC71290.1" xlink:type="simple">AAC7129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3" xlink:type="simple">MG_073</text:a></text:p>
          </table:table-cell>
          <table:table-cell office:value-type="string" calcext:value-type="string">
            <text:p><text:a xlink:href="../../../../../../../../../../../C:/AppData/Local/Temp/http:/www.uniprot.org/uniprot/P47319" xlink:type="simple">P47319</text:a></text:p>
          </table:table-cell>
          <table:table-cell office:value-type="string" calcext:value-type="string">
            <text:p><text:a xlink:href="../../../../../../../../../../../C:/AppData/Local/Temp/http:/www.ncbi.nlm.nih.gov/gene%3Fterm=AAC71291.1" xlink:type="simple">AAC7129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4" xlink:type="simple">MG_074</text:a></text:p>
          </table:table-cell>
          <table:table-cell office:value-type="string" calcext:value-type="string">
            <text:p><text:a xlink:href="../../../../../../../../../../../C:/AppData/Local/Temp/http:/www.uniprot.org/uniprot/P47320" xlink:type="simple">P47320</text:a></text:p>
          </table:table-cell>
          <table:table-cell office:value-type="string" calcext:value-type="string">
            <text:p><text:a xlink:href="../../../../../../../../../../../C:/AppData/Local/Temp/http:/www.ncbi.nlm.nih.gov/gene%3Fterm=AAC71292.1" xlink:type="simple">AAC7129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5" xlink:type="simple">MG_075</text:a></text:p>
          </table:table-cell>
          <table:table-cell office:value-type="string" calcext:value-type="string">
            <text:p><text:a xlink:href="../../../../../../../../../../../C:/AppData/Local/Temp/http:/www.uniprot.org/uniprot/P47321" xlink:type="simple">P47321</text:a></text:p>
          </table:table-cell>
          <table:table-cell office:value-type="string" calcext:value-type="string">
            <text:p><text:a xlink:href="../../../../../../../../../../../C:/AppData/Local/Temp/http:/www.ncbi.nlm.nih.gov/gene%3Fterm=AAC71293.1" xlink:type="simple">AAC7129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6" xlink:type="simple">MG_076</text:a></text:p>
          </table:table-cell>
          <table:table-cell office:value-type="string" calcext:value-type="string">
            <text:p><text:a xlink:href="../../../../../../../../../../../C:/AppData/Local/Temp/http:/www.uniprot.org/uniprot/P47322" xlink:type="simple">P47322</text:a></text:p>
          </table:table-cell>
          <table:table-cell office:value-type="string" calcext:value-type="string">
            <text:p><text:a xlink:href="../../../../../../../../../../../C:/AppData/Local/Temp/http:/www.ncbi.nlm.nih.gov/gene%3Fterm=AAC71294.1" xlink:type="simple">AAC7129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7" xlink:type="simple">MG_077</text:a></text:p>
          </table:table-cell>
          <table:table-cell office:value-type="string" calcext:value-type="string">
            <text:p><text:a xlink:href="../../../../../../../../../../../C:/AppData/Local/Temp/http:/www.uniprot.org/uniprot/P47323" xlink:type="simple">P47323</text:a></text:p>
          </table:table-cell>
          <table:table-cell office:value-type="string" calcext:value-type="string">
            <text:p><text:a xlink:href="../../../../../../../../../../../C:/AppData/Local/Temp/http:/www.ncbi.nlm.nih.gov/gene%3Fterm=AAC71295.1" xlink:type="simple">AAC7129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8" xlink:type="simple">MG_078</text:a></text:p>
          </table:table-cell>
          <table:table-cell office:value-type="string" calcext:value-type="string">
            <text:p><text:a xlink:href="../../../../../../../../../../../C:/AppData/Local/Temp/http:/www.uniprot.org/uniprot/P47324" xlink:type="simple">P47324</text:a></text:p>
          </table:table-cell>
          <table:table-cell office:value-type="string" calcext:value-type="string">
            <text:p><text:a xlink:href="../../../../../../../../../../../C:/AppData/Local/Temp/http:/www.ncbi.nlm.nih.gov/gene%3Fterm=AAC71296.1" xlink:type="simple">AAC7129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79" xlink:type="simple">MG_079</text:a></text:p>
          </table:table-cell>
          <table:table-cell office:value-type="string" calcext:value-type="string">
            <text:p><text:a xlink:href="../../../../../../../../../../../C:/AppData/Local/Temp/http:/www.uniprot.org/uniprot/P47325" xlink:type="simple">P47325</text:a></text:p>
          </table:table-cell>
          <table:table-cell office:value-type="string" calcext:value-type="string">
            <text:p><text:a xlink:href="../../../../../../../../../../../C:/AppData/Local/Temp/http:/www.ncbi.nlm.nih.gov/gene%3Fterm=AAC71297.1" xlink:type="simple">AAC7129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0" xlink:type="simple">MG_080</text:a></text:p>
          </table:table-cell>
          <table:table-cell office:value-type="string" calcext:value-type="string">
            <text:p><text:a xlink:href="../../../../../../../../../../../C:/AppData/Local/Temp/http:/www.uniprot.org/uniprot/P47326" xlink:type="simple">P47326</text:a></text:p>
          </table:table-cell>
          <table:table-cell office:value-type="string" calcext:value-type="string">
            <text:p><text:a xlink:href="../../../../../../../../../../../C:/AppData/Local/Temp/http:/www.ncbi.nlm.nih.gov/gene%3Fterm=AAC71298.1" xlink:type="simple">AAC7129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1" xlink:type="simple">MG_081</text:a></text:p>
          </table:table-cell>
          <table:table-cell office:value-type="string" calcext:value-type="string">
            <text:p><text:a xlink:href="../../../../../../../../../../../C:/AppData/Local/Temp/http:/www.uniprot.org/uniprot/P47327" xlink:type="simple">P47327</text:a></text:p>
          </table:table-cell>
          <table:table-cell office:value-type="string" calcext:value-type="string">
            <text:p><text:a xlink:href="../../../../../../../../../../../C:/AppData/Local/Temp/http:/www.ncbi.nlm.nih.gov/gene%3Fterm=AAC71299.1" xlink:type="simple">AAC7129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2" xlink:type="simple">MG_082</text:a></text:p>
          </table:table-cell>
          <table:table-cell office:value-type="string" calcext:value-type="string">
            <text:p><text:a xlink:href="../../../../../../../../../../../C:/AppData/Local/Temp/http:/www.uniprot.org/uniprot/P47328" xlink:type="simple">P47328</text:a></text:p>
          </table:table-cell>
          <table:table-cell office:value-type="string" calcext:value-type="string">
            <text:p><text:a xlink:href="../../../../../../../../../../../C:/AppData/Local/Temp/http:/www.ncbi.nlm.nih.gov/gene%3Fterm=AAC71300.1" xlink:type="simple">AAC7130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3" xlink:type="simple">MG_083</text:a></text:p>
          </table:table-cell>
          <table:table-cell office:value-type="string" calcext:value-type="string">
            <text:p><text:a xlink:href="../../../../../../../../../../../C:/AppData/Local/Temp/http:/www.uniprot.org/uniprot/P47329" xlink:type="simple">P47329</text:a></text:p>
          </table:table-cell>
          <table:table-cell office:value-type="string" calcext:value-type="string">
            <text:p><text:a xlink:href="../../../../../../../../../../../C:/AppData/Local/Temp/http:/www.ncbi.nlm.nih.gov/gene%3Fterm=AAC71301.1" xlink:type="simple">AAC7130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4" xlink:type="simple">MG_084</text:a></text:p>
          </table:table-cell>
          <table:table-cell office:value-type="string" calcext:value-type="string">
            <text:p><text:a xlink:href="../../../../../../../../../../../C:/AppData/Local/Temp/http:/www.uniprot.org/uniprot/P47330" xlink:type="simple">P47330</text:a></text:p>
          </table:table-cell>
          <table:table-cell office:value-type="string" calcext:value-type="string">
            <text:p><text:a xlink:href="../../../../../../../../../../../C:/AppData/Local/Temp/http:/www.ncbi.nlm.nih.gov/gene%3Fterm=AAC71302.1" xlink:type="simple">AAC7130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5" xlink:type="simple">MG_085</text:a></text:p>
          </table:table-cell>
          <table:table-cell office:value-type="string" calcext:value-type="string">
            <text:p><text:a xlink:href="../../../../../../../../../../../C:/AppData/Local/Temp/http:/www.uniprot.org/uniprot/P47331" xlink:type="simple">P47331</text:a></text:p>
          </table:table-cell>
          <table:table-cell office:value-type="string" calcext:value-type="string">
            <text:p><text:a xlink:href="../../../../../../../../../../../C:/AppData/Local/Temp/http:/www.ncbi.nlm.nih.gov/gene%3Fterm=AAC71303.1" xlink:type="simple">AAC7130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6" xlink:type="simple">MG_086</text:a></text:p>
          </table:table-cell>
          <table:table-cell office:value-type="string" calcext:value-type="string">
            <text:p><text:a xlink:href="../../../../../../../../../../../C:/AppData/Local/Temp/http:/www.uniprot.org/uniprot/P47332" xlink:type="simple">P47332</text:a></text:p>
          </table:table-cell>
          <table:table-cell office:value-type="string" calcext:value-type="string">
            <text:p><text:a xlink:href="../../../../../../../../../../../C:/AppData/Local/Temp/http:/www.ncbi.nlm.nih.gov/gene%3Fterm=AAC71304.1" xlink:type="simple">AAC7130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7" xlink:type="simple">MG_087</text:a></text:p>
          </table:table-cell>
          <table:table-cell office:value-type="string" calcext:value-type="string">
            <text:p><text:a xlink:href="../../../../../../../../../../../C:/AppData/Local/Temp/http:/www.uniprot.org/uniprot/P47333" xlink:type="simple">P47333</text:a></text:p>
          </table:table-cell>
          <table:table-cell office:value-type="string" calcext:value-type="string">
            <text:p><text:a xlink:href="../../../../../../../../../../../C:/AppData/Local/Temp/http:/www.ncbi.nlm.nih.gov/gene%3Fterm=AAC71305.1" xlink:type="simple">AAC7130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8" xlink:type="simple">MG_088</text:a></text:p>
          </table:table-cell>
          <table:table-cell office:value-type="string" calcext:value-type="string">
            <text:p><text:a xlink:href="../../../../../../../../../../../C:/AppData/Local/Temp/http:/www.uniprot.org/uniprot/P47334" xlink:type="simple">P47334</text:a></text:p>
          </table:table-cell>
          <table:table-cell office:value-type="string" calcext:value-type="string">
            <text:p><text:a xlink:href="../../../../../../../../../../../C:/AppData/Local/Temp/http:/www.ncbi.nlm.nih.gov/gene%3Fterm=AAC71306.1" xlink:type="simple">AAC7130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89" xlink:type="simple">MG_089</text:a></text:p>
          </table:table-cell>
          <table:table-cell office:value-type="string" calcext:value-type="string">
            <text:p><text:a xlink:href="../../../../../../../../../../../C:/AppData/Local/Temp/http:/www.uniprot.org/uniprot/P47335" xlink:type="simple">P47335</text:a></text:p>
          </table:table-cell>
          <table:table-cell office:value-type="string" calcext:value-type="string">
            <text:p><text:a xlink:href="../../../../../../../../../../../C:/AppData/Local/Temp/http:/www.ncbi.nlm.nih.gov/gene%3Fterm=AAC71307.1" xlink:type="simple">AAC7130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0" xlink:type="simple">MG_090</text:a></text:p>
          </table:table-cell>
          <table:table-cell office:value-type="string" calcext:value-type="string">
            <text:p><text:a xlink:href="../../../../../../../../../../../C:/AppData/Local/Temp/http:/www.uniprot.org/uniprot/P47336" xlink:type="simple">P47336</text:a></text:p>
          </table:table-cell>
          <table:table-cell office:value-type="string" calcext:value-type="string">
            <text:p><text:a xlink:href="../../../../../../../../../../../C:/AppData/Local/Temp/http:/www.ncbi.nlm.nih.gov/gene%3Fterm=AAC71308.1" xlink:type="simple">AAC7130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1" xlink:type="simple">MG_091</text:a></text:p>
          </table:table-cell>
          <table:table-cell office:value-type="string" calcext:value-type="string">
            <text:p><text:a xlink:href="../../../../../../../../../../../C:/AppData/Local/Temp/http:/www.uniprot.org/uniprot/P47337" xlink:type="simple">P47337</text:a></text:p>
          </table:table-cell>
          <table:table-cell office:value-type="string" calcext:value-type="string">
            <text:p><text:a xlink:href="../../../../../../../../../../../C:/AppData/Local/Temp/http:/www.ncbi.nlm.nih.gov/gene%3Fterm=AAC71309.1" xlink:type="simple">AAC7130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2" xlink:type="simple">MG_092</text:a></text:p>
          </table:table-cell>
          <table:table-cell office:value-type="string" calcext:value-type="string">
            <text:p><text:a xlink:href="../../../../../../../../../../../C:/AppData/Local/Temp/http:/www.uniprot.org/uniprot/P47338" xlink:type="simple">P47338</text:a></text:p>
          </table:table-cell>
          <table:table-cell office:value-type="string" calcext:value-type="string">
            <text:p><text:a xlink:href="../../../../../../../../../../../C:/AppData/Local/Temp/http:/www.ncbi.nlm.nih.gov/gene%3Fterm=AAC71310.1" xlink:type="simple">AAC7131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3" xlink:type="simple">MG_093</text:a></text:p>
          </table:table-cell>
          <table:table-cell office:value-type="string" calcext:value-type="string">
            <text:p><text:a xlink:href="../../../../../../../../../../../C:/AppData/Local/Temp/http:/www.uniprot.org/uniprot/P47339" xlink:type="simple">P47339</text:a></text:p>
          </table:table-cell>
          <table:table-cell office:value-type="string" calcext:value-type="string">
            <text:p><text:a xlink:href="../../../../../../../../../../../C:/AppData/Local/Temp/http:/www.ncbi.nlm.nih.gov/gene%3Fterm=AAC71311.1" xlink:type="simple">AAC7131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4" xlink:type="simple">MG_094</text:a></text:p>
          </table:table-cell>
          <table:table-cell office:value-type="string" calcext:value-type="string">
            <text:p><text:a xlink:href="../../../../../../../../../../../C:/AppData/Local/Temp/http:/www.uniprot.org/uniprot/P47340" xlink:type="simple">P47340</text:a></text:p>
          </table:table-cell>
          <table:table-cell office:value-type="string" calcext:value-type="string">
            <text:p><text:a xlink:href="../../../../../../../../../../../C:/AppData/Local/Temp/http:/www.ncbi.nlm.nih.gov/gene%3Fterm=AAC71312.1" xlink:type="simple">AAC7131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5" xlink:type="simple">MG_095</text:a></text:p>
          </table:table-cell>
          <table:table-cell office:value-type="string" calcext:value-type="string">
            <text:p><text:a xlink:href="../../../../../../../../../../../C:/AppData/Local/Temp/http:/www.uniprot.org/uniprot/P47341" xlink:type="simple">P47341</text:a></text:p>
          </table:table-cell>
          <table:table-cell office:value-type="string" calcext:value-type="string">
            <text:p><text:a xlink:href="../../../../../../../../../../../C:/AppData/Local/Temp/http:/www.ncbi.nlm.nih.gov/gene%3Fterm=AAC71313.1" xlink:type="simple">AAC7131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6" xlink:type="simple">MG_096</text:a></text:p>
          </table:table-cell>
          <table:table-cell office:value-type="string" calcext:value-type="string">
            <text:p><text:a xlink:href="../../../../../../../../../../../C:/AppData/Local/Temp/http:/www.uniprot.org/uniprot/P47342" xlink:type="simple">P47342</text:a></text:p>
          </table:table-cell>
          <table:table-cell office:value-type="string" calcext:value-type="string">
            <text:p><text:a xlink:href="../../../../../../../../../../../C:/AppData/Local/Temp/http:/www.ncbi.nlm.nih.gov/gene%3Fterm=AAC71314.1" xlink:type="simple">AAC7131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7" xlink:type="simple">MG_097</text:a></text:p>
          </table:table-cell>
          <table:table-cell office:value-type="string" calcext:value-type="string">
            <text:p><text:a xlink:href="../../../../../../../../../../../C:/AppData/Local/Temp/http:/www.uniprot.org/uniprot/P47343" xlink:type="simple">P47343</text:a></text:p>
          </table:table-cell>
          <table:table-cell office:value-type="string" calcext:value-type="string">
            <text:p><text:a xlink:href="../../../../../../../../../../../C:/AppData/Local/Temp/http:/www.ncbi.nlm.nih.gov/gene%3Fterm=AAC71315.1" xlink:type="simple">AAC7131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8" xlink:type="simple">MG_098</text:a></text:p>
          </table:table-cell>
          <table:table-cell office:value-type="string" calcext:value-type="string">
            <text:p><text:a xlink:href="../../../../../../../../../../../C:/AppData/Local/Temp/http:/www.uniprot.org/uniprot/P47344" xlink:type="simple">P47344</text:a></text:p>
          </table:table-cell>
          <table:table-cell office:value-type="string" calcext:value-type="string">
            <text:p><text:a xlink:href="../../../../../../../../../../../C:/AppData/Local/Temp/http:/www.ncbi.nlm.nih.gov/gene%3Fterm=AAC71316.1" xlink:type="simple">AAC7131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099" xlink:type="simple">MG_099</text:a></text:p>
          </table:table-cell>
          <table:table-cell office:value-type="string" calcext:value-type="string">
            <text:p><text:a xlink:href="../../../../../../../../../../../C:/AppData/Local/Temp/http:/www.uniprot.org/uniprot/P47345" xlink:type="simple">P47345</text:a></text:p>
          </table:table-cell>
          <table:table-cell office:value-type="string" calcext:value-type="string">
            <text:p><text:a xlink:href="../../../../../../../../../../../C:/AppData/Local/Temp/http:/www.ncbi.nlm.nih.gov/gene%3Fterm=AAC71317.1" xlink:type="simple">AAC7131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0" xlink:type="simple">MG_100</text:a></text:p>
          </table:table-cell>
          <table:table-cell office:value-type="string" calcext:value-type="string">
            <text:p><text:a xlink:href="../../../../../../../../../../../C:/AppData/Local/Temp/http:/www.uniprot.org/uniprot/P47346" xlink:type="simple">P47346</text:a></text:p>
          </table:table-cell>
          <table:table-cell office:value-type="string" calcext:value-type="string">
            <text:p><text:a xlink:href="../../../../../../../../../../../C:/AppData/Local/Temp/http:/www.ncbi.nlm.nih.gov/gene%3Fterm=AAC71318.1" xlink:type="simple">AAC7131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1" xlink:type="simple">MG_101</text:a></text:p>
          </table:table-cell>
          <table:table-cell office:value-type="string" calcext:value-type="string">
            <text:p><text:a xlink:href="../../../../../../../../../../../C:/AppData/Local/Temp/http:/www.uniprot.org/uniprot/P47347" xlink:type="simple">P47347</text:a></text:p>
          </table:table-cell>
          <table:table-cell office:value-type="string" calcext:value-type="string">
            <text:p><text:a xlink:href="../../../../../../../../../../../C:/AppData/Local/Temp/http:/www.ncbi.nlm.nih.gov/gene%3Fterm=AAC71319.1" xlink:type="simple">AAC7131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2" xlink:type="simple">MG_102</text:a></text:p>
          </table:table-cell>
          <table:table-cell office:value-type="string" calcext:value-type="string">
            <text:p><text:a xlink:href="../../../../../../../../../../../C:/AppData/Local/Temp/http:/www.uniprot.org/uniprot/P47348" xlink:type="simple">P47348</text:a></text:p>
          </table:table-cell>
          <table:table-cell office:value-type="string" calcext:value-type="string">
            <text:p><text:a xlink:href="../../../../../../../../../../../C:/AppData/Local/Temp/http:/www.ncbi.nlm.nih.gov/gene%3Fterm=AAC71320.1" xlink:type="simple">AAC7132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3" xlink:type="simple">MG_103</text:a></text:p>
          </table:table-cell>
          <table:table-cell office:value-type="string" calcext:value-type="string">
            <text:p><text:a xlink:href="../../../../../../../../../../../C:/AppData/Local/Temp/http:/www.uniprot.org/uniprot/P47349" xlink:type="simple">P47349</text:a></text:p>
          </table:table-cell>
          <table:table-cell office:value-type="string" calcext:value-type="string">
            <text:p><text:a xlink:href="../../../../../../../../../../../C:/AppData/Local/Temp/http:/www.ncbi.nlm.nih.gov/gene%3Fterm=AAC71321.1" xlink:type="simple">AAC7132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76" xlink:type="simple">MG_47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4" xlink:type="simple">MG_104</text:a></text:p>
          </table:table-cell>
          <table:table-cell office:value-type="string" calcext:value-type="string">
            <text:p><text:a xlink:href="../../../../../../../../../../../C:/AppData/Local/Temp/http:/www.uniprot.org/uniprot/P47350" xlink:type="simple">P47350</text:a></text:p>
          </table:table-cell>
          <table:table-cell office:value-type="string" calcext:value-type="string">
            <text:p><text:a xlink:href="../../../../../../../../../../../C:/AppData/Local/Temp/http:/www.ncbi.nlm.nih.gov/gene%3Fterm=AAC71322.1" xlink:type="simple">AAC7132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5" xlink:type="simple">MG_105</text:a></text:p>
          </table:table-cell>
          <table:table-cell office:value-type="string" calcext:value-type="string">
            <text:p><text:a xlink:href="../../../../../../../../../../../C:/AppData/Local/Temp/http:/www.uniprot.org/uniprot/P47351" xlink:type="simple">P47351</text:a></text:p>
          </table:table-cell>
          <table:table-cell office:value-type="string" calcext:value-type="string">
            <text:p><text:a xlink:href="../../../../../../../../../../../C:/AppData/Local/Temp/http:/www.ncbi.nlm.nih.gov/gene%3Fterm=AAC71323.1" xlink:type="simple">AAC7132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6" xlink:type="simple">MG_106</text:a></text:p>
          </table:table-cell>
          <table:table-cell office:value-type="string" calcext:value-type="string">
            <text:p><text:a xlink:href="../../../../../../../../../../../C:/AppData/Local/Temp/http:/www.uniprot.org/uniprot/P47352" xlink:type="simple">P47352</text:a></text:p>
          </table:table-cell>
          <table:table-cell office:value-type="string" calcext:value-type="string">
            <text:p><text:a xlink:href="../../../../../../../../../../../C:/AppData/Local/Temp/http:/www.ncbi.nlm.nih.gov/gene%3Fterm=AAC71324.1" xlink:type="simple">AAC7132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7" xlink:type="simple">MG_107</text:a></text:p>
          </table:table-cell>
          <table:table-cell office:value-type="string" calcext:value-type="string">
            <text:p><text:a xlink:href="../../../../../../../../../../../C:/AppData/Local/Temp/http:/www.uniprot.org/uniprot/P47353" xlink:type="simple">P47353</text:a></text:p>
          </table:table-cell>
          <table:table-cell office:value-type="string" calcext:value-type="string">
            <text:p><text:a xlink:href="../../../../../../../../../../../C:/AppData/Local/Temp/http:/www.ncbi.nlm.nih.gov/gene%3Fterm=AAC71325.1" xlink:type="simple">AAC7132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8" xlink:type="simple">MG_108</text:a></text:p>
          </table:table-cell>
          <table:table-cell office:value-type="string" calcext:value-type="string">
            <text:p><text:a xlink:href="../../../../../../../../../../../C:/AppData/Local/Temp/http:/www.uniprot.org/uniprot/P47354" xlink:type="simple">P47354</text:a></text:p>
          </table:table-cell>
          <table:table-cell office:value-type="string" calcext:value-type="string">
            <text:p><text:a xlink:href="../../../../../../../../../../../C:/AppData/Local/Temp/http:/www.ncbi.nlm.nih.gov/gene%3Fterm=AAC71326.1" xlink:type="simple">AAC7132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09" xlink:type="simple">MG_109</text:a></text:p>
          </table:table-cell>
          <table:table-cell office:value-type="string" calcext:value-type="string">
            <text:p><text:a xlink:href="../../../../../../../../../../../C:/AppData/Local/Temp/http:/www.uniprot.org/uniprot/P47355" xlink:type="simple">P47355</text:a></text:p>
          </table:table-cell>
          <table:table-cell office:value-type="string" calcext:value-type="string">
            <text:p><text:a xlink:href="../../../../../../../../../../../C:/AppData/Local/Temp/http:/www.ncbi.nlm.nih.gov/gene%3Fterm=AAC71327.1" xlink:type="simple">AAC7132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0" xlink:type="simple">MG_110</text:a></text:p>
          </table:table-cell>
          <table:table-cell office:value-type="string" calcext:value-type="string">
            <text:p><text:a xlink:href="../../../../../../../../../../../C:/AppData/Local/Temp/http:/www.uniprot.org/uniprot/P47356" xlink:type="simple">P47356</text:a></text:p>
          </table:table-cell>
          <table:table-cell office:value-type="string" calcext:value-type="string">
            <text:p><text:a xlink:href="../../../../../../../../../../../C:/AppData/Local/Temp/http:/www.ncbi.nlm.nih.gov/gene%3Fterm=AAC71328.1" xlink:type="simple">AAC7132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1" xlink:type="simple">MG_111</text:a></text:p>
          </table:table-cell>
          <table:table-cell office:value-type="string" calcext:value-type="string">
            <text:p><text:a xlink:href="../../../../../../../../../../../C:/AppData/Local/Temp/http:/www.uniprot.org/uniprot/P47357" xlink:type="simple">P47357</text:a></text:p>
          </table:table-cell>
          <table:table-cell office:value-type="string" calcext:value-type="string">
            <text:p><text:a xlink:href="../../../../../../../../../../../C:/AppData/Local/Temp/http:/www.ncbi.nlm.nih.gov/gene%3Fterm=AAC71329.1" xlink:type="simple">AAC7132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2" xlink:type="simple">MG_112</text:a></text:p>
          </table:table-cell>
          <table:table-cell office:value-type="string" calcext:value-type="string">
            <text:p><text:a xlink:href="../../../../../../../../../../../C:/AppData/Local/Temp/http:/www.uniprot.org/uniprot/P47358" xlink:type="simple">P47358</text:a></text:p>
          </table:table-cell>
          <table:table-cell office:value-type="string" calcext:value-type="string">
            <text:p><text:a xlink:href="../../../../../../../../../../../C:/AppData/Local/Temp/http:/www.ncbi.nlm.nih.gov/gene%3Fterm=AAC71330.1" xlink:type="simple">AAC7133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3" xlink:type="simple">MG_113</text:a></text:p>
          </table:table-cell>
          <table:table-cell office:value-type="string" calcext:value-type="string">
            <text:p><text:a xlink:href="../../../../../../../../../../../C:/AppData/Local/Temp/http:/www.uniprot.org/uniprot/P47359" xlink:type="simple">P47359</text:a></text:p>
          </table:table-cell>
          <table:table-cell office:value-type="string" calcext:value-type="string">
            <text:p><text:a xlink:href="../../../../../../../../../../../C:/AppData/Local/Temp/http:/www.ncbi.nlm.nih.gov/gene%3Fterm=AAC71331.1" xlink:type="simple">AAC7133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4" xlink:type="simple">MG_114</text:a></text:p>
          </table:table-cell>
          <table:table-cell office:value-type="string" calcext:value-type="string">
            <text:p><text:a xlink:href="../../../../../../../../../../../C:/AppData/Local/Temp/http:/www.uniprot.org/uniprot/P47360" xlink:type="simple">P47360</text:a></text:p>
          </table:table-cell>
          <table:table-cell office:value-type="string" calcext:value-type="string">
            <text:p><text:a xlink:href="../../../../../../../../../../../C:/AppData/Local/Temp/http:/www.ncbi.nlm.nih.gov/gene%3Fterm=AAC71332.1" xlink:type="simple">AAC7133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5" xlink:type="simple">MG_115</text:a></text:p>
          </table:table-cell>
          <table:table-cell office:value-type="string" calcext:value-type="string">
            <text:p><text:a xlink:href="../../../../../../../../../../../C:/AppData/Local/Temp/http:/www.uniprot.org/uniprot/P47361" xlink:type="simple">P47361</text:a></text:p>
          </table:table-cell>
          <table:table-cell office:value-type="string" calcext:value-type="string">
            <text:p><text:a xlink:href="../../../../../../../../../../../C:/AppData/Local/Temp/http:/www.ncbi.nlm.nih.gov/gene%3Fterm=AAC71333.1" xlink:type="simple">AAC7133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6" xlink:type="simple">MG_116</text:a></text:p>
          </table:table-cell>
          <table:table-cell office:value-type="string" calcext:value-type="string">
            <text:p><text:a xlink:href="../../../../../../../../../../../C:/AppData/Local/Temp/http:/www.uniprot.org/uniprot/P47362" xlink:type="simple">P47362</text:a></text:p>
          </table:table-cell>
          <table:table-cell office:value-type="string" calcext:value-type="string">
            <text:p><text:a xlink:href="../../../../../../../../../../../C:/AppData/Local/Temp/http:/www.ncbi.nlm.nih.gov/gene%3Fterm=AAC71334.1" xlink:type="simple">AAC7133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7" xlink:type="simple">MG_117</text:a></text:p>
          </table:table-cell>
          <table:table-cell office:value-type="string" calcext:value-type="string">
            <text:p><text:a xlink:href="../../../../../../../../../../../C:/AppData/Local/Temp/http:/www.uniprot.org/uniprot/P47363" xlink:type="simple">P47363</text:a></text:p>
          </table:table-cell>
          <table:table-cell office:value-type="string" calcext:value-type="string">
            <text:p><text:a xlink:href="../../../../../../../../../../../C:/AppData/Local/Temp/http:/www.ncbi.nlm.nih.gov/gene%3Fterm=AAC71335.1" xlink:type="simple">AAC7133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8" xlink:type="simple">MG_118</text:a></text:p>
          </table:table-cell>
          <table:table-cell office:value-type="string" calcext:value-type="string">
            <text:p><text:a xlink:href="../../../../../../../../../../../C:/AppData/Local/Temp/http:/www.uniprot.org/uniprot/P47364" xlink:type="simple">P47364</text:a></text:p>
          </table:table-cell>
          <table:table-cell office:value-type="string" calcext:value-type="string">
            <text:p><text:a xlink:href="../../../../../../../../../../../C:/AppData/Local/Temp/http:/www.ncbi.nlm.nih.gov/gene%3Fterm=AAC71336.1" xlink:type="simple">AAC7133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19" xlink:type="simple">MG_119</text:a></text:p>
          </table:table-cell>
          <table:table-cell office:value-type="string" calcext:value-type="string">
            <text:p><text:a xlink:href="../../../../../../../../../../../C:/AppData/Local/Temp/http:/www.uniprot.org/uniprot/P47365" xlink:type="simple">P47365</text:a></text:p>
          </table:table-cell>
          <table:table-cell office:value-type="string" calcext:value-type="string">
            <text:p><text:a xlink:href="../../../../../../../../../../../C:/AppData/Local/Temp/http:/www.ncbi.nlm.nih.gov/gene%3Fterm=AAC71337.1" xlink:type="simple">AAC7133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0" xlink:type="simple">MG_120</text:a></text:p>
          </table:table-cell>
          <table:table-cell office:value-type="string" calcext:value-type="string">
            <text:p><text:a xlink:href="../../../../../../../../../../../C:/AppData/Local/Temp/http:/www.uniprot.org/uniprot/P47366" xlink:type="simple">P47366</text:a></text:p>
          </table:table-cell>
          <table:table-cell office:value-type="string" calcext:value-type="string">
            <text:p><text:a xlink:href="../../../../../../../../../../../C:/AppData/Local/Temp/http:/www.ncbi.nlm.nih.gov/gene%3Fterm=AAC71338.1" xlink:type="simple">AAC7133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1" xlink:type="simple">MG_121</text:a></text:p>
          </table:table-cell>
          <table:table-cell office:value-type="string" calcext:value-type="string">
            <text:p><text:a xlink:href="../../../../../../../../../../../C:/AppData/Local/Temp/http:/www.uniprot.org/uniprot/P47367" xlink:type="simple">P47367</text:a></text:p>
          </table:table-cell>
          <table:table-cell office:value-type="string" calcext:value-type="string">
            <text:p><text:a xlink:href="../../../../../../../../../../../C:/AppData/Local/Temp/http:/www.ncbi.nlm.nih.gov/gene%3Fterm=AAC71339.1" xlink:type="simple">AAC7133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2" xlink:type="simple">MG_122</text:a></text:p>
          </table:table-cell>
          <table:table-cell office:value-type="string" calcext:value-type="string">
            <text:p><text:a xlink:href="../../../../../../../../../../../C:/AppData/Local/Temp/http:/www.uniprot.org/uniprot/P47368" xlink:type="simple">P47368</text:a></text:p>
          </table:table-cell>
          <table:table-cell office:value-type="string" calcext:value-type="string">
            <text:p><text:a xlink:href="../../../../../../../../../../../C:/AppData/Local/Temp/http:/www.ncbi.nlm.nih.gov/gene%3Fterm=AAC71340.1" xlink:type="simple">AAC7134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3" xlink:type="simple">MG_123</text:a></text:p>
          </table:table-cell>
          <table:table-cell office:value-type="string" calcext:value-type="string">
            <text:p><text:a xlink:href="../../../../../../../../../../../C:/AppData/Local/Temp/http:/www.uniprot.org/uniprot/P47369" xlink:type="simple">P47369</text:a></text:p>
          </table:table-cell>
          <table:table-cell office:value-type="string" calcext:value-type="string">
            <text:p><text:a xlink:href="../../../../../../../../../../../C:/AppData/Local/Temp/http:/www.ncbi.nlm.nih.gov/gene%3Fterm=AAC71341.1" xlink:type="simple">AAC7134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4" xlink:type="simple">MG_124</text:a></text:p>
          </table:table-cell>
          <table:table-cell office:value-type="string" calcext:value-type="string">
            <text:p><text:a xlink:href="../../../../../../../../../../../C:/AppData/Local/Temp/http:/www.uniprot.org/uniprot/P47370" xlink:type="simple">P47370</text:a></text:p>
          </table:table-cell>
          <table:table-cell office:value-type="string" calcext:value-type="string">
            <text:p><text:a xlink:href="../../../../../../../../../../../C:/AppData/Local/Temp/http:/www.ncbi.nlm.nih.gov/gene%3Fterm=AAC71342.1" xlink:type="simple">AAC7134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5" xlink:type="simple">MG_125</text:a></text:p>
          </table:table-cell>
          <table:table-cell office:value-type="string" calcext:value-type="string">
            <text:p><text:a xlink:href="../../../../../../../../../../../C:/AppData/Local/Temp/http:/www.uniprot.org/uniprot/P47371" xlink:type="simple">P47371</text:a></text:p>
          </table:table-cell>
          <table:table-cell office:value-type="string" calcext:value-type="string">
            <text:p><text:a xlink:href="../../../../../../../../../../../C:/AppData/Local/Temp/http:/www.ncbi.nlm.nih.gov/gene%3Fterm=AAC71343.1" xlink:type="simple">AAC7134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6" xlink:type="simple">MG_126</text:a></text:p>
          </table:table-cell>
          <table:table-cell office:value-type="string" calcext:value-type="string">
            <text:p><text:a xlink:href="../../../../../../../../../../../C:/AppData/Local/Temp/http:/www.uniprot.org/uniprot/P47372" xlink:type="simple">P47372</text:a></text:p>
          </table:table-cell>
          <table:table-cell office:value-type="string" calcext:value-type="string">
            <text:p><text:a xlink:href="../../../../../../../../../../../C:/AppData/Local/Temp/http:/www.ncbi.nlm.nih.gov/gene%3Fterm=AAC71344.1" xlink:type="simple">AAC7134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7" xlink:type="simple">MG_127</text:a></text:p>
          </table:table-cell>
          <table:table-cell office:value-type="string" calcext:value-type="string">
            <text:p><text:a xlink:href="../../../../../../../../../../../C:/AppData/Local/Temp/http:/www.uniprot.org/uniprot/P47373" xlink:type="simple">P47373</text:a></text:p>
          </table:table-cell>
          <table:table-cell office:value-type="string" calcext:value-type="string">
            <text:p><text:a xlink:href="../../../../../../../../../../../C:/AppData/Local/Temp/http:/www.ncbi.nlm.nih.gov/gene%3Fterm=AAC71345.1" xlink:type="simple">AAC7134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8" xlink:type="simple">MG_128</text:a></text:p>
          </table:table-cell>
          <table:table-cell office:value-type="string" calcext:value-type="string">
            <text:p><text:a xlink:href="../../../../../../../../../../../C:/AppData/Local/Temp/http:/www.uniprot.org/uniprot/P47374" xlink:type="simple">P47374</text:a></text:p>
          </table:table-cell>
          <table:table-cell office:value-type="string" calcext:value-type="string">
            <text:p><text:a xlink:href="../../../../../../../../../../../C:/AppData/Local/Temp/http:/www.ncbi.nlm.nih.gov/gene%3Fterm=AAC71346.1" xlink:type="simple">AAC7134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29" xlink:type="simple">MG_129</text:a></text:p>
          </table:table-cell>
          <table:table-cell office:value-type="string" calcext:value-type="string">
            <text:p><text:a xlink:href="../../../../../../../../../../../C:/AppData/Local/Temp/http:/www.uniprot.org/uniprot/Q49397" xlink:type="simple">Q49397</text:a></text:p>
          </table:table-cell>
          <table:table-cell office:value-type="string" calcext:value-type="string">
            <text:p><text:a xlink:href="../../../../../../../../../../../C:/AppData/Local/Temp/http:/www.ncbi.nlm.nih.gov/gene%3Fterm=AAC71347.1" xlink:type="simple">AAC7134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0" xlink:type="simple">MG_130</text:a></text:p>
          </table:table-cell>
          <table:table-cell office:value-type="string" calcext:value-type="string">
            <text:p><text:a xlink:href="../../../../../../../../../../../C:/AppData/Local/Temp/http:/www.uniprot.org/uniprot/P47376" xlink:type="simple">P47376</text:a></text:p>
          </table:table-cell>
          <table:table-cell office:value-type="string" calcext:value-type="string">
            <text:p><text:a xlink:href="../../../../../../../../../../../C:/AppData/Local/Temp/http:/www.ncbi.nlm.nih.gov/gene%3Fterm=AAC71348.1" xlink:type="simple">AAC7134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1" xlink:type="simple">MG_131</text:a></text:p>
          </table:table-cell>
          <table:table-cell/>
          <table:table-cell office:value-type="string" calcext:value-type="string">
            <text:p><text:a xlink:href="../../../../../../../../../../../C:/AppData/Local/Temp/http:/www.ncbi.nlm.nih.gov/gene%3Fterm=AAC71356.1" xlink:type="simple">AAC7135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2" xlink:type="simple">MG_132</text:a></text:p>
          </table:table-cell>
          <table:table-cell office:value-type="string" calcext:value-type="string">
            <text:p><text:a xlink:href="../../../../../../../../../../../C:/AppData/Local/Temp/http:/www.uniprot.org/uniprot/P47378" xlink:type="simple">P47378</text:a></text:p>
          </table:table-cell>
          <table:table-cell office:value-type="string" calcext:value-type="string">
            <text:p><text:a xlink:href="../../../../../../../../../../../C:/AppData/Local/Temp/http:/www.ncbi.nlm.nih.gov/gene%3Fterm=AAC71349.1" xlink:type="simple">AAC7134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3" xlink:type="simple">MG_133</text:a></text:p>
          </table:table-cell>
          <table:table-cell office:value-type="string" calcext:value-type="string">
            <text:p><text:a xlink:href="../../../../../../../../../../../C:/AppData/Local/Temp/http:/www.uniprot.org/uniprot/P47379" xlink:type="simple">P47379</text:a></text:p>
          </table:table-cell>
          <table:table-cell office:value-type="string" calcext:value-type="string">
            <text:p><text:a xlink:href="../../../../../../../../../../../C:/AppData/Local/Temp/http:/www.ncbi.nlm.nih.gov/gene%3Fterm=AAC71350.1" xlink:type="simple">AAC7135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4" xlink:type="simple">MG_134</text:a></text:p>
          </table:table-cell>
          <table:table-cell office:value-type="string" calcext:value-type="string">
            <text:p><text:a xlink:href="../../../../../../../../../../../C:/AppData/Local/Temp/http:/www.uniprot.org/uniprot/P47380" xlink:type="simple">P47380</text:a></text:p>
          </table:table-cell>
          <table:table-cell office:value-type="string" calcext:value-type="string">
            <text:p><text:a xlink:href="../../../../../../../../../../../C:/AppData/Local/Temp/http:/www.ncbi.nlm.nih.gov/gene%3Fterm=AAC71351.1" xlink:type="simple">AAC7135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5" xlink:type="simple">MG_135</text:a></text:p>
          </table:table-cell>
          <table:table-cell office:value-type="string" calcext:value-type="string">
            <text:p><text:a xlink:href="../../../../../../../../../../../C:/AppData/Local/Temp/http:/www.uniprot.org/uniprot/P47381" xlink:type="simple">P47381</text:a></text:p>
          </table:table-cell>
          <table:table-cell office:value-type="string" calcext:value-type="string">
            <text:p><text:a xlink:href="../../../../../../../../../../../C:/AppData/Local/Temp/http:/www.ncbi.nlm.nih.gov/gene%3Fterm=AAC71352.1" xlink:type="simple">AAC7135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6" xlink:type="simple">MG_136</text:a></text:p>
          </table:table-cell>
          <table:table-cell office:value-type="string" calcext:value-type="string">
            <text:p><text:a xlink:href="../../../../../../../../../../../C:/AppData/Local/Temp/http:/www.uniprot.org/uniprot/P47382" xlink:type="simple">P47382</text:a></text:p>
          </table:table-cell>
          <table:table-cell office:value-type="string" calcext:value-type="string">
            <text:p><text:a xlink:href="../../../../../../../../../../../C:/AppData/Local/Temp/http:/www.ncbi.nlm.nih.gov/gene%3Fterm=AAC71353.1" xlink:type="simple">AAC7135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7" xlink:type="simple">MG_137</text:a></text:p>
          </table:table-cell>
          <table:table-cell office:value-type="string" calcext:value-type="string">
            <text:p><text:a xlink:href="../../../../../../../../../../../C:/AppData/Local/Temp/http:/www.uniprot.org/uniprot/Q49398" xlink:type="simple">Q49398</text:a></text:p>
          </table:table-cell>
          <table:table-cell office:value-type="string" calcext:value-type="string">
            <text:p><text:a xlink:href="../../../../../../../../../../../C:/AppData/Local/Temp/http:/www.ncbi.nlm.nih.gov/gene%3Fterm=AAC71354.1" xlink:type="simple">AAC7135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8" xlink:type="simple">MG_138</text:a></text:p>
          </table:table-cell>
          <table:table-cell office:value-type="string" calcext:value-type="string">
            <text:p><text:a xlink:href="../../../../../../../../../../../C:/AppData/Local/Temp/http:/www.uniprot.org/uniprot/P47384" xlink:type="simple">P47384</text:a></text:p>
          </table:table-cell>
          <table:table-cell office:value-type="string" calcext:value-type="string">
            <text:p><text:a xlink:href="../../../../../../../../../../../C:/AppData/Local/Temp/http:/www.ncbi.nlm.nih.gov/gene%3Fterm=AAC71355.1" xlink:type="simple">AAC7135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39" xlink:type="simple">MG_139</text:a></text:p>
          </table:table-cell>
          <table:table-cell office:value-type="string" calcext:value-type="string">
            <text:p><text:a xlink:href="../../../../../../../../../../../C:/AppData/Local/Temp/http:/www.uniprot.org/uniprot/P47385" xlink:type="simple">P47385</text:a></text:p>
          </table:table-cell>
          <table:table-cell office:value-type="string" calcext:value-type="string">
            <text:p><text:a xlink:href="../../../../../../../../../../../C:/AppData/Local/Temp/http:/www.ncbi.nlm.nih.gov/gene%3Fterm=AAC71357.1" xlink:type="simple">AAC7135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rrnA16S" xlink:type="simple">MGrrnA16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rrnA23S" xlink:type="simple">MGrrnA23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rrnA5S" xlink:type="simple">MGrrnA5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0" xlink:type="simple">MG_140</text:a></text:p>
          </table:table-cell>
          <table:table-cell office:value-type="string" calcext:value-type="string">
            <text:p><text:a xlink:href="../../../../../../../../../../../C:/AppData/Local/Temp/http:/www.uniprot.org/uniprot/P47386" xlink:type="simple">P47386</text:a></text:p>
          </table:table-cell>
          <table:table-cell office:value-type="string" calcext:value-type="string">
            <text:p><text:a xlink:href="../../../../../../../../../../../C:/AppData/Local/Temp/http:/www.ncbi.nlm.nih.gov/gene%3Fterm=AAC71358.1" xlink:type="simple">AAC7135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1" xlink:type="simple">MG_141</text:a></text:p>
          </table:table-cell>
          <table:table-cell office:value-type="string" calcext:value-type="string">
            <text:p><text:a xlink:href="../../../../../../../../../../../C:/AppData/Local/Temp/http:/www.uniprot.org/uniprot/P47387" xlink:type="simple">P47387</text:a></text:p>
          </table:table-cell>
          <table:table-cell office:value-type="string" calcext:value-type="string">
            <text:p><text:a xlink:href="../../../../../../../../../../../C:/AppData/Local/Temp/http:/www.ncbi.nlm.nih.gov/gene%3Fterm=AAC71359.1" xlink:type="simple">AAC7135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77" xlink:type="simple">MG_47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2" xlink:type="simple">MG_142</text:a></text:p>
          </table:table-cell>
          <table:table-cell office:value-type="string" calcext:value-type="string">
            <text:p><text:a xlink:href="../../../../../../../../../../../C:/AppData/Local/Temp/http:/www.uniprot.org/uniprot/P47388" xlink:type="simple">P47388</text:a></text:p>
          </table:table-cell>
          <table:table-cell office:value-type="string" calcext:value-type="string">
            <text:p><text:a xlink:href="../../../../../../../../../../../C:/AppData/Local/Temp/http:/www.ncbi.nlm.nih.gov/gene%3Fterm=AAC71360.1" xlink:type="simple">AAC7136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3" xlink:type="simple">MG_143</text:a></text:p>
          </table:table-cell>
          <table:table-cell office:value-type="string" calcext:value-type="string">
            <text:p><text:a xlink:href="../../../../../../../../../../../C:/AppData/Local/Temp/http:/www.uniprot.org/uniprot/P47389" xlink:type="simple">P47389</text:a></text:p>
          </table:table-cell>
          <table:table-cell office:value-type="string" calcext:value-type="string">
            <text:p><text:a xlink:href="../../../../../../../../../../../C:/AppData/Local/Temp/http:/www.ncbi.nlm.nih.gov/gene%3Fterm=AAC71361.1" xlink:type="simple">AAC7136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4" xlink:type="simple">MG_144</text:a></text:p>
          </table:table-cell>
          <table:table-cell office:value-type="string" calcext:value-type="string">
            <text:p><text:a xlink:href="../../../../../../../../../../../C:/AppData/Local/Temp/http:/www.uniprot.org/uniprot/P47390" xlink:type="simple">P47390</text:a></text:p>
          </table:table-cell>
          <table:table-cell office:value-type="string" calcext:value-type="string">
            <text:p><text:a xlink:href="../../../../../../../../../../../C:/AppData/Local/Temp/http:/www.ncbi.nlm.nih.gov/gene%3Fterm=AAC71362.1" xlink:type="simple">AAC7136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5" xlink:type="simple">MG_145</text:a></text:p>
          </table:table-cell>
          <table:table-cell office:value-type="string" calcext:value-type="string">
            <text:p><text:a xlink:href="../../../../../../../../../../../C:/AppData/Local/Temp/http:/www.uniprot.org/uniprot/P47391" xlink:type="simple">P47391</text:a></text:p>
          </table:table-cell>
          <table:table-cell office:value-type="string" calcext:value-type="string">
            <text:p><text:a xlink:href="../../../../../../../../../../../C:/AppData/Local/Temp/http:/www.ncbi.nlm.nih.gov/gene%3Fterm=AAC71363.1" xlink:type="simple">AAC7136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6" xlink:type="simple">MG_146</text:a></text:p>
          </table:table-cell>
          <table:table-cell office:value-type="string" calcext:value-type="string">
            <text:p><text:a xlink:href="../../../../../../../../../../../C:/AppData/Local/Temp/http:/www.uniprot.org/uniprot/Q49399" xlink:type="simple">Q49399</text:a></text:p>
          </table:table-cell>
          <table:table-cell office:value-type="string" calcext:value-type="string">
            <text:p><text:a xlink:href="../../../../../../../../../../../C:/AppData/Local/Temp/http:/www.ncbi.nlm.nih.gov/gene%3Fterm=AAC71364.1" xlink:type="simple">AAC7136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7" xlink:type="simple">MG_147</text:a></text:p>
          </table:table-cell>
          <table:table-cell office:value-type="string" calcext:value-type="string">
            <text:p><text:a xlink:href="../../../../../../../../../../../C:/AppData/Local/Temp/http:/www.uniprot.org/uniprot/P47393" xlink:type="simple">P47393</text:a></text:p>
          </table:table-cell>
          <table:table-cell office:value-type="string" calcext:value-type="string">
            <text:p><text:a xlink:href="../../../../../../../../../../../C:/AppData/Local/Temp/http:/www.ncbi.nlm.nih.gov/gene%3Fterm=AAC71365.1" xlink:type="simple">AAC7136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8" xlink:type="simple">MG_148</text:a></text:p>
          </table:table-cell>
          <table:table-cell office:value-type="string" calcext:value-type="string">
            <text:p><text:a xlink:href="../../../../../../../../../../../C:/AppData/Local/Temp/http:/www.uniprot.org/uniprot/P47394" xlink:type="simple">P47394</text:a></text:p>
          </table:table-cell>
          <table:table-cell office:value-type="string" calcext:value-type="string">
            <text:p><text:a xlink:href="../../../../../../../../../../../C:/AppData/Local/Temp/http:/www.ncbi.nlm.nih.gov/gene%3Fterm=AAC71366.1" xlink:type="simple">AAC7136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49" xlink:type="simple">MG_149</text:a></text:p>
          </table:table-cell>
          <table:table-cell office:value-type="string" calcext:value-type="string">
            <text:p><text:a xlink:href="../../../../../../../../../../../C:/AppData/Local/Temp/http:/www.uniprot.org/uniprot/P47395" xlink:type="simple">P47395</text:a></text:p>
          </table:table-cell>
          <table:table-cell office:value-type="string" calcext:value-type="string">
            <text:p><text:a xlink:href="../../../../../../../../../../../C:/AppData/Local/Temp/http:/www.ncbi.nlm.nih.gov/gene%3Fterm=AAC71367.1" xlink:type="simple">AAC7136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78" xlink:type="simple">MG_478</text:a></text:p>
          </table:table-cell>
          <table:table-cell office:value-type="string" calcext:value-type="string">
            <text:p><text:a xlink:href="../../../../../../../../../../../C:/AppData/Local/Temp/http:/www.uniprot.org/uniprot/Q9ZB80" xlink:type="simple">Q9ZB80</text:a></text:p>
          </table:table-cell>
          <table:table-cell office:value-type="string" calcext:value-type="string">
            <text:p><text:a xlink:href="../../../../../../../../../../../C:/AppData/Local/Temp/http:/www.ncbi.nlm.nih.gov/gene%3Fterm=AAC71392.1" xlink:type="simple">AAC7139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0" xlink:type="simple">MG_150</text:a></text:p>
          </table:table-cell>
          <table:table-cell office:value-type="string" calcext:value-type="string">
            <text:p><text:a xlink:href="../../../../../../../../../../../C:/AppData/Local/Temp/http:/www.uniprot.org/uniprot/P47396" xlink:type="simple">P47396</text:a></text:p>
          </table:table-cell>
          <table:table-cell office:value-type="string" calcext:value-type="string">
            <text:p><text:a xlink:href="../../../../../../../../../../../C:/AppData/Local/Temp/http:/www.ncbi.nlm.nih.gov/gene%3Fterm=AAC71368.1" xlink:type="simple">AAC7136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1" xlink:type="simple">MG_151</text:a></text:p>
          </table:table-cell>
          <table:table-cell office:value-type="string" calcext:value-type="string">
            <text:p><text:a xlink:href="../../../../../../../../../../../C:/AppData/Local/Temp/http:/www.uniprot.org/uniprot/P47397" xlink:type="simple">P47397</text:a></text:p>
          </table:table-cell>
          <table:table-cell office:value-type="string" calcext:value-type="string">
            <text:p><text:a xlink:href="../../../../../../../../../../../C:/AppData/Local/Temp/http:/www.ncbi.nlm.nih.gov/gene%3Fterm=AAC71369.1" xlink:type="simple">AAC7136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2" xlink:type="simple">MG_152</text:a></text:p>
          </table:table-cell>
          <table:table-cell office:value-type="string" calcext:value-type="string">
            <text:p><text:a xlink:href="../../../../../../../../../../../C:/AppData/Local/Temp/http:/www.uniprot.org/uniprot/P47398" xlink:type="simple">P47398</text:a></text:p>
          </table:table-cell>
          <table:table-cell office:value-type="string" calcext:value-type="string">
            <text:p><text:a xlink:href="../../../../../../../../../../../C:/AppData/Local/Temp/http:/www.ncbi.nlm.nih.gov/gene%3Fterm=AAC71370.1" xlink:type="simple">AAC7137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3" xlink:type="simple">MG_153</text:a></text:p>
          </table:table-cell>
          <table:table-cell office:value-type="string" calcext:value-type="string">
            <text:p><text:a xlink:href="../../../../../../../../../../../C:/AppData/Local/Temp/http:/www.uniprot.org/uniprot/P47399" xlink:type="simple">P47399</text:a></text:p>
          </table:table-cell>
          <table:table-cell office:value-type="string" calcext:value-type="string">
            <text:p><text:a xlink:href="../../../../../../../../../../../C:/AppData/Local/Temp/http:/www.ncbi.nlm.nih.gov/gene%3Fterm=AAC71371.1" xlink:type="simple">AAC7137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4" xlink:type="simple">MG_154</text:a></text:p>
          </table:table-cell>
          <table:table-cell office:value-type="string" calcext:value-type="string">
            <text:p><text:a xlink:href="../../../../../../../../../../../C:/AppData/Local/Temp/http:/www.uniprot.org/uniprot/P47400" xlink:type="simple">P47400</text:a></text:p>
          </table:table-cell>
          <table:table-cell office:value-type="string" calcext:value-type="string">
            <text:p><text:a xlink:href="../../../../../../../../../../../C:/AppData/Local/Temp/http:/www.ncbi.nlm.nih.gov/gene%3Fterm=AAC71372.1" xlink:type="simple">AAC7137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5" xlink:type="simple">MG_155</text:a></text:p>
          </table:table-cell>
          <table:table-cell office:value-type="string" calcext:value-type="string">
            <text:p><text:a xlink:href="../../../../../../../../../../../C:/AppData/Local/Temp/http:/www.uniprot.org/uniprot/P47401" xlink:type="simple">P47401</text:a></text:p>
          </table:table-cell>
          <table:table-cell office:value-type="string" calcext:value-type="string">
            <text:p><text:a xlink:href="../../../../../../../../../../../C:/AppData/Local/Temp/http:/www.ncbi.nlm.nih.gov/gene%3Fterm=AAC71373.1" xlink:type="simple">AAC7137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6" xlink:type="simple">MG_156</text:a></text:p>
          </table:table-cell>
          <table:table-cell office:value-type="string" calcext:value-type="string">
            <text:p><text:a xlink:href="../../../../../../../../../../../C:/AppData/Local/Temp/http:/www.uniprot.org/uniprot/P47402" xlink:type="simple">P47402</text:a></text:p>
          </table:table-cell>
          <table:table-cell office:value-type="string" calcext:value-type="string">
            <text:p><text:a xlink:href="../../../../../../../../../../../C:/AppData/Local/Temp/http:/www.ncbi.nlm.nih.gov/gene%3Fterm=AAC71374.1" xlink:type="simple">AAC7137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7" xlink:type="simple">MG_157</text:a></text:p>
          </table:table-cell>
          <table:table-cell office:value-type="string" calcext:value-type="string">
            <text:p><text:a xlink:href="../../../../../../../../../../../C:/AppData/Local/Temp/http:/www.uniprot.org/uniprot/P47403" xlink:type="simple">P47403</text:a></text:p>
          </table:table-cell>
          <table:table-cell office:value-type="string" calcext:value-type="string">
            <text:p><text:a xlink:href="../../../../../../../../../../../C:/AppData/Local/Temp/http:/www.ncbi.nlm.nih.gov/gene%3Fterm=AAC71375.1" xlink:type="simple">AAC7137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8" xlink:type="simple">MG_158</text:a></text:p>
          </table:table-cell>
          <table:table-cell office:value-type="string" calcext:value-type="string">
            <text:p><text:a xlink:href="../../../../../../../../../../../C:/AppData/Local/Temp/http:/www.uniprot.org/uniprot/P47404" xlink:type="simple">P47404</text:a></text:p>
          </table:table-cell>
          <table:table-cell office:value-type="string" calcext:value-type="string">
            <text:p><text:a xlink:href="../../../../../../../../../../../C:/AppData/Local/Temp/http:/www.ncbi.nlm.nih.gov/gene%3Fterm=AAC71376.1" xlink:type="simple">AAC7137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59" xlink:type="simple">MG_159</text:a></text:p>
          </table:table-cell>
          <table:table-cell office:value-type="string" calcext:value-type="string">
            <text:p><text:a xlink:href="../../../../../../../../../../../C:/AppData/Local/Temp/http:/www.uniprot.org/uniprot/P47405" xlink:type="simple">P47405</text:a></text:p>
          </table:table-cell>
          <table:table-cell office:value-type="string" calcext:value-type="string">
            <text:p><text:a xlink:href="../../../../../../../../../../../C:/AppData/Local/Temp/http:/www.ncbi.nlm.nih.gov/gene%3Fterm=AAC71377.1" xlink:type="simple">AAC7137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0" xlink:type="simple">MG_160</text:a></text:p>
          </table:table-cell>
          <table:table-cell office:value-type="string" calcext:value-type="string">
            <text:p><text:a xlink:href="../../../../../../../../../../../C:/AppData/Local/Temp/http:/www.uniprot.org/uniprot/P47406" xlink:type="simple">P47406</text:a></text:p>
          </table:table-cell>
          <table:table-cell office:value-type="string" calcext:value-type="string">
            <text:p><text:a xlink:href="../../../../../../../../../../../C:/AppData/Local/Temp/http:/www.ncbi.nlm.nih.gov/gene%3Fterm=AAC71378.1" xlink:type="simple">AAC7137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1" xlink:type="simple">MG_161</text:a></text:p>
          </table:table-cell>
          <table:table-cell office:value-type="string" calcext:value-type="string">
            <text:p><text:a xlink:href="../../../../../../../../../../../C:/AppData/Local/Temp/http:/www.uniprot.org/uniprot/P47407" xlink:type="simple">P47407</text:a></text:p>
          </table:table-cell>
          <table:table-cell office:value-type="string" calcext:value-type="string">
            <text:p><text:a xlink:href="../../../../../../../../../../../C:/AppData/Local/Temp/http:/www.ncbi.nlm.nih.gov/gene%3Fterm=AAC71379.1" xlink:type="simple">AAC7137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2" xlink:type="simple">MG_162</text:a></text:p>
          </table:table-cell>
          <table:table-cell office:value-type="string" calcext:value-type="string">
            <text:p><text:a xlink:href="../../../../../../../../../../../C:/AppData/Local/Temp/http:/www.uniprot.org/uniprot/P47408" xlink:type="simple">P47408</text:a></text:p>
          </table:table-cell>
          <table:table-cell office:value-type="string" calcext:value-type="string">
            <text:p><text:a xlink:href="../../../../../../../../../../../C:/AppData/Local/Temp/http:/www.ncbi.nlm.nih.gov/gene%3Fterm=AAC71380.1" xlink:type="simple">AAC7138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3" xlink:type="simple">MG_163</text:a></text:p>
          </table:table-cell>
          <table:table-cell office:value-type="string" calcext:value-type="string">
            <text:p><text:a xlink:href="../../../../../../../../../../../C:/AppData/Local/Temp/http:/www.uniprot.org/uniprot/P47409" xlink:type="simple">P47409</text:a></text:p>
          </table:table-cell>
          <table:table-cell office:value-type="string" calcext:value-type="string">
            <text:p><text:a xlink:href="../../../../../../../../../../../C:/AppData/Local/Temp/http:/www.ncbi.nlm.nih.gov/gene%3Fterm=AAC71381.1" xlink:type="simple">AAC7138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4" xlink:type="simple">MG_164</text:a></text:p>
          </table:table-cell>
          <table:table-cell office:value-type="string" calcext:value-type="string">
            <text:p><text:a xlink:href="../../../../../../../../../../../C:/AppData/Local/Temp/http:/www.uniprot.org/uniprot/P47410" xlink:type="simple">P47410</text:a></text:p>
          </table:table-cell>
          <table:table-cell office:value-type="string" calcext:value-type="string">
            <text:p><text:a xlink:href="../../../../../../../../../../../C:/AppData/Local/Temp/http:/www.ncbi.nlm.nih.gov/gene%3Fterm=AAC71382.1" xlink:type="simple">AAC7138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5" xlink:type="simple">MG_165</text:a></text:p>
          </table:table-cell>
          <table:table-cell office:value-type="string" calcext:value-type="string">
            <text:p><text:a xlink:href="../../../../../../../../../../../C:/AppData/Local/Temp/http:/www.uniprot.org/uniprot/P47411" xlink:type="simple">P47411</text:a></text:p>
          </table:table-cell>
          <table:table-cell office:value-type="string" calcext:value-type="string">
            <text:p><text:a xlink:href="../../../../../../../../../../../C:/AppData/Local/Temp/http:/www.ncbi.nlm.nih.gov/gene%3Fterm=AAC71383.1" xlink:type="simple">AAC7138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6" xlink:type="simple">MG_166</text:a></text:p>
          </table:table-cell>
          <table:table-cell office:value-type="string" calcext:value-type="string">
            <text:p><text:a xlink:href="../../../../../../../../../../../C:/AppData/Local/Temp/http:/www.uniprot.org/uniprot/P47412" xlink:type="simple">P47412</text:a></text:p>
          </table:table-cell>
          <table:table-cell office:value-type="string" calcext:value-type="string">
            <text:p><text:a xlink:href="../../../../../../../../../../../C:/AppData/Local/Temp/http:/www.ncbi.nlm.nih.gov/gene%3Fterm=AAC71384.1" xlink:type="simple">AAC7138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7" xlink:type="simple">MG_167</text:a></text:p>
          </table:table-cell>
          <table:table-cell office:value-type="string" calcext:value-type="string">
            <text:p><text:a xlink:href="../../../../../../../../../../../C:/AppData/Local/Temp/http:/www.uniprot.org/uniprot/P47413" xlink:type="simple">P47413</text:a></text:p>
          </table:table-cell>
          <table:table-cell office:value-type="string" calcext:value-type="string">
            <text:p><text:a xlink:href="../../../../../../../../../../../C:/AppData/Local/Temp/http:/www.ncbi.nlm.nih.gov/gene%3Fterm=AAC71385.1" xlink:type="simple">AAC7138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8" xlink:type="simple">MG_168</text:a></text:p>
          </table:table-cell>
          <table:table-cell office:value-type="string" calcext:value-type="string">
            <text:p><text:a xlink:href="../../../../../../../../../../../C:/AppData/Local/Temp/http:/www.uniprot.org/uniprot/P47414" xlink:type="simple">P47414</text:a></text:p>
          </table:table-cell>
          <table:table-cell office:value-type="string" calcext:value-type="string">
            <text:p><text:a xlink:href="../../../../../../../../../../../C:/AppData/Local/Temp/http:/www.ncbi.nlm.nih.gov/gene%3Fterm=AAC71386.1" xlink:type="simple">AAC7138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69" xlink:type="simple">MG_169</text:a></text:p>
          </table:table-cell>
          <table:table-cell office:value-type="string" calcext:value-type="string">
            <text:p><text:a xlink:href="../../../../../../../../../../../C:/AppData/Local/Temp/http:/www.uniprot.org/uniprot/P47415" xlink:type="simple">P47415</text:a></text:p>
          </table:table-cell>
          <table:table-cell office:value-type="string" calcext:value-type="string">
            <text:p><text:a xlink:href="../../../../../../../../../../../C:/AppData/Local/Temp/http:/www.ncbi.nlm.nih.gov/gene%3Fterm=AAC71387.1" xlink:type="simple">AAC7138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0" xlink:type="simple">MG_170</text:a></text:p>
          </table:table-cell>
          <table:table-cell office:value-type="string" calcext:value-type="string">
            <text:p><text:a xlink:href="../../../../../../../../../../../C:/AppData/Local/Temp/http:/www.uniprot.org/uniprot/P47416" xlink:type="simple">P47416</text:a></text:p>
          </table:table-cell>
          <table:table-cell office:value-type="string" calcext:value-type="string">
            <text:p><text:a xlink:href="../../../../../../../../../../../C:/AppData/Local/Temp/http:/www.ncbi.nlm.nih.gov/gene%3Fterm=AAC71388.1" xlink:type="simple">AAC7138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1" xlink:type="simple">MG_171</text:a></text:p>
          </table:table-cell>
          <table:table-cell office:value-type="string" calcext:value-type="string">
            <text:p><text:a xlink:href="../../../../../../../../../../../C:/AppData/Local/Temp/http:/www.uniprot.org/uniprot/P47417" xlink:type="simple">P47417</text:a></text:p>
          </table:table-cell>
          <table:table-cell office:value-type="string" calcext:value-type="string">
            <text:p><text:a xlink:href="../../../../../../../../../../../C:/AppData/Local/Temp/http:/www.ncbi.nlm.nih.gov/gene%3Fterm=AAC71389.1" xlink:type="simple">AAC7138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2" xlink:type="simple">MG_172</text:a></text:p>
          </table:table-cell>
          <table:table-cell office:value-type="string" calcext:value-type="string">
            <text:p><text:a xlink:href="../../../../../../../../../../../C:/AppData/Local/Temp/http:/www.uniprot.org/uniprot/P47418" xlink:type="simple">P47418</text:a></text:p>
          </table:table-cell>
          <table:table-cell office:value-type="string" calcext:value-type="string">
            <text:p><text:a xlink:href="../../../../../../../../../../../C:/AppData/Local/Temp/http:/www.ncbi.nlm.nih.gov/gene%3Fterm=AAC71390.1" xlink:type="simple">AAC7139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3" xlink:type="simple">MG_173</text:a></text:p>
          </table:table-cell>
          <table:table-cell office:value-type="string" calcext:value-type="string">
            <text:p><text:a xlink:href="../../../../../../../../../../../C:/AppData/Local/Temp/http:/www.uniprot.org/uniprot/P47419" xlink:type="simple">P47419</text:a></text:p>
          </table:table-cell>
          <table:table-cell office:value-type="string" calcext:value-type="string">
            <text:p><text:a xlink:href="../../../../../../../../../../../C:/AppData/Local/Temp/http:/www.ncbi.nlm.nih.gov/gene%3Fterm=AAC71391.1" xlink:type="simple">AAC7139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4" xlink:type="simple">MG_174</text:a></text:p>
          </table:table-cell>
          <table:table-cell office:value-type="string" calcext:value-type="string">
            <text:p><text:a xlink:href="../../../../../../../../../../../C:/AppData/Local/Temp/http:/www.uniprot.org/uniprot/P47420" xlink:type="simple">P47420</text:a></text:p>
          </table:table-cell>
          <table:table-cell office:value-type="string" calcext:value-type="string">
            <text:p><text:a xlink:href="../../../../../../../../../../../C:/AppData/Local/Temp/http:/www.ncbi.nlm.nih.gov/gene%3Fterm=AAC71393.1" xlink:type="simple">AAC7139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5" xlink:type="simple">MG_175</text:a></text:p>
          </table:table-cell>
          <table:table-cell office:value-type="string" calcext:value-type="string">
            <text:p><text:a xlink:href="../../../../../../../../../../../C:/AppData/Local/Temp/http:/www.uniprot.org/uniprot/P47421" xlink:type="simple">P47421</text:a></text:p>
          </table:table-cell>
          <table:table-cell office:value-type="string" calcext:value-type="string">
            <text:p><text:a xlink:href="../../../../../../../../../../../C:/AppData/Local/Temp/http:/www.ncbi.nlm.nih.gov/gene%3Fterm=AAC71394.1" xlink:type="simple">AAC7139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6" xlink:type="simple">MG_176</text:a></text:p>
          </table:table-cell>
          <table:table-cell office:value-type="string" calcext:value-type="string">
            <text:p><text:a xlink:href="../../../../../../../../../../../C:/AppData/Local/Temp/http:/www.uniprot.org/uniprot/P47422" xlink:type="simple">P47422</text:a></text:p>
          </table:table-cell>
          <table:table-cell office:value-type="string" calcext:value-type="string">
            <text:p><text:a xlink:href="../../../../../../../../../../../C:/AppData/Local/Temp/http:/www.ncbi.nlm.nih.gov/gene%3Fterm=AAC71395.1" xlink:type="simple">AAC7139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7" xlink:type="simple">MG_177</text:a></text:p>
          </table:table-cell>
          <table:table-cell office:value-type="string" calcext:value-type="string">
            <text:p><text:a xlink:href="../../../../../../../../../../../C:/AppData/Local/Temp/http:/www.uniprot.org/uniprot/P47423" xlink:type="simple">P47423</text:a></text:p>
          </table:table-cell>
          <table:table-cell office:value-type="string" calcext:value-type="string">
            <text:p><text:a xlink:href="../../../../../../../../../../../C:/AppData/Local/Temp/http:/www.ncbi.nlm.nih.gov/gene%3Fterm=AAC71396.1" xlink:type="simple">AAC7139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8" xlink:type="simple">MG_178</text:a></text:p>
          </table:table-cell>
          <table:table-cell office:value-type="string" calcext:value-type="string">
            <text:p><text:a xlink:href="../../../../../../../../../../../C:/AppData/Local/Temp/http:/www.uniprot.org/uniprot/P47424" xlink:type="simple">P47424</text:a></text:p>
          </table:table-cell>
          <table:table-cell office:value-type="string" calcext:value-type="string">
            <text:p><text:a xlink:href="../../../../../../../../../../../C:/AppData/Local/Temp/http:/www.ncbi.nlm.nih.gov/gene%3Fterm=AAC71397.1" xlink:type="simple">AAC7139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79" xlink:type="simple">MG_179</text:a></text:p>
          </table:table-cell>
          <table:table-cell office:value-type="string" calcext:value-type="string">
            <text:p><text:a xlink:href="../../../../../../../../../../../C:/AppData/Local/Temp/http:/www.uniprot.org/uniprot/P47425" xlink:type="simple">P47425</text:a></text:p>
          </table:table-cell>
          <table:table-cell office:value-type="string" calcext:value-type="string">
            <text:p><text:a xlink:href="../../../../../../../../../../../C:/AppData/Local/Temp/http:/www.ncbi.nlm.nih.gov/gene%3Fterm=AAC71398.1" xlink:type="simple">AAC7139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0" xlink:type="simple">MG_180</text:a></text:p>
          </table:table-cell>
          <table:table-cell office:value-type="string" calcext:value-type="string">
            <text:p><text:a xlink:href="../../../../../../../../../../../C:/AppData/Local/Temp/http:/www.uniprot.org/uniprot/P47426" xlink:type="simple">P47426</text:a></text:p>
          </table:table-cell>
          <table:table-cell office:value-type="string" calcext:value-type="string">
            <text:p><text:a xlink:href="../../../../../../../../../../../C:/AppData/Local/Temp/http:/www.ncbi.nlm.nih.gov/gene%3Fterm=AAC71399.1" xlink:type="simple">AAC7139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1" xlink:type="simple">MG_181</text:a></text:p>
          </table:table-cell>
          <table:table-cell office:value-type="string" calcext:value-type="string">
            <text:p><text:a xlink:href="../../../../../../../../../../../C:/AppData/Local/Temp/http:/www.uniprot.org/uniprot/P47427" xlink:type="simple">P47427</text:a></text:p>
          </table:table-cell>
          <table:table-cell office:value-type="string" calcext:value-type="string">
            <text:p><text:a xlink:href="../../../../../../../../../../../C:/AppData/Local/Temp/http:/www.ncbi.nlm.nih.gov/gene%3Fterm=AAC71400.1" xlink:type="simple">AAC7140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2" xlink:type="simple">MG_182</text:a></text:p>
          </table:table-cell>
          <table:table-cell office:value-type="string" calcext:value-type="string">
            <text:p><text:a xlink:href="../../../../../../../../../../../C:/AppData/Local/Temp/http:/www.uniprot.org/uniprot/P47428" xlink:type="simple">P47428</text:a></text:p>
          </table:table-cell>
          <table:table-cell office:value-type="string" calcext:value-type="string">
            <text:p><text:a xlink:href="../../../../../../../../../../../C:/AppData/Local/Temp/http:/www.ncbi.nlm.nih.gov/gene%3Fterm=AAC71401.1" xlink:type="simple">AAC7140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3" xlink:type="simple">MG_183</text:a></text:p>
          </table:table-cell>
          <table:table-cell office:value-type="string" calcext:value-type="string">
            <text:p><text:a xlink:href="../../../../../../../../../../../C:/AppData/Local/Temp/http:/www.uniprot.org/uniprot/P47429" xlink:type="simple">P47429</text:a></text:p>
          </table:table-cell>
          <table:table-cell office:value-type="string" calcext:value-type="string">
            <text:p><text:a xlink:href="../../../../../../../../../../../C:/AppData/Local/Temp/http:/www.ncbi.nlm.nih.gov/gene%3Fterm=AAC71402.1" xlink:type="simple">AAC7140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4" xlink:type="simple">MG_184</text:a></text:p>
          </table:table-cell>
          <table:table-cell office:value-type="string" calcext:value-type="string">
            <text:p><text:a xlink:href="../../../../../../../../../../../C:/AppData/Local/Temp/http:/www.uniprot.org/uniprot/Q49400" xlink:type="simple">Q49400</text:a></text:p>
          </table:table-cell>
          <table:table-cell office:value-type="string" calcext:value-type="string">
            <text:p><text:a xlink:href="../../../../../../../../../../../C:/AppData/Local/Temp/http:/www.ncbi.nlm.nih.gov/gene%3Fterm=AAC71403.1" xlink:type="simple">AAC7140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5" xlink:type="simple">MG_185</text:a></text:p>
          </table:table-cell>
          <table:table-cell office:value-type="string" calcext:value-type="string">
            <text:p><text:a xlink:href="../../../../../../../../../../../C:/AppData/Local/Temp/http:/www.uniprot.org/uniprot/P47431" xlink:type="simple">P47431</text:a></text:p>
          </table:table-cell>
          <table:table-cell office:value-type="string" calcext:value-type="string">
            <text:p><text:a xlink:href="../../../../../../../../../../../C:/AppData/Local/Temp/http:/www.ncbi.nlm.nih.gov/gene%3Fterm=AAC71404.1" xlink:type="simple">AAC7140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6" xlink:type="simple">MG_186</text:a></text:p>
          </table:table-cell>
          <table:table-cell office:value-type="string" calcext:value-type="string">
            <text:p><text:a xlink:href="../../../../../../../../../../../C:/AppData/Local/Temp/http:/www.uniprot.org/uniprot/P47432" xlink:type="simple">P47432</text:a></text:p>
          </table:table-cell>
          <table:table-cell office:value-type="string" calcext:value-type="string">
            <text:p><text:a xlink:href="../../../../../../../../../../../C:/AppData/Local/Temp/http:/www.ncbi.nlm.nih.gov/gene%3Fterm=AAC71405.1" xlink:type="simple">AAC7140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7" xlink:type="simple">MG_187</text:a></text:p>
          </table:table-cell>
          <table:table-cell office:value-type="string" calcext:value-type="string">
            <text:p><text:a xlink:href="../../../../../../../../../../../C:/AppData/Local/Temp/http:/www.uniprot.org/uniprot/P47433" xlink:type="simple">P47433</text:a></text:p>
          </table:table-cell>
          <table:table-cell office:value-type="string" calcext:value-type="string">
            <text:p><text:a xlink:href="../../../../../../../../../../../C:/AppData/Local/Temp/http:/www.ncbi.nlm.nih.gov/gene%3Fterm=AAC71406.1" xlink:type="simple">AAC7140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8" xlink:type="simple">MG_188</text:a></text:p>
          </table:table-cell>
          <table:table-cell office:value-type="string" calcext:value-type="string">
            <text:p><text:a xlink:href="../../../../../../../../../../../C:/AppData/Local/Temp/http:/www.uniprot.org/uniprot/P47434" xlink:type="simple">P47434</text:a></text:p>
          </table:table-cell>
          <table:table-cell office:value-type="string" calcext:value-type="string">
            <text:p><text:a xlink:href="../../../../../../../../../../../C:/AppData/Local/Temp/http:/www.ncbi.nlm.nih.gov/gene%3Fterm=AAC71407.1" xlink:type="simple">AAC7140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89" xlink:type="simple">MG_189</text:a></text:p>
          </table:table-cell>
          <table:table-cell office:value-type="string" calcext:value-type="string">
            <text:p><text:a xlink:href="../../../../../../../../../../../C:/AppData/Local/Temp/http:/www.uniprot.org/uniprot/P47435" xlink:type="simple">P47435</text:a></text:p>
          </table:table-cell>
          <table:table-cell office:value-type="string" calcext:value-type="string">
            <text:p><text:a xlink:href="../../../../../../../../../../../C:/AppData/Local/Temp/http:/www.ncbi.nlm.nih.gov/gene%3Fterm=AAC71408.1" xlink:type="simple">AAC7140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0" xlink:type="simple">MG_190</text:a></text:p>
          </table:table-cell>
          <table:table-cell office:value-type="string" calcext:value-type="string">
            <text:p><text:a xlink:href="../../../../../../../../../../../C:/AppData/Local/Temp/http:/www.uniprot.org/uniprot/P22746" xlink:type="simple">P22746</text:a></text:p>
          </table:table-cell>
          <table:table-cell office:value-type="string" calcext:value-type="string">
            <text:p><text:a xlink:href="../../../../../../../../../../../C:/AppData/Local/Temp/http:/www.ncbi.nlm.nih.gov/gene%3Fterm=AAC71409.1" xlink:type="simple">AAC7140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1" xlink:type="simple">MG_191</text:a></text:p>
          </table:table-cell>
          <table:table-cell office:value-type="string" calcext:value-type="string">
            <text:p><text:a xlink:href="../../../../../../../../../../../C:/AppData/Local/Temp/http:/www.uniprot.org/uniprot/P20796" xlink:type="simple">P20796</text:a></text:p>
          </table:table-cell>
          <table:table-cell office:value-type="string" calcext:value-type="string">
            <text:p><text:a xlink:href="../../../../../../../../../../../C:/AppData/Local/Temp/http:/www.ncbi.nlm.nih.gov/gene%3Fterm=AAC71410.1" xlink:type="simple">AAC7141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2" xlink:type="simple">MG_192</text:a></text:p>
          </table:table-cell>
          <table:table-cell office:value-type="string" calcext:value-type="string">
            <text:p><text:a xlink:href="../../../../../../../../../../../C:/AppData/Local/Temp/http:/www.uniprot.org/uniprot/P22747" xlink:type="simple">P22747</text:a></text:p>
          </table:table-cell>
          <table:table-cell office:value-type="string" calcext:value-type="string">
            <text:p><text:a xlink:href="../../../../../../../../../../../C:/AppData/Local/Temp/http:/www.ncbi.nlm.nih.gov/gene%3Fterm=AAC71411.1" xlink:type="simple">AAC7141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4" xlink:type="simple">MG_194</text:a></text:p>
          </table:table-cell>
          <table:table-cell office:value-type="string" calcext:value-type="string">
            <text:p><text:a xlink:href="../../../../../../../../../../../C:/AppData/Local/Temp/http:/www.uniprot.org/uniprot/P47436" xlink:type="simple">P47436</text:a></text:p>
          </table:table-cell>
          <table:table-cell office:value-type="string" calcext:value-type="string">
            <text:p><text:a xlink:href="../../../../../../../../../../../C:/AppData/Local/Temp/http:/www.ncbi.nlm.nih.gov/gene%3Fterm=AAC71412.1" xlink:type="simple">AAC7141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5" xlink:type="simple">MG_195</text:a></text:p>
          </table:table-cell>
          <table:table-cell office:value-type="string" calcext:value-type="string">
            <text:p><text:a xlink:href="../../../../../../../../../../../C:/AppData/Local/Temp/http:/www.uniprot.org/uniprot/P47437" xlink:type="simple">P47437</text:a></text:p>
          </table:table-cell>
          <table:table-cell office:value-type="string" calcext:value-type="string">
            <text:p><text:a xlink:href="../../../../../../../../../../../C:/AppData/Local/Temp/http:/www.ncbi.nlm.nih.gov/gene%3Fterm=AAC71413.1" xlink:type="simple">AAC7141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6" xlink:type="simple">MG_196</text:a></text:p>
          </table:table-cell>
          <table:table-cell office:value-type="string" calcext:value-type="string">
            <text:p><text:a xlink:href="../../../../../../../../../../../C:/AppData/Local/Temp/http:/www.uniprot.org/uniprot/P47438" xlink:type="simple">P47438</text:a></text:p>
          </table:table-cell>
          <table:table-cell office:value-type="string" calcext:value-type="string">
            <text:p><text:a xlink:href="../../../../../../../../../../../C:/AppData/Local/Temp/http:/www.ncbi.nlm.nih.gov/gene%3Fterm=AAC71414.1" xlink:type="simple">AAC7141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7" xlink:type="simple">MG_197</text:a></text:p>
          </table:table-cell>
          <table:table-cell office:value-type="string" calcext:value-type="string">
            <text:p><text:a xlink:href="../../../../../../../../../../../C:/AppData/Local/Temp/http:/www.uniprot.org/uniprot/P47439" xlink:type="simple">P47439</text:a></text:p>
          </table:table-cell>
          <table:table-cell office:value-type="string" calcext:value-type="string">
            <text:p><text:a xlink:href="../../../../../../../../../../../C:/AppData/Local/Temp/http:/www.ncbi.nlm.nih.gov/gene%3Fterm=AAC71415.1" xlink:type="simple">AAC7141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8" xlink:type="simple">MG_198</text:a></text:p>
          </table:table-cell>
          <table:table-cell office:value-type="string" calcext:value-type="string">
            <text:p><text:a xlink:href="../../../../../../../../../../../C:/AppData/Local/Temp/http:/www.uniprot.org/uniprot/P47440" xlink:type="simple">P47440</text:a></text:p>
          </table:table-cell>
          <table:table-cell office:value-type="string" calcext:value-type="string">
            <text:p><text:a xlink:href="../../../../../../../../../../../C:/AppData/Local/Temp/http:/www.ncbi.nlm.nih.gov/gene%3Fterm=AAC71416.1" xlink:type="simple">AAC7141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199" xlink:type="simple">MG_199</text:a></text:p>
          </table:table-cell>
          <table:table-cell/>
          <table:table-cell office:value-type="string" calcext:value-type="string">
            <text:p><text:a xlink:href="../../../../../../../../../../../C:/AppData/Local/Temp/http:/www.ncbi.nlm.nih.gov/gene%3Fterm=AAC71417.1" xlink:type="simple">AAC7141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0" xlink:type="simple">MG_200</text:a></text:p>
          </table:table-cell>
          <table:table-cell office:value-type="string" calcext:value-type="string">
            <text:p><text:a xlink:href="../../../../../../../../../../../C:/AppData/Local/Temp/http:/www.uniprot.org/uniprot/P47442" xlink:type="simple">P47442</text:a></text:p>
          </table:table-cell>
          <table:table-cell office:value-type="string" calcext:value-type="string">
            <text:p><text:a xlink:href="../../../../../../../../../../../C:/AppData/Local/Temp/http:/www.ncbi.nlm.nih.gov/gene%3Fterm=AAC71418.1" xlink:type="simple">AAC7141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1" xlink:type="simple">MG_201</text:a></text:p>
          </table:table-cell>
          <table:table-cell office:value-type="string" calcext:value-type="string">
            <text:p><text:a xlink:href="../../../../../../../../../../../C:/AppData/Local/Temp/http:/www.uniprot.org/uniprot/P47443" xlink:type="simple">P47443</text:a></text:p>
          </table:table-cell>
          <table:table-cell office:value-type="string" calcext:value-type="string">
            <text:p><text:a xlink:href="../../../../../../../../../../../C:/AppData/Local/Temp/http:/www.ncbi.nlm.nih.gov/gene%3Fterm=AAC71419.1" xlink:type="simple">AAC7141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2" xlink:type="simple">MG_202</text:a></text:p>
          </table:table-cell>
          <table:table-cell office:value-type="string" calcext:value-type="string">
            <text:p><text:a xlink:href="../../../../../../../../../../../C:/AppData/Local/Temp/http:/www.uniprot.org/uniprot/P47444" xlink:type="simple">P47444</text:a></text:p>
          </table:table-cell>
          <table:table-cell office:value-type="string" calcext:value-type="string">
            <text:p><text:a xlink:href="../../../../../../../../../../../C:/AppData/Local/Temp/http:/www.ncbi.nlm.nih.gov/gene%3Fterm=AAC71420.1" xlink:type="simple">AAC7142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79" xlink:type="simple">MG47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3" xlink:type="simple">MG_203</text:a></text:p>
          </table:table-cell>
          <table:table-cell office:value-type="string" calcext:value-type="string">
            <text:p><text:a xlink:href="../../../../../../../../../../../C:/AppData/Local/Temp/http:/www.uniprot.org/uniprot/P47445" xlink:type="simple">P47445</text:a></text:p>
          </table:table-cell>
          <table:table-cell office:value-type="string" calcext:value-type="string">
            <text:p><text:a xlink:href="../../../../../../../../../../../C:/AppData/Local/Temp/http:/www.ncbi.nlm.nih.gov/gene%3Fterm=AAC71421.1" xlink:type="simple">AAC7142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4" xlink:type="simple">MG_204</text:a></text:p>
          </table:table-cell>
          <table:table-cell office:value-type="string" calcext:value-type="string">
            <text:p><text:a xlink:href="../../../../../../../../../../../C:/AppData/Local/Temp/http:/www.uniprot.org/uniprot/P47446" xlink:type="simple">P47446</text:a></text:p>
          </table:table-cell>
          <table:table-cell office:value-type="string" calcext:value-type="string">
            <text:p><text:a xlink:href="../../../../../../../../../../../C:/AppData/Local/Temp/http:/www.ncbi.nlm.nih.gov/gene%3Fterm=AAC71422.1" xlink:type="simple">AAC7142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5" xlink:type="simple">MG_205</text:a></text:p>
          </table:table-cell>
          <table:table-cell office:value-type="string" calcext:value-type="string">
            <text:p><text:a xlink:href="../../../../../../../../../../../C:/AppData/Local/Temp/http:/www.uniprot.org/uniprot/P47447" xlink:type="simple">P47447</text:a></text:p>
          </table:table-cell>
          <table:table-cell office:value-type="string" calcext:value-type="string">
            <text:p><text:a xlink:href="../../../../../../../../../../../C:/AppData/Local/Temp/http:/www.ncbi.nlm.nih.gov/gene%3Fterm=AAC71423.1" xlink:type="simple">AAC7142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6" xlink:type="simple">MG_206</text:a></text:p>
          </table:table-cell>
          <table:table-cell office:value-type="string" calcext:value-type="string">
            <text:p><text:a xlink:href="../../../../../../../../../../../C:/AppData/Local/Temp/http:/www.uniprot.org/uniprot/P47448" xlink:type="simple">P47448</text:a></text:p>
          </table:table-cell>
          <table:table-cell office:value-type="string" calcext:value-type="string">
            <text:p><text:a xlink:href="../../../../../../../../../../../C:/AppData/Local/Temp/http:/www.ncbi.nlm.nih.gov/gene%3Fterm=AAC71424.1" xlink:type="simple">AAC7142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7" xlink:type="simple">MG_207</text:a></text:p>
          </table:table-cell>
          <table:table-cell office:value-type="string" calcext:value-type="string">
            <text:p><text:a xlink:href="../../../../../../../../../../../C:/AppData/Local/Temp/http:/www.uniprot.org/uniprot/P47449" xlink:type="simple">P47449</text:a></text:p>
          </table:table-cell>
          <table:table-cell office:value-type="string" calcext:value-type="string">
            <text:p><text:a xlink:href="../../../../../../../../../../../C:/AppData/Local/Temp/http:/www.ncbi.nlm.nih.gov/gene%3Fterm=AAC71425.1" xlink:type="simple">AAC7142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8" xlink:type="simple">MG_208</text:a></text:p>
          </table:table-cell>
          <table:table-cell office:value-type="string" calcext:value-type="string">
            <text:p><text:a xlink:href="../../../../../../../../../../../C:/AppData/Local/Temp/http:/www.uniprot.org/uniprot/P47450" xlink:type="simple">P47450</text:a></text:p>
          </table:table-cell>
          <table:table-cell office:value-type="string" calcext:value-type="string">
            <text:p><text:a xlink:href="../../../../../../../../../../../C:/AppData/Local/Temp/http:/www.ncbi.nlm.nih.gov/gene%3Fterm=AAC71426.1" xlink:type="simple">AAC7142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09" xlink:type="simple">MG_209</text:a></text:p>
          </table:table-cell>
          <table:table-cell office:value-type="string" calcext:value-type="string">
            <text:p><text:a xlink:href="../../../../../../../../../../../C:/AppData/Local/Temp/http:/www.uniprot.org/uniprot/P47451" xlink:type="simple">P47451</text:a></text:p>
          </table:table-cell>
          <table:table-cell office:value-type="string" calcext:value-type="string">
            <text:p><text:a xlink:href="../../../../../../../../../../../C:/AppData/Local/Temp/http:/www.ncbi.nlm.nih.gov/gene%3Fterm=AAC71427.1" xlink:type="simple">AAC7142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0" xlink:type="simple">MG_210</text:a></text:p>
          </table:table-cell>
          <table:table-cell office:value-type="string" calcext:value-type="string">
            <text:p><text:a xlink:href="../../../../../../../../../../../C:/AppData/Local/Temp/http:/www.uniprot.org/uniprot/Q49401" xlink:type="simple">Q49401</text:a></text:p>
          </table:table-cell>
          <table:table-cell office:value-type="string" calcext:value-type="string">
            <text:p><text:a xlink:href="../../../../../../../../../../../C:/AppData/Local/Temp/http:/www.ncbi.nlm.nih.gov/gene%3Fterm=AAC71428.1" xlink:type="simple">AAC7142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80" xlink:type="simple">MG_480</text:a></text:p>
          </table:table-cell>
          <table:table-cell office:value-type="string" calcext:value-type="string">
            <text:p><text:a xlink:href="../../../../../../../../../../../C:/AppData/Local/Temp/http:/www.uniprot.org/uniprot/P56723" xlink:type="simple">P56723</text:a></text:p>
          </table:table-cell>
          <table:table-cell office:value-type="string" calcext:value-type="string">
            <text:p><text:a xlink:href="../../../../../../../../../../../C:/AppData/Local/Temp/http:/www.ncbi.nlm.nih.gov/gene%3Fterm=AAC71429.1" xlink:type="simple">AAC7142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81" xlink:type="simple">MG_48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1" xlink:type="simple">MG_211</text:a></text:p>
          </table:table-cell>
          <table:table-cell office:value-type="string" calcext:value-type="string">
            <text:p><text:a xlink:href="../../../../../../../../../../../C:/AppData/Local/Temp/http:/www.uniprot.org/uniprot/P47453" xlink:type="simple">P47453</text:a></text:p>
          </table:table-cell>
          <table:table-cell office:value-type="string" calcext:value-type="string">
            <text:p><text:a xlink:href="../../../../../../../../../../../C:/AppData/Local/Temp/http:/www.ncbi.nlm.nih.gov/gene%3Fterm=AAC71430.1" xlink:type="simple">AAC7143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82" xlink:type="simple">MG_482</text:a></text:p>
          </table:table-cell>
          <table:table-cell office:value-type="string" calcext:value-type="string">
            <text:p><text:a xlink:href="../../../../../../../../../../../C:/AppData/Local/Temp/http:/www.uniprot.org/uniprot/Q9ZB79" xlink:type="simple">Q9ZB79</text:a></text:p>
          </table:table-cell>
          <table:table-cell office:value-type="string" calcext:value-type="string">
            <text:p><text:a xlink:href="../../../../../../../../../../../C:/AppData/Local/Temp/http:/www.ncbi.nlm.nih.gov/gene%3Fterm=AAC71438.1" xlink:type="simple">AAC7143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2" xlink:type="simple">MG_212</text:a></text:p>
          </table:table-cell>
          <table:table-cell office:value-type="string" calcext:value-type="string">
            <text:p><text:a xlink:href="../../../../../../../../../../../C:/AppData/Local/Temp/http:/www.uniprot.org/uniprot/Q49402" xlink:type="simple">Q49402</text:a></text:p>
          </table:table-cell>
          <table:table-cell office:value-type="string" calcext:value-type="string">
            <text:p><text:a xlink:href="../../../../../../../../../../../C:/AppData/Local/Temp/http:/www.ncbi.nlm.nih.gov/gene%3Fterm=AAC71431.1" xlink:type="simple">AAC7143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3" xlink:type="simple">MG_213</text:a></text:p>
          </table:table-cell>
          <table:table-cell office:value-type="string" calcext:value-type="string">
            <text:p><text:a xlink:href="../../../../../../../../../../../C:/AppData/Local/Temp/http:/www.uniprot.org/uniprot/P47455" xlink:type="simple">P47455</text:a></text:p>
          </table:table-cell>
          <table:table-cell office:value-type="string" calcext:value-type="string">
            <text:p><text:a xlink:href="../../../../../../../../../../../C:/AppData/Local/Temp/http:/www.ncbi.nlm.nih.gov/gene%3Fterm=AAC71432.1" xlink:type="simple">AAC7143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4" xlink:type="simple">MG_214</text:a></text:p>
          </table:table-cell>
          <table:table-cell office:value-type="string" calcext:value-type="string">
            <text:p><text:a xlink:href="../../../../../../../../../../../C:/AppData/Local/Temp/http:/www.uniprot.org/uniprot/P47456" xlink:type="simple">P47456</text:a></text:p>
          </table:table-cell>
          <table:table-cell office:value-type="string" calcext:value-type="string">
            <text:p><text:a xlink:href="../../../../../../../../../../../C:/AppData/Local/Temp/http:/www.ncbi.nlm.nih.gov/gene%3Fterm=AAC71433.1" xlink:type="simple">AAC7143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5" xlink:type="simple">MG_215</text:a></text:p>
          </table:table-cell>
          <table:table-cell office:value-type="string" calcext:value-type="string">
            <text:p><text:a xlink:href="../../../../../../../../../../../C:/AppData/Local/Temp/http:/www.uniprot.org/uniprot/P47457" xlink:type="simple">P47457</text:a></text:p>
          </table:table-cell>
          <table:table-cell office:value-type="string" calcext:value-type="string">
            <text:p><text:a xlink:href="../../../../../../../../../../../C:/AppData/Local/Temp/http:/www.ncbi.nlm.nih.gov/gene%3Fterm=AAC71434.1" xlink:type="simple">AAC7143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6" xlink:type="simple">MG_216</text:a></text:p>
          </table:table-cell>
          <table:table-cell office:value-type="string" calcext:value-type="string">
            <text:p><text:a xlink:href="../../../../../../../../../../../C:/AppData/Local/Temp/http:/www.uniprot.org/uniprot/P47458" xlink:type="simple">P47458</text:a></text:p>
          </table:table-cell>
          <table:table-cell office:value-type="string" calcext:value-type="string">
            <text:p><text:a xlink:href="../../../../../../../../../../../C:/AppData/Local/Temp/http:/www.ncbi.nlm.nih.gov/gene%3Fterm=AAC71435.1" xlink:type="simple">AAC7143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83" xlink:type="simple">MG48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84" xlink:type="simple">MG48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85" xlink:type="simple">MG48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86" xlink:type="simple">MG48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87" xlink:type="simple">MG48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88" xlink:type="simple">MG48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89" xlink:type="simple">MG48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90" xlink:type="simple">MG49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7" xlink:type="simple">MG_217</text:a></text:p>
          </table:table-cell>
          <table:table-cell office:value-type="string" calcext:value-type="string">
            <text:p><text:a xlink:href="../../../../../../../../../../../C:/AppData/Local/Temp/http:/www.uniprot.org/uniprot/P47459" xlink:type="simple">P47459</text:a></text:p>
          </table:table-cell>
          <table:table-cell office:value-type="string" calcext:value-type="string">
            <text:p><text:a xlink:href="../../../../../../../../../../../C:/AppData/Local/Temp/http:/www.ncbi.nlm.nih.gov/gene%3Fterm=AAC71436.1" xlink:type="simple">AAC7143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8" xlink:type="simple">MG_218</text:a></text:p>
          </table:table-cell>
          <table:table-cell office:value-type="string" calcext:value-type="string">
            <text:p><text:a xlink:href="../../../../../../../../../../../C:/AppData/Local/Temp/http:/www.uniprot.org/uniprot/P47460" xlink:type="simple">P47460</text:a></text:p>
          </table:table-cell>
          <table:table-cell office:value-type="string" calcext:value-type="string">
            <text:p><text:a xlink:href="../../../../../../../../../../../C:/AppData/Local/Temp/http:/www.ncbi.nlm.nih.gov/gene%3Fterm=AAC71437.1" xlink:type="simple">AAC7143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91" xlink:type="simple">MG_491</text:a></text:p>
          </table:table-cell>
          <table:table-cell office:value-type="string" calcext:value-type="string">
            <text:p><text:a xlink:href="../../../../../../../../../../../C:/AppData/Local/Temp/http:/www.uniprot.org/uniprot/Q9ZB78" xlink:type="simple">Q9ZB78</text:a></text:p>
          </table:table-cell>
          <table:table-cell office:value-type="string" calcext:value-type="string">
            <text:p><text:a xlink:href="../../../../../../../../../../../C:/AppData/Local/Temp/http:/www.ncbi.nlm.nih.gov/gene%3Fterm=AAC71439.1" xlink:type="simple">AAC7143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19" xlink:type="simple">MG_219</text:a></text:p>
          </table:table-cell>
          <table:table-cell office:value-type="string" calcext:value-type="string">
            <text:p><text:a xlink:href="../../../../../../../../../../../C:/AppData/Local/Temp/http:/www.uniprot.org/uniprot/P47461" xlink:type="simple">P47461</text:a></text:p>
          </table:table-cell>
          <table:table-cell office:value-type="string" calcext:value-type="string">
            <text:p><text:a xlink:href="../../../../../../../../../../../C:/AppData/Local/Temp/http:/www.ncbi.nlm.nih.gov/gene%3Fterm=AAC71440.1" xlink:type="simple">AAC7144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0" xlink:type="simple">MG_220</text:a></text:p>
          </table:table-cell>
          <table:table-cell office:value-type="string" calcext:value-type="string">
            <text:p><text:a xlink:href="../../../../../../../../../../../C:/AppData/Local/Temp/http:/www.uniprot.org/uniprot/Q49403" xlink:type="simple">Q49403</text:a></text:p>
          </table:table-cell>
          <table:table-cell office:value-type="string" calcext:value-type="string">
            <text:p><text:a xlink:href="../../../../../../../../../../../C:/AppData/Local/Temp/http:/www.ncbi.nlm.nih.gov/gene%3Fterm=AAC71441.1" xlink:type="simple">AAC7144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92" xlink:type="simple">MG49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1" xlink:type="simple">MG_221</text:a></text:p>
          </table:table-cell>
          <table:table-cell office:value-type="string" calcext:value-type="string">
            <text:p><text:a xlink:href="../../../../../../../../../../../C:/AppData/Local/Temp/http:/www.uniprot.org/uniprot/P47463" xlink:type="simple">P47463</text:a></text:p>
          </table:table-cell>
          <table:table-cell office:value-type="string" calcext:value-type="string">
            <text:p><text:a xlink:href="../../../../../../../../../../../C:/AppData/Local/Temp/http:/www.ncbi.nlm.nih.gov/gene%3Fterm=AAC71442.1" xlink:type="simple">AAC7144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2" xlink:type="simple">MG_222</text:a></text:p>
          </table:table-cell>
          <table:table-cell office:value-type="string" calcext:value-type="string">
            <text:p><text:a xlink:href="../../../../../../../../../../../C:/AppData/Local/Temp/http:/www.uniprot.org/uniprot/P47464" xlink:type="simple">P47464</text:a></text:p>
          </table:table-cell>
          <table:table-cell office:value-type="string" calcext:value-type="string">
            <text:p><text:a xlink:href="../../../../../../../../../../../C:/AppData/Local/Temp/http:/www.ncbi.nlm.nih.gov/gene%3Fterm=AAC71443.1" xlink:type="simple">AAC7144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3" xlink:type="simple">MG_223</text:a></text:p>
          </table:table-cell>
          <table:table-cell office:value-type="string" calcext:value-type="string">
            <text:p><text:a xlink:href="../../../../../../../../../../../C:/AppData/Local/Temp/http:/www.uniprot.org/uniprot/P47465" xlink:type="simple">P47465</text:a></text:p>
          </table:table-cell>
          <table:table-cell office:value-type="string" calcext:value-type="string">
            <text:p><text:a xlink:href="../../../../../../../../../../../C:/AppData/Local/Temp/http:/www.ncbi.nlm.nih.gov/gene%3Fterm=AAC71444.1" xlink:type="simple">AAC7144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4" xlink:type="simple">MG_224</text:a></text:p>
          </table:table-cell>
          <table:table-cell office:value-type="string" calcext:value-type="string">
            <text:p><text:a xlink:href="../../../../../../../../../../../C:/AppData/Local/Temp/http:/www.uniprot.org/uniprot/P47466" xlink:type="simple">P47466</text:a></text:p>
          </table:table-cell>
          <table:table-cell office:value-type="string" calcext:value-type="string">
            <text:p><text:a xlink:href="../../../../../../../../../../../C:/AppData/Local/Temp/http:/www.ncbi.nlm.nih.gov/gene%3Fterm=AAC71445.1" xlink:type="simple">AAC7144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5" xlink:type="simple">MG_225</text:a></text:p>
          </table:table-cell>
          <table:table-cell office:value-type="string" calcext:value-type="string">
            <text:p><text:a xlink:href="../../../../../../../../../../../C:/AppData/Local/Temp/http:/www.uniprot.org/uniprot/P47467" xlink:type="simple">P47467</text:a></text:p>
          </table:table-cell>
          <table:table-cell office:value-type="string" calcext:value-type="string">
            <text:p><text:a xlink:href="../../../../../../../../../../../C:/AppData/Local/Temp/http:/www.ncbi.nlm.nih.gov/gene%3Fterm=AAC71446.1" xlink:type="simple">AAC7144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6" xlink:type="simple">MG_226</text:a></text:p>
          </table:table-cell>
          <table:table-cell office:value-type="string" calcext:value-type="string">
            <text:p><text:a xlink:href="../../../../../../../../../../../C:/AppData/Local/Temp/http:/www.uniprot.org/uniprot/P47468" xlink:type="simple">P47468</text:a></text:p>
          </table:table-cell>
          <table:table-cell office:value-type="string" calcext:value-type="string">
            <text:p><text:a xlink:href="../../../../../../../../../../../C:/AppData/Local/Temp/http:/www.ncbi.nlm.nih.gov/gene%3Fterm=AAC71447.1" xlink:type="simple">AAC7144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7" xlink:type="simple">MG_227</text:a></text:p>
          </table:table-cell>
          <table:table-cell office:value-type="string" calcext:value-type="string">
            <text:p><text:a xlink:href="../../../../../../../../../../../C:/AppData/Local/Temp/http:/www.uniprot.org/uniprot/P47469" xlink:type="simple">P47469</text:a></text:p>
          </table:table-cell>
          <table:table-cell office:value-type="string" calcext:value-type="string">
            <text:p><text:a xlink:href="../../../../../../../../../../../C:/AppData/Local/Temp/http:/www.ncbi.nlm.nih.gov/gene%3Fterm=AAC71448.1" xlink:type="simple">AAC7144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8" xlink:type="simple">MG_228</text:a></text:p>
          </table:table-cell>
          <table:table-cell office:value-type="string" calcext:value-type="string">
            <text:p><text:a xlink:href="../../../../../../../../../../../C:/AppData/Local/Temp/http:/www.uniprot.org/uniprot/P47470" xlink:type="simple">P47470</text:a></text:p>
          </table:table-cell>
          <table:table-cell office:value-type="string" calcext:value-type="string">
            <text:p><text:a xlink:href="../../../../../../../../../../../C:/AppData/Local/Temp/http:/www.ncbi.nlm.nih.gov/gene%3Fterm=AAC71449.1" xlink:type="simple">AAC7144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29" xlink:type="simple">MG_229</text:a></text:p>
          </table:table-cell>
          <table:table-cell office:value-type="string" calcext:value-type="string">
            <text:p><text:a xlink:href="../../../../../../../../../../../C:/AppData/Local/Temp/http:/www.uniprot.org/uniprot/P47471" xlink:type="simple">P47471</text:a></text:p>
          </table:table-cell>
          <table:table-cell office:value-type="string" calcext:value-type="string">
            <text:p><text:a xlink:href="../../../../../../../../../../../C:/AppData/Local/Temp/http:/www.ncbi.nlm.nih.gov/gene%3Fterm=AAC71450.1" xlink:type="simple">AAC7145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0" xlink:type="simple">MG_230</text:a></text:p>
          </table:table-cell>
          <table:table-cell office:value-type="string" calcext:value-type="string">
            <text:p><text:a xlink:href="../../../../../../../../../../../C:/AppData/Local/Temp/http:/www.uniprot.org/uniprot/P47472" xlink:type="simple">P47472</text:a></text:p>
          </table:table-cell>
          <table:table-cell office:value-type="string" calcext:value-type="string">
            <text:p><text:a xlink:href="../../../../../../../../../../../C:/AppData/Local/Temp/http:/www.ncbi.nlm.nih.gov/gene%3Fterm=AAC71451.1" xlink:type="simple">AAC7145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1" xlink:type="simple">MG_231</text:a></text:p>
          </table:table-cell>
          <table:table-cell office:value-type="string" calcext:value-type="string">
            <text:p><text:a xlink:href="../../../../../../../../../../../C:/AppData/Local/Temp/http:/www.uniprot.org/uniprot/P47473" xlink:type="simple">P47473</text:a></text:p>
          </table:table-cell>
          <table:table-cell office:value-type="string" calcext:value-type="string">
            <text:p><text:a xlink:href="../../../../../../../../../../../C:/AppData/Local/Temp/http:/www.ncbi.nlm.nih.gov/gene%3Fterm=AAC71452.1" xlink:type="simple">AAC7145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2" xlink:type="simple">MG_232</text:a></text:p>
          </table:table-cell>
          <table:table-cell office:value-type="string" calcext:value-type="string">
            <text:p><text:a xlink:href="../../../../../../../../../../../C:/AppData/Local/Temp/http:/www.uniprot.org/uniprot/P47474" xlink:type="simple">P47474</text:a></text:p>
          </table:table-cell>
          <table:table-cell office:value-type="string" calcext:value-type="string">
            <text:p><text:a xlink:href="../../../../../../../../../../../C:/AppData/Local/Temp/http:/www.ncbi.nlm.nih.gov/gene%3Fterm=AAC71453.1" xlink:type="simple">AAC7145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3" xlink:type="simple">MG_233</text:a></text:p>
          </table:table-cell>
          <table:table-cell office:value-type="string" calcext:value-type="string">
            <text:p><text:a xlink:href="../../../../../../../../../../../C:/AppData/Local/Temp/http:/www.uniprot.org/uniprot/P47475" xlink:type="simple">P47475</text:a></text:p>
          </table:table-cell>
          <table:table-cell office:value-type="string" calcext:value-type="string">
            <text:p><text:a xlink:href="../../../../../../../../../../../C:/AppData/Local/Temp/http:/www.ncbi.nlm.nih.gov/gene%3Fterm=AAC71454.1" xlink:type="simple">AAC7145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4" xlink:type="simple">MG_234</text:a></text:p>
          </table:table-cell>
          <table:table-cell office:value-type="string" calcext:value-type="string">
            <text:p><text:a xlink:href="../../../../../../../../../../../C:/AppData/Local/Temp/http:/www.uniprot.org/uniprot/P47476" xlink:type="simple">P47476</text:a></text:p>
          </table:table-cell>
          <table:table-cell office:value-type="string" calcext:value-type="string">
            <text:p><text:a xlink:href="../../../../../../../../../../../C:/AppData/Local/Temp/http:/www.ncbi.nlm.nih.gov/gene%3Fterm=AAC71455.1" xlink:type="simple">AAC7145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5" xlink:type="simple">MG_235</text:a></text:p>
          </table:table-cell>
          <table:table-cell office:value-type="string" calcext:value-type="string">
            <text:p><text:a xlink:href="../../../../../../../../../../../C:/AppData/Local/Temp/http:/www.uniprot.org/uniprot/P47477" xlink:type="simple">P47477</text:a></text:p>
          </table:table-cell>
          <table:table-cell office:value-type="string" calcext:value-type="string">
            <text:p><text:a xlink:href="../../../../../../../../../../../C:/AppData/Local/Temp/http:/www.ncbi.nlm.nih.gov/gene%3Fterm=AAC71456.1" xlink:type="simple">AAC7145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6" xlink:type="simple">MG_236</text:a></text:p>
          </table:table-cell>
          <table:table-cell office:value-type="string" calcext:value-type="string">
            <text:p><text:a xlink:href="../../../../../../../../../../../C:/AppData/Local/Temp/http:/www.uniprot.org/uniprot/P47478" xlink:type="simple">P47478</text:a></text:p>
          </table:table-cell>
          <table:table-cell office:value-type="string" calcext:value-type="string">
            <text:p><text:a xlink:href="../../../../../../../../../../../C:/AppData/Local/Temp/http:/www.ncbi.nlm.nih.gov/gene%3Fterm=AAC71457.1" xlink:type="simple">AAC7145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7" xlink:type="simple">MG_237</text:a></text:p>
          </table:table-cell>
          <table:table-cell office:value-type="string" calcext:value-type="string">
            <text:p><text:a xlink:href="../../../../../../../../../../../C:/AppData/Local/Temp/http:/www.uniprot.org/uniprot/P47479" xlink:type="simple">P47479</text:a></text:p>
          </table:table-cell>
          <table:table-cell office:value-type="string" calcext:value-type="string">
            <text:p><text:a xlink:href="../../../../../../../../../../../C:/AppData/Local/Temp/http:/www.ncbi.nlm.nih.gov/gene%3Fterm=AAC71458.1" xlink:type="simple">AAC7145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8" xlink:type="simple">MG_238</text:a></text:p>
          </table:table-cell>
          <table:table-cell office:value-type="string" calcext:value-type="string">
            <text:p><text:a xlink:href="../../../../../../../../../../../C:/AppData/Local/Temp/http:/www.uniprot.org/uniprot/P47480" xlink:type="simple">P47480</text:a></text:p>
          </table:table-cell>
          <table:table-cell office:value-type="string" calcext:value-type="string">
            <text:p><text:a xlink:href="../../../../../../../../../../../C:/AppData/Local/Temp/http:/www.ncbi.nlm.nih.gov/gene%3Fterm=AAC71459.1" xlink:type="simple">AAC7145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39" xlink:type="simple">MG_239</text:a></text:p>
          </table:table-cell>
          <table:table-cell office:value-type="string" calcext:value-type="string">
            <text:p><text:a xlink:href="../../../../../../../../../../../C:/AppData/Local/Temp/http:/www.uniprot.org/uniprot/P47481" xlink:type="simple">P47481</text:a></text:p>
          </table:table-cell>
          <table:table-cell office:value-type="string" calcext:value-type="string">
            <text:p><text:a xlink:href="../../../../../../../../../../../C:/AppData/Local/Temp/http:/www.ncbi.nlm.nih.gov/gene%3Fterm=AAC71460.1" xlink:type="simple">AAC7146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0" xlink:type="simple">MG_240</text:a></text:p>
          </table:table-cell>
          <table:table-cell office:value-type="string" calcext:value-type="string">
            <text:p><text:a xlink:href="../../../../../../../../../../../C:/AppData/Local/Temp/http:/www.uniprot.org/uniprot/P47482" xlink:type="simple">P47482</text:a></text:p>
          </table:table-cell>
          <table:table-cell office:value-type="string" calcext:value-type="string">
            <text:p><text:a xlink:href="../../../../../../../../../../../C:/AppData/Local/Temp/http:/www.ncbi.nlm.nih.gov/gene%3Fterm=AAC71461.1" xlink:type="simple">AAC7146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1" xlink:type="simple">MG_241</text:a></text:p>
          </table:table-cell>
          <table:table-cell office:value-type="string" calcext:value-type="string">
            <text:p><text:a xlink:href="../../../../../../../../../../../C:/AppData/Local/Temp/http:/www.uniprot.org/uniprot/P47483" xlink:type="simple">P47483</text:a></text:p>
          </table:table-cell>
          <table:table-cell office:value-type="string" calcext:value-type="string">
            <text:p><text:a xlink:href="../../../../../../../../../../../C:/AppData/Local/Temp/http:/www.ncbi.nlm.nih.gov/gene%3Fterm=AAC71462.1" xlink:type="simple">AAC7146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2" xlink:type="simple">MG_242</text:a></text:p>
          </table:table-cell>
          <table:table-cell office:value-type="string" calcext:value-type="string">
            <text:p><text:a xlink:href="../../../../../../../../../../../C:/AppData/Local/Temp/http:/www.uniprot.org/uniprot/P47484" xlink:type="simple">P47484</text:a></text:p>
          </table:table-cell>
          <table:table-cell office:value-type="string" calcext:value-type="string">
            <text:p><text:a xlink:href="../../../../../../../../../../../C:/AppData/Local/Temp/http:/www.ncbi.nlm.nih.gov/gene%3Fterm=AAC71463.1" xlink:type="simple">AAC7146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3" xlink:type="simple">MG_24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4" xlink:type="simple">MG_244</text:a></text:p>
          </table:table-cell>
          <table:table-cell office:value-type="string" calcext:value-type="string">
            <text:p><text:a xlink:href="../../../../../../../../../../../C:/AppData/Local/Temp/http:/www.uniprot.org/uniprot/P47486" xlink:type="simple">P47486</text:a></text:p>
          </table:table-cell>
          <table:table-cell office:value-type="string" calcext:value-type="string">
            <text:p><text:a xlink:href="../../../../../../../../../../../C:/AppData/Local/Temp/http:/www.ncbi.nlm.nih.gov/gene%3Fterm=AAC71464.1" xlink:type="simple">AAC7146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5" xlink:type="simple">MG_245</text:a></text:p>
          </table:table-cell>
          <table:table-cell office:value-type="string" calcext:value-type="string">
            <text:p><text:a xlink:href="../../../../../../../../../../../C:/AppData/Local/Temp/http:/www.uniprot.org/uniprot/P47487" xlink:type="simple">P47487</text:a></text:p>
          </table:table-cell>
          <table:table-cell office:value-type="string" calcext:value-type="string">
            <text:p><text:a xlink:href="../../../../../../../../../../../C:/AppData/Local/Temp/http:/www.ncbi.nlm.nih.gov/gene%3Fterm=AAC71465.1" xlink:type="simple">AAC7146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6" xlink:type="simple">MG_246</text:a></text:p>
          </table:table-cell>
          <table:table-cell office:value-type="string" calcext:value-type="string">
            <text:p><text:a xlink:href="../../../../../../../../../../../C:/AppData/Local/Temp/http:/www.uniprot.org/uniprot/P47488" xlink:type="simple">P47488</text:a></text:p>
          </table:table-cell>
          <table:table-cell office:value-type="string" calcext:value-type="string">
            <text:p><text:a xlink:href="../../../../../../../../../../../C:/AppData/Local/Temp/http:/www.ncbi.nlm.nih.gov/gene%3Fterm=AAC71466.1" xlink:type="simple">AAC7146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7" xlink:type="simple">MG_247</text:a></text:p>
          </table:table-cell>
          <table:table-cell office:value-type="string" calcext:value-type="string">
            <text:p><text:a xlink:href="../../../../../../../../../../../C:/AppData/Local/Temp/http:/www.uniprot.org/uniprot/P47489" xlink:type="simple">P47489</text:a></text:p>
          </table:table-cell>
          <table:table-cell office:value-type="string" calcext:value-type="string">
            <text:p><text:a xlink:href="../../../../../../../../../../../C:/AppData/Local/Temp/http:/www.ncbi.nlm.nih.gov/gene%3Fterm=AAC71467.1" xlink:type="simple">AAC7146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8" xlink:type="simple">MG_248</text:a></text:p>
          </table:table-cell>
          <table:table-cell office:value-type="string" calcext:value-type="string">
            <text:p><text:a xlink:href="../../../../../../../../../../../C:/AppData/Local/Temp/http:/www.uniprot.org/uniprot/P47490" xlink:type="simple">P47490</text:a></text:p>
          </table:table-cell>
          <table:table-cell office:value-type="string" calcext:value-type="string">
            <text:p><text:a xlink:href="../../../../../../../../../../../C:/AppData/Local/Temp/http:/www.ncbi.nlm.nih.gov/gene%3Fterm=AAC71468.1" xlink:type="simple">AAC7146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49" xlink:type="simple">MG_249</text:a></text:p>
          </table:table-cell>
          <table:table-cell office:value-type="string" calcext:value-type="string">
            <text:p><text:a xlink:href="../../../../../../../../../../../C:/AppData/Local/Temp/http:/www.uniprot.org/uniprot/P47491" xlink:type="simple">P47491</text:a></text:p>
          </table:table-cell>
          <table:table-cell office:value-type="string" calcext:value-type="string">
            <text:p><text:a xlink:href="../../../../../../../../../../../C:/AppData/Local/Temp/http:/www.ncbi.nlm.nih.gov/gene%3Fterm=AAC71469.1" xlink:type="simple">AAC7146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0" xlink:type="simple">MG_250</text:a></text:p>
          </table:table-cell>
          <table:table-cell office:value-type="string" calcext:value-type="string">
            <text:p><text:a xlink:href="../../../../../../../../../../../C:/AppData/Local/Temp/http:/www.uniprot.org/uniprot/P47492" xlink:type="simple">P47492</text:a></text:p>
          </table:table-cell>
          <table:table-cell office:value-type="string" calcext:value-type="string">
            <text:p><text:a xlink:href="../../../../../../../../../../../C:/AppData/Local/Temp/http:/www.ncbi.nlm.nih.gov/gene%3Fterm=AAC71470.1" xlink:type="simple">AAC7147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1" xlink:type="simple">MG_251</text:a></text:p>
          </table:table-cell>
          <table:table-cell office:value-type="string" calcext:value-type="string">
            <text:p><text:a xlink:href="../../../../../../../../../../../C:/AppData/Local/Temp/http:/www.uniprot.org/uniprot/P47493" xlink:type="simple">P47493</text:a></text:p>
          </table:table-cell>
          <table:table-cell office:value-type="string" calcext:value-type="string">
            <text:p><text:a xlink:href="../../../../../../../../../../../C:/AppData/Local/Temp/http:/www.ncbi.nlm.nih.gov/gene%3Fterm=AAC71471.1" xlink:type="simple">AAC7147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2" xlink:type="simple">MG_252</text:a></text:p>
          </table:table-cell>
          <table:table-cell office:value-type="string" calcext:value-type="string">
            <text:p><text:a xlink:href="../../../../../../../../../../../C:/AppData/Local/Temp/http:/www.uniprot.org/uniprot/P47494" xlink:type="simple">P47494</text:a></text:p>
          </table:table-cell>
          <table:table-cell office:value-type="string" calcext:value-type="string">
            <text:p><text:a xlink:href="../../../../../../../../../../../C:/AppData/Local/Temp/http:/www.ncbi.nlm.nih.gov/gene%3Fterm=AAC71472.1" xlink:type="simple">AAC7147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3" xlink:type="simple">MG_253</text:a></text:p>
          </table:table-cell>
          <table:table-cell office:value-type="string" calcext:value-type="string">
            <text:p><text:a xlink:href="../../../../../../../../../../../C:/AppData/Local/Temp/http:/www.uniprot.org/uniprot/P47495" xlink:type="simple">P47495</text:a></text:p>
          </table:table-cell>
          <table:table-cell office:value-type="string" calcext:value-type="string">
            <text:p><text:a xlink:href="../../../../../../../../../../../C:/AppData/Local/Temp/http:/www.ncbi.nlm.nih.gov/gene%3Fterm=AAC71473.1" xlink:type="simple">AAC7147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4" xlink:type="simple">MG_254</text:a></text:p>
          </table:table-cell>
          <table:table-cell office:value-type="string" calcext:value-type="string">
            <text:p><text:a xlink:href="../../../../../../../../../../../C:/AppData/Local/Temp/http:/www.uniprot.org/uniprot/P47496" xlink:type="simple">P47496</text:a></text:p>
          </table:table-cell>
          <table:table-cell office:value-type="string" calcext:value-type="string">
            <text:p><text:a xlink:href="../../../../../../../../../../../C:/AppData/Local/Temp/http:/www.ncbi.nlm.nih.gov/gene%3Fterm=AAC71474.1" xlink:type="simple">AAC7147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93" xlink:type="simple">MG49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5" xlink:type="simple">MG_255</text:a></text:p>
          </table:table-cell>
          <table:table-cell office:value-type="string" calcext:value-type="string">
            <text:p><text:a xlink:href="../../../../../../../../../../../C:/AppData/Local/Temp/http:/www.uniprot.org/uniprot/P47497" xlink:type="simple">P47497</text:a></text:p>
          </table:table-cell>
          <table:table-cell office:value-type="string" calcext:value-type="string">
            <text:p><text:a xlink:href="../../../../../../../../../../../C:/AppData/Local/Temp/http:/www.ncbi.nlm.nih.gov/gene%3Fterm=AAC71475.1" xlink:type="simple">AAC7147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94" xlink:type="simple">MG_494</text:a></text:p>
          </table:table-cell>
          <table:table-cell office:value-type="string" calcext:value-type="string">
            <text:p><text:a xlink:href="../../../../../../../../../../../C:/AppData/Local/Temp/http:/www.uniprot.org/uniprot/Q9ZB77" xlink:type="simple">Q9ZB77</text:a></text:p>
          </table:table-cell>
          <table:table-cell office:value-type="string" calcext:value-type="string">
            <text:p><text:a xlink:href="../../../../../../../../../../../C:/AppData/Local/Temp/http:/www.ncbi.nlm.nih.gov/gene%3Fterm=AAC71480.1" xlink:type="simple">AAC7148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95" xlink:type="simple">MG49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96" xlink:type="simple">MG49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6" xlink:type="simple">MG_256</text:a></text:p>
          </table:table-cell>
          <table:table-cell office:value-type="string" calcext:value-type="string">
            <text:p><text:a xlink:href="../../../../../../../../../../../C:/AppData/Local/Temp/http:/www.uniprot.org/uniprot/P47498" xlink:type="simple">P47498</text:a></text:p>
          </table:table-cell>
          <table:table-cell office:value-type="string" calcext:value-type="string">
            <text:p><text:a xlink:href="../../../../../../../../../../../C:/AppData/Local/Temp/http:/www.ncbi.nlm.nih.gov/gene%3Fterm=AAC71476.1" xlink:type="simple">AAC7147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7" xlink:type="simple">MG_257</text:a></text:p>
          </table:table-cell>
          <table:table-cell office:value-type="string" calcext:value-type="string">
            <text:p><text:a xlink:href="../../../../../../../../../../../C:/AppData/Local/Temp/http:/www.uniprot.org/uniprot/P47499" xlink:type="simple">P47499</text:a></text:p>
          </table:table-cell>
          <table:table-cell office:value-type="string" calcext:value-type="string">
            <text:p><text:a xlink:href="../../../../../../../../../../../C:/AppData/Local/Temp/http:/www.ncbi.nlm.nih.gov/gene%3Fterm=AAC71477.1" xlink:type="simple">AAC7147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8" xlink:type="simple">MG_258</text:a></text:p>
          </table:table-cell>
          <table:table-cell office:value-type="string" calcext:value-type="string">
            <text:p><text:a xlink:href="../../../../../../../../../../../C:/AppData/Local/Temp/http:/www.uniprot.org/uniprot/P47500" xlink:type="simple">P47500</text:a></text:p>
          </table:table-cell>
          <table:table-cell office:value-type="string" calcext:value-type="string">
            <text:p><text:a xlink:href="../../../../../../../../../../../C:/AppData/Local/Temp/http:/www.ncbi.nlm.nih.gov/gene%3Fterm=AAC71478.1" xlink:type="simple">AAC7147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59" xlink:type="simple">MG_259</text:a></text:p>
          </table:table-cell>
          <table:table-cell office:value-type="string" calcext:value-type="string">
            <text:p><text:a xlink:href="../../../../../../../../../../../C:/AppData/Local/Temp/http:/www.uniprot.org/uniprot/Q49404" xlink:type="simple">Q49404</text:a></text:p>
          </table:table-cell>
          <table:table-cell office:value-type="string" calcext:value-type="string">
            <text:p><text:a xlink:href="../../../../../../../../../../../C:/AppData/Local/Temp/http:/www.ncbi.nlm.nih.gov/gene%3Fterm=AAC71479.1" xlink:type="simple">AAC7147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0" xlink:type="simple">MG_260</text:a></text:p>
          </table:table-cell>
          <table:table-cell office:value-type="string" calcext:value-type="string">
            <text:p><text:a xlink:href="../../../../../../../../../../../C:/AppData/Local/Temp/http:/www.uniprot.org/uniprot/P47502" xlink:type="simple">P47502</text:a></text:p>
          </table:table-cell>
          <table:table-cell office:value-type="string" calcext:value-type="string">
            <text:p><text:a xlink:href="../../../../../../../../../../../C:/AppData/Local/Temp/http:/www.ncbi.nlm.nih.gov/gene%3Fterm=AAC71481.1" xlink:type="simple">AAC7148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97" xlink:type="simple">MG49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1" xlink:type="simple">MG_261</text:a></text:p>
          </table:table-cell>
          <table:table-cell office:value-type="string" calcext:value-type="string">
            <text:p><text:a xlink:href="../../../../../../../../../../../C:/AppData/Local/Temp/http:/www.uniprot.org/uniprot/Q49405" xlink:type="simple">Q49405</text:a></text:p>
          </table:table-cell>
          <table:table-cell office:value-type="string" calcext:value-type="string">
            <text:p><text:a xlink:href="../../../../../../../../../../../C:/AppData/Local/Temp/http:/www.ncbi.nlm.nih.gov/gene%3Fterm=AAC71482.1" xlink:type="simple">AAC7148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2" xlink:type="simple">MG_262</text:a></text:p>
          </table:table-cell>
          <table:table-cell office:value-type="string" calcext:value-type="string">
            <text:p><text:a xlink:href="../../../../../../../../../../../C:/AppData/Local/Temp/http:/www.uniprot.org/uniprot/Q49406" xlink:type="simple">Q49406</text:a></text:p>
          </table:table-cell>
          <table:table-cell office:value-type="string" calcext:value-type="string">
            <text:p><text:a xlink:href="../../../../../../../../../../../C:/AppData/Local/Temp/http:/www.ncbi.nlm.nih.gov/gene%3Fterm=AAC71483.1" xlink:type="simple">AAC7148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98" xlink:type="simple">MG_498</text:a></text:p>
          </table:table-cell>
          <table:table-cell office:value-type="string" calcext:value-type="string">
            <text:p><text:a xlink:href="../../../../../../../../../../../C:/AppData/Local/Temp/http:/www.uniprot.org/uniprot/P55825" xlink:type="simple">P55825</text:a></text:p>
          </table:table-cell>
          <table:table-cell office:value-type="string" calcext:value-type="string">
            <text:p><text:a xlink:href="../../../../../../../../../../../C:/AppData/Local/Temp/http:/www.ncbi.nlm.nih.gov/gene%3Fterm=AAC71484.1" xlink:type="simple">AAC7148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3" xlink:type="simple">MG_263</text:a></text:p>
          </table:table-cell>
          <table:table-cell office:value-type="string" calcext:value-type="string">
            <text:p><text:a xlink:href="../../../../../../../../../../../C:/AppData/Local/Temp/http:/www.uniprot.org/uniprot/P47505" xlink:type="simple">P47505</text:a></text:p>
          </table:table-cell>
          <table:table-cell office:value-type="string" calcext:value-type="string">
            <text:p><text:a xlink:href="../../../../../../../../../../../C:/AppData/Local/Temp/http:/www.ncbi.nlm.nih.gov/gene%3Fterm=AAC71485.1" xlink:type="simple">AAC7148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4" xlink:type="simple">MG_264</text:a></text:p>
          </table:table-cell>
          <table:table-cell office:value-type="string" calcext:value-type="string">
            <text:p><text:a xlink:href="../../../../../../../../../../../C:/AppData/Local/Temp/http:/www.uniprot.org/uniprot/P47506" xlink:type="simple">P47506</text:a></text:p>
          </table:table-cell>
          <table:table-cell office:value-type="string" calcext:value-type="string">
            <text:p><text:a xlink:href="../../../../../../../../../../../C:/AppData/Local/Temp/http:/www.ncbi.nlm.nih.gov/gene%3Fterm=AAC71486.1" xlink:type="simple">AAC7148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5" xlink:type="simple">MG_265</text:a></text:p>
          </table:table-cell>
          <table:table-cell office:value-type="string" calcext:value-type="string">
            <text:p><text:a xlink:href="../../../../../../../../../../../C:/AppData/Local/Temp/http:/www.uniprot.org/uniprot/P47507" xlink:type="simple">P47507</text:a></text:p>
          </table:table-cell>
          <table:table-cell office:value-type="string" calcext:value-type="string">
            <text:p><text:a xlink:href="../../../../../../../../../../../C:/AppData/Local/Temp/http:/www.ncbi.nlm.nih.gov/gene%3Fterm=AAC71487.1" xlink:type="simple">AAC7148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6" xlink:type="simple">MG_266</text:a></text:p>
          </table:table-cell>
          <table:table-cell office:value-type="string" calcext:value-type="string">
            <text:p><text:a xlink:href="../../../../../../../../../../../C:/AppData/Local/Temp/http:/www.uniprot.org/uniprot/P47508" xlink:type="simple">P47508</text:a></text:p>
          </table:table-cell>
          <table:table-cell office:value-type="string" calcext:value-type="string">
            <text:p><text:a xlink:href="../../../../../../../../../../../C:/AppData/Local/Temp/http:/www.ncbi.nlm.nih.gov/gene%3Fterm=AAC71488.1" xlink:type="simple">AAC7148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7" xlink:type="simple">MG_267</text:a></text:p>
          </table:table-cell>
          <table:table-cell office:value-type="string" calcext:value-type="string">
            <text:p><text:a xlink:href="../../../../../../../../../../../C:/AppData/Local/Temp/http:/www.uniprot.org/uniprot/P47509" xlink:type="simple">P47509</text:a></text:p>
          </table:table-cell>
          <table:table-cell office:value-type="string" calcext:value-type="string">
            <text:p><text:a xlink:href="../../../../../../../../../../../C:/AppData/Local/Temp/http:/www.ncbi.nlm.nih.gov/gene%3Fterm=AAC71489.1" xlink:type="simple">AAC7148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8" xlink:type="simple">MG_268</text:a></text:p>
          </table:table-cell>
          <table:table-cell office:value-type="string" calcext:value-type="string">
            <text:p><text:a xlink:href="../../../../../../../../../../../C:/AppData/Local/Temp/http:/www.uniprot.org/uniprot/P47510" xlink:type="simple">P47510</text:a></text:p>
          </table:table-cell>
          <table:table-cell office:value-type="string" calcext:value-type="string">
            <text:p><text:a xlink:href="../../../../../../../../../../../C:/AppData/Local/Temp/http:/www.ncbi.nlm.nih.gov/gene%3Fterm=AAC71490.1" xlink:type="simple">AAC71490.1</text:a>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69" xlink:type="simple">MG_269</text:a></text:p>
          </table:table-cell>
          <table:table-cell office:value-type="string" calcext:value-type="string">
            <text:p><text:a xlink:href="../../../../../../../../../../../C:/AppData/Local/Temp/http:/www.uniprot.org/uniprot/Q49407" xlink:type="simple">Q49407</text:a></text:p>
          </table:table-cell>
          <table:table-cell office:value-type="string" calcext:value-type="string">
            <text:p><text:a xlink:href="../../../../../../../../../../../C:/AppData/Local/Temp/http:/www.ncbi.nlm.nih.gov/gene%3Fterm=AAC71491.1" xlink:type="simple">AAC7149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0" xlink:type="simple">MG_270</text:a></text:p>
          </table:table-cell>
          <table:table-cell office:value-type="string" calcext:value-type="string">
            <text:p><text:a xlink:href="../../../../../../../../../../../C:/AppData/Local/Temp/http:/www.uniprot.org/uniprot/P47512" xlink:type="simple">P47512</text:a></text:p>
          </table:table-cell>
          <table:table-cell office:value-type="string" calcext:value-type="string">
            <text:p><text:a xlink:href="../../../../../../../../../../../C:/AppData/Local/Temp/http:/www.ncbi.nlm.nih.gov/gene%3Fterm=AAC71492.1" xlink:type="simple">AAC7149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1" xlink:type="simple">MG_271</text:a></text:p>
          </table:table-cell>
          <table:table-cell office:value-type="string" calcext:value-type="string">
            <text:p><text:a xlink:href="../../../../../../../../../../../C:/AppData/Local/Temp/http:/www.uniprot.org/uniprot/P47513" xlink:type="simple">P47513</text:a></text:p>
          </table:table-cell>
          <table:table-cell office:value-type="string" calcext:value-type="string">
            <text:p><text:a xlink:href="../../../../../../../../../../../C:/AppData/Local/Temp/http:/www.ncbi.nlm.nih.gov/gene%3Fterm=AAC71493.1" xlink:type="simple">AAC7149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2" xlink:type="simple">MG_272</text:a></text:p>
          </table:table-cell>
          <table:table-cell office:value-type="string" calcext:value-type="string">
            <text:p><text:a xlink:href="../../../../../../../../../../../C:/AppData/Local/Temp/http:/www.uniprot.org/uniprot/P47514" xlink:type="simple">P47514</text:a></text:p>
          </table:table-cell>
          <table:table-cell office:value-type="string" calcext:value-type="string">
            <text:p><text:a xlink:href="../../../../../../../../../../../C:/AppData/Local/Temp/http:/www.ncbi.nlm.nih.gov/gene%3Fterm=AAC71494.1" xlink:type="simple">AAC71494.1</text:a>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3" xlink:type="simple">MG_273</text:a></text:p>
          </table:table-cell>
          <table:table-cell office:value-type="string" calcext:value-type="string">
            <text:p><text:a xlink:href="../../../../../../../../../../../C:/AppData/Local/Temp/http:/www.uniprot.org/uniprot/P47515" xlink:type="simple">P47515</text:a></text:p>
          </table:table-cell>
          <table:table-cell office:value-type="string" calcext:value-type="string">
            <text:p><text:a xlink:href="../../../../../../../../../../../C:/AppData/Local/Temp/http:/www.ncbi.nlm.nih.gov/gene%3Fterm=AAC71495.1" xlink:type="simple">AAC7149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4" xlink:type="simple">MG_274</text:a></text:p>
          </table:table-cell>
          <table:table-cell office:value-type="string" calcext:value-type="string">
            <text:p><text:a xlink:href="../../../../../../../../../../../C:/AppData/Local/Temp/http:/www.uniprot.org/uniprot/P47516" xlink:type="simple">P47516</text:a></text:p>
          </table:table-cell>
          <table:table-cell office:value-type="string" calcext:value-type="string">
            <text:p><text:a xlink:href="../../../../../../../../../../../C:/AppData/Local/Temp/http:/www.ncbi.nlm.nih.gov/gene%3Fterm=AAC71496.1" xlink:type="simple">AAC7149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5" xlink:type="simple">MG_275</text:a></text:p>
          </table:table-cell>
          <table:table-cell office:value-type="string" calcext:value-type="string">
            <text:p><text:a xlink:href="../../../../../../../../../../../C:/AppData/Local/Temp/http:/www.uniprot.org/uniprot/Q49408" xlink:type="simple">Q49408</text:a></text:p>
          </table:table-cell>
          <table:table-cell office:value-type="string" calcext:value-type="string">
            <text:p><text:a xlink:href="../../../../../../../../../../../C:/AppData/Local/Temp/http:/www.ncbi.nlm.nih.gov/gene%3Fterm=AAC71497.1" xlink:type="simple">AAC7149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6" xlink:type="simple">MG_276</text:a></text:p>
          </table:table-cell>
          <table:table-cell office:value-type="string" calcext:value-type="string">
            <text:p><text:a xlink:href="../../../../../../../../../../../C:/AppData/Local/Temp/http:/www.uniprot.org/uniprot/P47518" xlink:type="simple">P47518</text:a></text:p>
          </table:table-cell>
          <table:table-cell office:value-type="string" calcext:value-type="string">
            <text:p><text:a xlink:href="../../../../../../../../../../../C:/AppData/Local/Temp/http:/www.ncbi.nlm.nih.gov/gene%3Fterm=AAC71498.1" xlink:type="simple">AAC7149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7" xlink:type="simple">MG_277</text:a></text:p>
          </table:table-cell>
          <table:table-cell office:value-type="string" calcext:value-type="string">
            <text:p><text:a xlink:href="../../../../../../../../../../../C:/AppData/Local/Temp/http:/www.uniprot.org/uniprot/Q49409" xlink:type="simple">Q49409</text:a></text:p>
          </table:table-cell>
          <table:table-cell office:value-type="string" calcext:value-type="string">
            <text:p><text:a xlink:href="../../../../../../../../../../../C:/AppData/Local/Temp/http:/www.ncbi.nlm.nih.gov/gene%3Fterm=AAC71499.1" xlink:type="simple">AAC7149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8" xlink:type="simple">MG_278</text:a></text:p>
          </table:table-cell>
          <table:table-cell office:value-type="string" calcext:value-type="string">
            <text:p><text:a xlink:href="../../../../../../../../../../../C:/AppData/Local/Temp/http:/www.uniprot.org/uniprot/P47520" xlink:type="simple">P47520</text:a></text:p>
          </table:table-cell>
          <table:table-cell office:value-type="string" calcext:value-type="string">
            <text:p><text:a xlink:href="../../../../../../../../../../../C:/AppData/Local/Temp/http:/www.ncbi.nlm.nih.gov/gene%3Fterm=AAC71500.1" xlink:type="simple">AAC7150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79" xlink:type="simple">MG_279</text:a></text:p>
          </table:table-cell>
          <table:table-cell office:value-type="string" calcext:value-type="string">
            <text:p><text:a xlink:href="../../../../../../../../../../../C:/AppData/Local/Temp/http:/www.uniprot.org/uniprot/P47521" xlink:type="simple">P47521</text:a></text:p>
          </table:table-cell>
          <table:table-cell office:value-type="string" calcext:value-type="string">
            <text:p><text:a xlink:href="../../../../../../../../../../../C:/AppData/Local/Temp/http:/www.ncbi.nlm.nih.gov/gene%3Fterm=AAC71501.1" xlink:type="simple">AAC7150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0" xlink:type="simple">MG_280</text:a></text:p>
          </table:table-cell>
          <table:table-cell office:value-type="string" calcext:value-type="string">
            <text:p><text:a xlink:href="../../../../../../../../../../../C:/AppData/Local/Temp/http:/www.uniprot.org/uniprot/P47522" xlink:type="simple">P47522</text:a></text:p>
          </table:table-cell>
          <table:table-cell office:value-type="string" calcext:value-type="string">
            <text:p><text:a xlink:href="../../../../../../../../../../../C:/AppData/Local/Temp/http:/www.ncbi.nlm.nih.gov/gene%3Fterm=AAC71502.1" xlink:type="simple">AAC7150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1" xlink:type="simple">MG_281</text:a></text:p>
          </table:table-cell>
          <table:table-cell office:value-type="string" calcext:value-type="string">
            <text:p><text:a xlink:href="../../../../../../../../../../../C:/AppData/Local/Temp/http:/www.uniprot.org/uniprot/P47523" xlink:type="simple">P47523</text:a></text:p>
          </table:table-cell>
          <table:table-cell office:value-type="string" calcext:value-type="string">
            <text:p><text:a xlink:href="../../../../../../../../../../../C:/AppData/Local/Temp/http:/www.ncbi.nlm.nih.gov/gene%3Fterm=AAC71503.1" xlink:type="simple">AAC7150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499" xlink:type="simple">MG49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0" xlink:type="simple">MG50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1" xlink:type="simple">MG50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2" xlink:type="simple">MG50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3" xlink:type="simple">MG50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2" xlink:type="simple">MG_282</text:a></text:p>
          </table:table-cell>
          <table:table-cell office:value-type="string" calcext:value-type="string">
            <text:p><text:a xlink:href="../../../../../../../../../../../C:/AppData/Local/Temp/http:/www.uniprot.org/uniprot/P47524" xlink:type="simple">P47524</text:a></text:p>
          </table:table-cell>
          <table:table-cell office:value-type="string" calcext:value-type="string">
            <text:p><text:a xlink:href="../../../../../../../../../../../C:/AppData/Local/Temp/http:/www.ncbi.nlm.nih.gov/gene%3Fterm=AAC71504.1" xlink:type="simple">AAC7150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3" xlink:type="simple">MG_283</text:a></text:p>
          </table:table-cell>
          <table:table-cell office:value-type="string" calcext:value-type="string">
            <text:p><text:a xlink:href="../../../../../../../../../../../C:/AppData/Local/Temp/http:/www.uniprot.org/uniprot/P47525" xlink:type="simple">P47525</text:a></text:p>
          </table:table-cell>
          <table:table-cell office:value-type="string" calcext:value-type="string">
            <text:p><text:a xlink:href="../../../../../../../../../../../C:/AppData/Local/Temp/http:/www.ncbi.nlm.nih.gov/gene%3Fterm=AAC71505.1" xlink:type="simple">AAC7150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4" xlink:type="simple">MG_284</text:a></text:p>
          </table:table-cell>
          <table:table-cell office:value-type="string" calcext:value-type="string">
            <text:p><text:a xlink:href="../../../../../../../../../../../C:/AppData/Local/Temp/http:/www.uniprot.org/uniprot/P47526" xlink:type="simple">P47526</text:a></text:p>
          </table:table-cell>
          <table:table-cell office:value-type="string" calcext:value-type="string">
            <text:p><text:a xlink:href="../../../../../../../../../../../C:/AppData/Local/Temp/http:/www.ncbi.nlm.nih.gov/gene%3Fterm=AAC71506.1" xlink:type="simple">AAC7150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5" xlink:type="simple">MG_285</text:a></text:p>
          </table:table-cell>
          <table:table-cell office:value-type="string" calcext:value-type="string">
            <text:p><text:a xlink:href="../../../../../../../../../../../C:/AppData/Local/Temp/http:/www.uniprot.org/uniprot/P47527" xlink:type="simple">P47527</text:a></text:p>
          </table:table-cell>
          <table:table-cell office:value-type="string" calcext:value-type="string">
            <text:p><text:a xlink:href="../../../../../../../../../../../C:/AppData/Local/Temp/http:/www.ncbi.nlm.nih.gov/gene%3Fterm=AAC71507.1" xlink:type="simple">AAC7150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6" xlink:type="simple">MG_286</text:a></text:p>
          </table:table-cell>
          <table:table-cell office:value-type="string" calcext:value-type="string">
            <text:p><text:a xlink:href="../../../../../../../../../../../C:/AppData/Local/Temp/http:/www.uniprot.org/uniprot/P47528" xlink:type="simple">P47528</text:a></text:p>
          </table:table-cell>
          <table:table-cell office:value-type="string" calcext:value-type="string">
            <text:p><text:a xlink:href="../../../../../../../../../../../C:/AppData/Local/Temp/http:/www.ncbi.nlm.nih.gov/gene%3Fterm=AAC71508.1" xlink:type="simple">AAC7150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7" xlink:type="simple">MG_287</text:a></text:p>
          </table:table-cell>
          <table:table-cell office:value-type="string" calcext:value-type="string">
            <text:p><text:a xlink:href="../../../../../../../../../../../C:/AppData/Local/Temp/http:/www.uniprot.org/uniprot/P47529" xlink:type="simple">P47529</text:a></text:p>
          </table:table-cell>
          <table:table-cell office:value-type="string" calcext:value-type="string">
            <text:p><text:a xlink:href="../../../../../../../../../../../C:/AppData/Local/Temp/http:/www.ncbi.nlm.nih.gov/gene%3Fterm=AAC71509.1" xlink:type="simple">AAC7150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4" xlink:type="simple">MG50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8" xlink:type="simple">MG_28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89" xlink:type="simple">MG_289</text:a></text:p>
          </table:table-cell>
          <table:table-cell office:value-type="string" calcext:value-type="string">
            <text:p><text:a xlink:href="../../../../../../../../../../../C:/AppData/Local/Temp/http:/www.uniprot.org/uniprot/Q49410" xlink:type="simple">Q49410</text:a></text:p>
          </table:table-cell>
          <table:table-cell office:value-type="string" calcext:value-type="string">
            <text:p><text:a xlink:href="../../../../../../../../../../../C:/AppData/Local/Temp/http:/www.ncbi.nlm.nih.gov/gene%3Fterm=AAC71510.1" xlink:type="simple">AAC7151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0" xlink:type="simple">MG_290</text:a></text:p>
          </table:table-cell>
          <table:table-cell office:value-type="string" calcext:value-type="string">
            <text:p><text:a xlink:href="../../../../../../../../../../../C:/AppData/Local/Temp/http:/www.uniprot.org/uniprot/P47532" xlink:type="simple">P47532</text:a></text:p>
          </table:table-cell>
          <table:table-cell office:value-type="string" calcext:value-type="string">
            <text:p><text:a xlink:href="../../../../../../../../../../../C:/AppData/Local/Temp/http:/www.ncbi.nlm.nih.gov/gene%3Fterm=AAC71511.1" xlink:type="simple">AAC7151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1" xlink:type="simple">MG_291</text:a></text:p>
          </table:table-cell>
          <table:table-cell office:value-type="string" calcext:value-type="string">
            <text:p><text:a xlink:href="../../../../../../../../../../../C:/AppData/Local/Temp/http:/www.uniprot.org/uniprot/P47533" xlink:type="simple">P47533</text:a></text:p>
          </table:table-cell>
          <table:table-cell office:value-type="string" calcext:value-type="string">
            <text:p><text:a xlink:href="../../../../../../../../../../../C:/AppData/Local/Temp/http:/www.ncbi.nlm.nih.gov/gene%3Fterm=AAC71512.1" xlink:type="simple">AAC7151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05" xlink:type="simple">MG_505</text:a></text:p>
          </table:table-cell>
          <table:table-cell office:value-type="string" calcext:value-type="string">
            <text:p><text:a xlink:href="../../../../../../../../../../../C:/AppData/Local/Temp/http:/www.uniprot.org/uniprot/Q9ZB76" xlink:type="simple">Q9ZB76</text:a></text:p>
          </table:table-cell>
          <table:table-cell office:value-type="string" calcext:value-type="string">
            <text:p><text:a xlink:href="../../../../../../../../../../../C:/AppData/Local/Temp/http:/www.ncbi.nlm.nih.gov/gene%3Fterm=AAC71518.1" xlink:type="simple">AAC7151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2" xlink:type="simple">MG_292</text:a></text:p>
          </table:table-cell>
          <table:table-cell office:value-type="string" calcext:value-type="string">
            <text:p><text:a xlink:href="../../../../../../../../../../../C:/AppData/Local/Temp/http:/www.uniprot.org/uniprot/P47534" xlink:type="simple">P47534</text:a></text:p>
          </table:table-cell>
          <table:table-cell office:value-type="string" calcext:value-type="string">
            <text:p><text:a xlink:href="../../../../../../../../../../../C:/AppData/Local/Temp/http:/www.ncbi.nlm.nih.gov/gene%3Fterm=AAC71513.1" xlink:type="simple">AAC7151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3" xlink:type="simple">MG_293</text:a></text:p>
          </table:table-cell>
          <table:table-cell office:value-type="string" calcext:value-type="string">
            <text:p><text:a xlink:href="../../../../../../../../../../../C:/AppData/Local/Temp/http:/www.uniprot.org/uniprot/P47535" xlink:type="simple">P47535</text:a></text:p>
          </table:table-cell>
          <table:table-cell office:value-type="string" calcext:value-type="string">
            <text:p><text:a xlink:href="../../../../../../../../../../../C:/AppData/Local/Temp/http:/www.ncbi.nlm.nih.gov/gene%3Fterm=AAC71514.1" xlink:type="simple">AAC7151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4" xlink:type="simple">MG_294</text:a></text:p>
          </table:table-cell>
          <table:table-cell office:value-type="string" calcext:value-type="string">
            <text:p><text:a xlink:href="../../../../../../../../../../../C:/AppData/Local/Temp/http:/www.uniprot.org/uniprot/Q49411" xlink:type="simple">Q49411</text:a></text:p>
          </table:table-cell>
          <table:table-cell office:value-type="string" calcext:value-type="string">
            <text:p><text:a xlink:href="../../../../../../../../../../../C:/AppData/Local/Temp/http:/www.ncbi.nlm.nih.gov/gene%3Fterm=AAC71515.1" xlink:type="simple">AAC7151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5" xlink:type="simple">MG_295</text:a></text:p>
          </table:table-cell>
          <table:table-cell office:value-type="string" calcext:value-type="string">
            <text:p><text:a xlink:href="../../../../../../../../../../../C:/AppData/Local/Temp/http:/www.uniprot.org/uniprot/P47537" xlink:type="simple">P47537</text:a></text:p>
          </table:table-cell>
          <table:table-cell office:value-type="string" calcext:value-type="string">
            <text:p><text:a xlink:href="../../../../../../../../../../../C:/AppData/Local/Temp/http:/www.ncbi.nlm.nih.gov/gene%3Fterm=AAC71516.1" xlink:type="simple">AAC7151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6" xlink:type="simple">MG_296</text:a></text:p>
          </table:table-cell>
          <table:table-cell office:value-type="string" calcext:value-type="string">
            <text:p><text:a xlink:href="../../../../../../../../../../../C:/AppData/Local/Temp/http:/www.uniprot.org/uniprot/P47538" xlink:type="simple">P47538</text:a></text:p>
          </table:table-cell>
          <table:table-cell office:value-type="string" calcext:value-type="string">
            <text:p><text:a xlink:href="../../../../../../../../../../../C:/AppData/Local/Temp/http:/www.ncbi.nlm.nih.gov/gene%3Fterm=AAC71517.1" xlink:type="simple">AAC7151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7" xlink:type="simple">MG_297</text:a></text:p>
          </table:table-cell>
          <table:table-cell office:value-type="string" calcext:value-type="string">
            <text:p><text:a xlink:href="../../../../../../../../../../../C:/AppData/Local/Temp/http:/www.uniprot.org/uniprot/P47539" xlink:type="simple">P47539</text:a></text:p>
          </table:table-cell>
          <table:table-cell office:value-type="string" calcext:value-type="string">
            <text:p><text:a xlink:href="../../../../../../../../../../../C:/AppData/Local/Temp/http:/www.ncbi.nlm.nih.gov/gene%3Fterm=AAC71519.1" xlink:type="simple">AAC7151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8" xlink:type="simple">MG_298</text:a></text:p>
          </table:table-cell>
          <table:table-cell office:value-type="string" calcext:value-type="string">
            <text:p><text:a xlink:href="../../../../../../../../../../../C:/AppData/Local/Temp/http:/www.uniprot.org/uniprot/P47540" xlink:type="simple">P47540</text:a></text:p>
          </table:table-cell>
          <table:table-cell office:value-type="string" calcext:value-type="string">
            <text:p><text:a xlink:href="../../../../../../../../../../../C:/AppData/Local/Temp/http:/www.ncbi.nlm.nih.gov/gene%3Fterm=AAC71520.1" xlink:type="simple">AAC7152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299" xlink:type="simple">MG_299</text:a></text:p>
          </table:table-cell>
          <table:table-cell office:value-type="string" calcext:value-type="string">
            <text:p><text:a xlink:href="../../../../../../../../../../../C:/AppData/Local/Temp/http:/www.uniprot.org/uniprot/P47541" xlink:type="simple">P47541</text:a></text:p>
          </table:table-cell>
          <table:table-cell office:value-type="string" calcext:value-type="string">
            <text:p><text:a xlink:href="../../../../../../../../../../../C:/AppData/Local/Temp/http:/www.ncbi.nlm.nih.gov/gene%3Fterm=AAC71521.1" xlink:type="simple">AAC7152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0" xlink:type="simple">MG_300</text:a></text:p>
          </table:table-cell>
          <table:table-cell office:value-type="string" calcext:value-type="string">
            <text:p><text:a xlink:href="../../../../../../../../../../../C:/AppData/Local/Temp/http:/www.uniprot.org/uniprot/P47542" xlink:type="simple">P47542</text:a></text:p>
          </table:table-cell>
          <table:table-cell office:value-type="string" calcext:value-type="string">
            <text:p><text:a xlink:href="../../../../../../../../../../../C:/AppData/Local/Temp/http:/www.ncbi.nlm.nih.gov/gene%3Fterm=AAC71522.1" xlink:type="simple">AAC7152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1" xlink:type="simple">MG_301</text:a></text:p>
          </table:table-cell>
          <table:table-cell office:value-type="string" calcext:value-type="string">
            <text:p><text:a xlink:href="../../../../../../../../../../../C:/AppData/Local/Temp/http:/www.uniprot.org/uniprot/P47543" xlink:type="simple">P47543</text:a></text:p>
          </table:table-cell>
          <table:table-cell office:value-type="string" calcext:value-type="string">
            <text:p><text:a xlink:href="../../../../../../../../../../../C:/AppData/Local/Temp/http:/www.ncbi.nlm.nih.gov/gene%3Fterm=AAC71523.1" xlink:type="simple">AAC7152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2" xlink:type="simple">MG_302</text:a></text:p>
          </table:table-cell>
          <table:table-cell office:value-type="string" calcext:value-type="string">
            <text:p><text:a xlink:href="../../../../../../../../../../../C:/AppData/Local/Temp/http:/www.uniprot.org/uniprot/P47544" xlink:type="simple">P47544</text:a></text:p>
          </table:table-cell>
          <table:table-cell office:value-type="string" calcext:value-type="string">
            <text:p><text:a xlink:href="../../../../../../../../../../../C:/AppData/Local/Temp/http:/www.ncbi.nlm.nih.gov/gene%3Fterm=AAC71524.1" xlink:type="simple">AAC7152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3" xlink:type="simple">MG_303</text:a></text:p>
          </table:table-cell>
          <table:table-cell office:value-type="string" calcext:value-type="string">
            <text:p><text:a xlink:href="../../../../../../../../../../../C:/AppData/Local/Temp/http:/www.uniprot.org/uniprot/P47545" xlink:type="simple">P47545</text:a></text:p>
          </table:table-cell>
          <table:table-cell office:value-type="string" calcext:value-type="string">
            <text:p><text:a xlink:href="../../../../../../../../../../../C:/AppData/Local/Temp/http:/www.ncbi.nlm.nih.gov/gene%3Fterm=AAC71525.1" xlink:type="simple">AAC7152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4" xlink:type="simple">MG_304</text:a></text:p>
          </table:table-cell>
          <table:table-cell office:value-type="string" calcext:value-type="string">
            <text:p><text:a xlink:href="../../../../../../../../../../../C:/AppData/Local/Temp/http:/www.uniprot.org/uniprot/P47546" xlink:type="simple">P47546</text:a></text:p>
          </table:table-cell>
          <table:table-cell office:value-type="string" calcext:value-type="string">
            <text:p><text:a xlink:href="../../../../../../../../../../../C:/AppData/Local/Temp/http:/www.ncbi.nlm.nih.gov/gene%3Fterm=AAC71526.1" xlink:type="simple">AAC7152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5" xlink:type="simple">MG_305</text:a></text:p>
          </table:table-cell>
          <table:table-cell office:value-type="string" calcext:value-type="string">
            <text:p><text:a xlink:href="../../../../../../../../../../../C:/AppData/Local/Temp/http:/www.uniprot.org/uniprot/P47547" xlink:type="simple">P47547</text:a></text:p>
          </table:table-cell>
          <table:table-cell office:value-type="string" calcext:value-type="string">
            <text:p><text:a xlink:href="../../../../../../../../../../../C:/AppData/Local/Temp/http:/www.ncbi.nlm.nih.gov/gene%3Fterm=AAC71527.1" xlink:type="simple">AAC7152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6" xlink:type="simple">MG_306</text:a></text:p>
          </table:table-cell>
          <table:table-cell office:value-type="string" calcext:value-type="string">
            <text:p><text:a xlink:href="../../../../../../../../../../../C:/AppData/Local/Temp/http:/www.uniprot.org/uniprot/P47548" xlink:type="simple">P47548</text:a></text:p>
          </table:table-cell>
          <table:table-cell office:value-type="string" calcext:value-type="string">
            <text:p><text:a xlink:href="../../../../../../../../../../../C:/AppData/Local/Temp/http:/www.ncbi.nlm.nih.gov/gene%3Fterm=AAC71528.1" xlink:type="simple">AAC7152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7" xlink:type="simple">MG_307</text:a></text:p>
          </table:table-cell>
          <table:table-cell office:value-type="string" calcext:value-type="string">
            <text:p><text:a xlink:href="../../../../../../../../../../../C:/AppData/Local/Temp/http:/www.uniprot.org/uniprot/P47549" xlink:type="simple">P47549</text:a></text:p>
          </table:table-cell>
          <table:table-cell office:value-type="string" calcext:value-type="string">
            <text:p><text:a xlink:href="../../../../../../../../../../../C:/AppData/Local/Temp/http:/www.ncbi.nlm.nih.gov/gene%3Fterm=AAC71529.1" xlink:type="simple">AAC7152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8" xlink:type="simple">MG_308</text:a></text:p>
          </table:table-cell>
          <table:table-cell office:value-type="string" calcext:value-type="string">
            <text:p><text:a xlink:href="../../../../../../../../../../../C:/AppData/Local/Temp/http:/www.uniprot.org/uniprot/P52271" xlink:type="simple">P52271</text:a></text:p>
          </table:table-cell>
          <table:table-cell office:value-type="string" calcext:value-type="string">
            <text:p><text:a xlink:href="../../../../../../../../../../../C:/AppData/Local/Temp/http:/www.ncbi.nlm.nih.gov/gene%3Fterm=AAC71530.1" xlink:type="simple">AAC7153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09" xlink:type="simple">MG_309</text:a></text:p>
          </table:table-cell>
          <table:table-cell office:value-type="string" calcext:value-type="string">
            <text:p><text:a xlink:href="../../../../../../../../../../../C:/AppData/Local/Temp/http:/www.uniprot.org/uniprot/P47551" xlink:type="simple">P47551</text:a></text:p>
          </table:table-cell>
          <table:table-cell office:value-type="string" calcext:value-type="string">
            <text:p><text:a xlink:href="../../../../../../../../../../../C:/AppData/Local/Temp/http:/www.ncbi.nlm.nih.gov/gene%3Fterm=AAC71531.1" xlink:type="simple">AAC7153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0" xlink:type="simple">MG_310</text:a></text:p>
          </table:table-cell>
          <table:table-cell office:value-type="string" calcext:value-type="string">
            <text:p><text:a xlink:href="../../../../../../../../../../../C:/AppData/Local/Temp/http:/www.uniprot.org/uniprot/Q49412" xlink:type="simple">Q49412</text:a></text:p>
          </table:table-cell>
          <table:table-cell office:value-type="string" calcext:value-type="string">
            <text:p><text:a xlink:href="../../../../../../../../../../../C:/AppData/Local/Temp/http:/www.ncbi.nlm.nih.gov/gene%3Fterm=AAC71532.1" xlink:type="simple">AAC7153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1" xlink:type="simple">MG_311</text:a></text:p>
          </table:table-cell>
          <table:table-cell office:value-type="string" calcext:value-type="string">
            <text:p><text:a xlink:href="../../../../../../../../../../../C:/AppData/Local/Temp/http:/www.uniprot.org/uniprot/P47553" xlink:type="simple">P47553</text:a></text:p>
          </table:table-cell>
          <table:table-cell office:value-type="string" calcext:value-type="string">
            <text:p><text:a xlink:href="../../../../../../../../../../../C:/AppData/Local/Temp/http:/www.ncbi.nlm.nih.gov/gene%3Fterm=AAC71533.1" xlink:type="simple">AAC7153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2" xlink:type="simple">MG_312</text:a></text:p>
          </table:table-cell>
          <table:table-cell office:value-type="string" calcext:value-type="string">
            <text:p><text:a xlink:href="../../../../../../../../../../../C:/AppData/Local/Temp/http:/www.uniprot.org/uniprot/Q49413" xlink:type="simple">Q49413</text:a></text:p>
          </table:table-cell>
          <table:table-cell office:value-type="string" calcext:value-type="string">
            <text:p><text:a xlink:href="../../../../../../../../../../../C:/AppData/Local/Temp/http:/www.ncbi.nlm.nih.gov/gene%3Fterm=AAC71534.1" xlink:type="simple">AAC7153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3" xlink:type="simple">MG_313</text:a></text:p>
          </table:table-cell>
          <table:table-cell office:value-type="string" calcext:value-type="string">
            <text:p><text:a xlink:href="../../../../../../../../../../../C:/AppData/Local/Temp/http:/www.uniprot.org/uniprot/Q49414" xlink:type="simple">Q49414</text:a></text:p>
          </table:table-cell>
          <table:table-cell office:value-type="string" calcext:value-type="string">
            <text:p><text:a xlink:href="../../../../../../../../../../../C:/AppData/Local/Temp/http:/www.ncbi.nlm.nih.gov/gene%3Fterm=AAC71535.1" xlink:type="simple">AAC7153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4" xlink:type="simple">MG_314</text:a></text:p>
          </table:table-cell>
          <table:table-cell office:value-type="string" calcext:value-type="string">
            <text:p><text:a xlink:href="../../../../../../../../../../../C:/AppData/Local/Temp/http:/www.uniprot.org/uniprot/Q49415" xlink:type="simple">Q49415</text:a></text:p>
          </table:table-cell>
          <table:table-cell office:value-type="string" calcext:value-type="string">
            <text:p><text:a xlink:href="../../../../../../../../../../../C:/AppData/Local/Temp/http:/www.ncbi.nlm.nih.gov/gene%3Fterm=AAC71536.1" xlink:type="simple">AAC7153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5" xlink:type="simple">MG_315</text:a></text:p>
          </table:table-cell>
          <table:table-cell office:value-type="string" calcext:value-type="string">
            <text:p><text:a xlink:href="../../../../../../../../../../../C:/AppData/Local/Temp/http:/www.uniprot.org/uniprot/Q49416" xlink:type="simple">Q49416</text:a></text:p>
          </table:table-cell>
          <table:table-cell office:value-type="string" calcext:value-type="string">
            <text:p><text:a xlink:href="../../../../../../../../../../../C:/AppData/Local/Temp/http:/www.ncbi.nlm.nih.gov/gene%3Fterm=AAC71537.1" xlink:type="simple">AAC7153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6" xlink:type="simple">MG_316</text:a></text:p>
          </table:table-cell>
          <table:table-cell office:value-type="string" calcext:value-type="string">
            <text:p><text:a xlink:href="../../../../../../../../../../../C:/AppData/Local/Temp/http:/www.uniprot.org/uniprot/P47558" xlink:type="simple">P47558</text:a></text:p>
          </table:table-cell>
          <table:table-cell office:value-type="string" calcext:value-type="string">
            <text:p><text:a xlink:href="../../../../../../../../../../../C:/AppData/Local/Temp/http:/www.ncbi.nlm.nih.gov/gene%3Fterm=AAC71538.1" xlink:type="simple">AAC7153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7" xlink:type="simple">MG_317</text:a></text:p>
          </table:table-cell>
          <table:table-cell office:value-type="string" calcext:value-type="string">
            <text:p><text:a xlink:href="../../../../../../../../../../../C:/AppData/Local/Temp/http:/www.uniprot.org/uniprot/Q57081" xlink:type="simple">Q57081</text:a></text:p>
          </table:table-cell>
          <table:table-cell office:value-type="string" calcext:value-type="string">
            <text:p><text:a xlink:href="../../../../../../../../../../../C:/AppData/Local/Temp/http:/www.ncbi.nlm.nih.gov/gene%3Fterm=AAC71539.1" xlink:type="simple">AAC7153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8" xlink:type="simple">MG_318</text:a></text:p>
          </table:table-cell>
          <table:table-cell office:value-type="string" calcext:value-type="string">
            <text:p><text:a xlink:href="../../../../../../../../../../../C:/AppData/Local/Temp/http:/www.uniprot.org/uniprot/Q49417" xlink:type="simple">Q49417</text:a></text:p>
          </table:table-cell>
          <table:table-cell office:value-type="string" calcext:value-type="string">
            <text:p><text:a xlink:href="../../../../../../../../../../../C:/AppData/Local/Temp/http:/www.ncbi.nlm.nih.gov/gene%3Fterm=AAC71540.1" xlink:type="simple">AAC7154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19" xlink:type="simple">MG_319</text:a></text:p>
          </table:table-cell>
          <table:table-cell office:value-type="string" calcext:value-type="string">
            <text:p><text:a xlink:href="../../../../../../../../../../../C:/AppData/Local/Temp/http:/www.uniprot.org/uniprot/P47561" xlink:type="simple">P47561</text:a></text:p>
          </table:table-cell>
          <table:table-cell office:value-type="string" calcext:value-type="string">
            <text:p><text:a xlink:href="../../../../../../../../../../../C:/AppData/Local/Temp/http:/www.ncbi.nlm.nih.gov/gene%3Fterm=AAC71541.1" xlink:type="simple">AAC7154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0" xlink:type="simple">MG_320</text:a></text:p>
          </table:table-cell>
          <table:table-cell office:value-type="string" calcext:value-type="string">
            <text:p><text:a xlink:href="../../../../../../../../../../../C:/AppData/Local/Temp/http:/www.uniprot.org/uniprot/P47562" xlink:type="simple">P47562</text:a></text:p>
          </table:table-cell>
          <table:table-cell office:value-type="string" calcext:value-type="string">
            <text:p><text:a xlink:href="../../../../../../../../../../../C:/AppData/Local/Temp/http:/www.ncbi.nlm.nih.gov/gene%3Fterm=AAC71542.1" xlink:type="simple">AAC7154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6" xlink:type="simple">MG50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7" xlink:type="simple">MG50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1" xlink:type="simple">MG_321</text:a></text:p>
          </table:table-cell>
          <table:table-cell office:value-type="string" calcext:value-type="string">
            <text:p><text:a xlink:href="../../../../../../../../../../../C:/AppData/Local/Temp/http:/www.uniprot.org/uniprot/P47563" xlink:type="simple">P47563</text:a></text:p>
          </table:table-cell>
          <table:table-cell office:value-type="string" calcext:value-type="string">
            <text:p><text:a xlink:href="../../../../../../../../../../../C:/AppData/Local/Temp/http:/www.ncbi.nlm.nih.gov/gene%3Fterm=AAC71543.1" xlink:type="simple">AAC7154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8" xlink:type="simple">MG5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09" xlink:type="simple">MG50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10" xlink:type="simple">MG51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11" xlink:type="simple">MG51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12" xlink:type="simple">MG51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13" xlink:type="simple">MG51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14" xlink:type="simple">MG51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2" xlink:type="simple">MG_322</text:a></text:p>
          </table:table-cell>
          <table:table-cell office:value-type="string" calcext:value-type="string">
            <text:p><text:a xlink:href="../../../../../../../../../../../C:/AppData/Local/Temp/http:/www.uniprot.org/uniprot/P47564" xlink:type="simple">P47564</text:a></text:p>
          </table:table-cell>
          <table:table-cell office:value-type="string" calcext:value-type="string">
            <text:p><text:a xlink:href="../../../../../../../../../../../C:/AppData/Local/Temp/http:/www.ncbi.nlm.nih.gov/gene%3Fterm=AAC71544.1" xlink:type="simple">AAC7154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3" xlink:type="simple">MG_323</text:a></text:p>
          </table:table-cell>
          <table:table-cell office:value-type="string" calcext:value-type="string">
            <text:p><text:a xlink:href="../../../../../../../../../../../C:/AppData/Local/Temp/http:/www.uniprot.org/uniprot/P47565" xlink:type="simple">P47565</text:a></text:p>
          </table:table-cell>
          <table:table-cell office:value-type="string" calcext:value-type="string">
            <text:p><text:a xlink:href="../../../../../../../../../../../C:/AppData/Local/Temp/http:/www.ncbi.nlm.nih.gov/gene%3Fterm=AAC71545.1" xlink:type="simple">AAC71545.1</text:a>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15" xlink:type="simple">MG_515</text:a></text:p>
          </table:table-cell>
          <table:table-cell office:value-type="string" calcext:value-type="string">
            <text:p><text:a xlink:href="../../../../../../../../../../../C:/AppData/Local/Temp/http:/www.uniprot.org/uniprot/Q9ZB74" xlink:type="simple">Q9ZB74</text:a></text:p>
          </table:table-cell>
          <table:table-cell office:value-type="string" calcext:value-type="string">
            <text:p><text:a xlink:href="../../../../../../../../../../../C:/AppData/Local/Temp/http:/www.ncbi.nlm.nih.gov/gene%3Fterm=AAC71548.1" xlink:type="simple">AAC7154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4" xlink:type="simple">MG_324</text:a></text:p>
          </table:table-cell>
          <table:table-cell office:value-type="string" calcext:value-type="string">
            <text:p><text:a xlink:href="../../../../../../../../../../../C:/AppData/Local/Temp/http:/www.uniprot.org/uniprot/P47566" xlink:type="simple">P47566</text:a></text:p>
          </table:table-cell>
          <table:table-cell office:value-type="string" calcext:value-type="string">
            <text:p><text:a xlink:href="../../../../../../../../../../../C:/AppData/Local/Temp/http:/www.ncbi.nlm.nih.gov/gene%3Fterm=AAC71546.1" xlink:type="simple">AAC7154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5" xlink:type="simple">MG_325</text:a></text:p>
          </table:table-cell>
          <table:table-cell office:value-type="string" calcext:value-type="string">
            <text:p><text:a xlink:href="../../../../../../../../../../../C:/AppData/Local/Temp/http:/www.uniprot.org/uniprot/P47567" xlink:type="simple">P47567</text:a></text:p>
          </table:table-cell>
          <table:table-cell office:value-type="string" calcext:value-type="string">
            <text:p><text:a xlink:href="../../../../../../../../../../../C:/AppData/Local/Temp/http:/www.ncbi.nlm.nih.gov/gene%3Fterm=AAC71547.1" xlink:type="simple">AAC7154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6" xlink:type="simple">MG_326</text:a></text:p>
          </table:table-cell>
          <table:table-cell office:value-type="string" calcext:value-type="string">
            <text:p><text:a xlink:href="../../../../../../../../../../../C:/AppData/Local/Temp/http:/www.uniprot.org/uniprot/P47568" xlink:type="simple">P47568</text:a></text:p>
          </table:table-cell>
          <table:table-cell office:value-type="string" calcext:value-type="string">
            <text:p><text:a xlink:href="../../../../../../../../../../../C:/AppData/Local/Temp/http:/www.ncbi.nlm.nih.gov/gene%3Fterm=AAC71550.1" xlink:type="simple">AAC7155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7" xlink:type="simple">MG_327</text:a></text:p>
          </table:table-cell>
          <table:table-cell office:value-type="string" calcext:value-type="string">
            <text:p><text:a xlink:href="../../../../../../../../../../../C:/AppData/Local/Temp/http:/www.uniprot.org/uniprot/Q49418" xlink:type="simple">Q49418</text:a></text:p>
          </table:table-cell>
          <table:table-cell office:value-type="string" calcext:value-type="string">
            <text:p><text:a xlink:href="../../../../../../../../../../../C:/AppData/Local/Temp/http:/www.ncbi.nlm.nih.gov/gene%3Fterm=AAC71551.1" xlink:type="simple">AAC7155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8" xlink:type="simple">MG_328</text:a></text:p>
          </table:table-cell>
          <table:table-cell office:value-type="string" calcext:value-type="string">
            <text:p><text:a xlink:href="../../../../../../../../../../../C:/AppData/Local/Temp/http:/www.uniprot.org/uniprot/Q49419" xlink:type="simple">Q49419</text:a></text:p>
          </table:table-cell>
          <table:table-cell office:value-type="string" calcext:value-type="string">
            <text:p><text:a xlink:href="../../../../../../../../../../../C:/AppData/Local/Temp/http:/www.ncbi.nlm.nih.gov/gene%3Fterm=AAC71552.1" xlink:type="simple">AAC7155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29" xlink:type="simple">MG_329</text:a></text:p>
          </table:table-cell>
          <table:table-cell office:value-type="string" calcext:value-type="string">
            <text:p><text:a xlink:href="../../../../../../../../../../../C:/AppData/Local/Temp/http:/www.uniprot.org/uniprot/P47571" xlink:type="simple">P47571</text:a></text:p>
          </table:table-cell>
          <table:table-cell office:value-type="string" calcext:value-type="string">
            <text:p><text:a xlink:href="../../../../../../../../../../../C:/AppData/Local/Temp/http:/www.ncbi.nlm.nih.gov/gene%3Fterm=AAC71553.1" xlink:type="simple">AAC7155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0" xlink:type="simple">MG_330</text:a></text:p>
          </table:table-cell>
          <table:table-cell office:value-type="string" calcext:value-type="string">
            <text:p><text:a xlink:href="../../../../../../../../../../../C:/AppData/Local/Temp/http:/www.uniprot.org/uniprot/P47572" xlink:type="simple">P47572</text:a></text:p>
          </table:table-cell>
          <table:table-cell office:value-type="string" calcext:value-type="string">
            <text:p><text:a xlink:href="../../../../../../../../../../../C:/AppData/Local/Temp/http:/www.ncbi.nlm.nih.gov/gene%3Fterm=AAC71554.1" xlink:type="simple">AAC7155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1" xlink:type="simple">MG_331</text:a></text:p>
          </table:table-cell>
          <table:table-cell office:value-type="string" calcext:value-type="string">
            <text:p><text:a xlink:href="../../../../../../../../../../../C:/AppData/Local/Temp/http:/www.uniprot.org/uniprot/P47573" xlink:type="simple">P47573</text:a></text:p>
          </table:table-cell>
          <table:table-cell office:value-type="string" calcext:value-type="string">
            <text:p><text:a xlink:href="../../../../../../../../../../../C:/AppData/Local/Temp/http:/www.ncbi.nlm.nih.gov/gene%3Fterm=AAC71555.1" xlink:type="simple">AAC7155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2" xlink:type="simple">MG_332</text:a></text:p>
          </table:table-cell>
          <table:table-cell office:value-type="string" calcext:value-type="string">
            <text:p><text:a xlink:href="../../../../../../../../../../../C:/AppData/Local/Temp/http:/www.uniprot.org/uniprot/P47574" xlink:type="simple">P47574</text:a></text:p>
          </table:table-cell>
          <table:table-cell office:value-type="string" calcext:value-type="string">
            <text:p><text:a xlink:href="../../../../../../../../../../../C:/AppData/Local/Temp/http:/www.ncbi.nlm.nih.gov/gene%3Fterm=AAC71556.1" xlink:type="simple">AAC7155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3" xlink:type="simple">MG_33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4" xlink:type="simple">MG_334</text:a></text:p>
          </table:table-cell>
          <table:table-cell office:value-type="string" calcext:value-type="string">
            <text:p><text:a xlink:href="../../../../../../../../../../../C:/AppData/Local/Temp/http:/www.uniprot.org/uniprot/P47576" xlink:type="simple">P47576</text:a></text:p>
          </table:table-cell>
          <table:table-cell office:value-type="string" calcext:value-type="string">
            <text:p><text:a xlink:href="../../../../../../../../../../../C:/AppData/Local/Temp/http:/www.ncbi.nlm.nih.gov/gene%3Fterm=AAC71557.1" xlink:type="simple">AAC7155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5" xlink:type="simple">MG_335</text:a></text:p>
          </table:table-cell>
          <table:table-cell office:value-type="string" calcext:value-type="string">
            <text:p><text:a xlink:href="../../../../../../../../../../../C:/AppData/Local/Temp/http:/www.uniprot.org/uniprot/P47577" xlink:type="simple">P47577</text:a></text:p>
          </table:table-cell>
          <table:table-cell office:value-type="string" calcext:value-type="string">
            <text:p><text:a xlink:href="../../../../../../../../../../../C:/AppData/Local/Temp/http:/www.ncbi.nlm.nih.gov/gene%3Fterm=AAC71558.1" xlink:type="simple">AAC7155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16" xlink:type="simple">MG_516</text:a></text:p>
          </table:table-cell>
          <table:table-cell office:value-type="string" calcext:value-type="string">
            <text:p><text:a xlink:href="../../../../../../../../../../../C:/AppData/Local/Temp/http:/www.uniprot.org/uniprot/Q49310" xlink:type="simple">Q49310</text:a></text:p>
          </table:table-cell>
          <table:table-cell office:value-type="string" calcext:value-type="string">
            <text:p><text:a xlink:href="../../../../../../../../../../../C:/AppData/Local/Temp/http:/www.ncbi.nlm.nih.gov/gene%3Fterm=AAC71560.1" xlink:type="simple">AAC7156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17" xlink:type="simple">MG_517</text:a></text:p>
          </table:table-cell>
          <table:table-cell office:value-type="string" calcext:value-type="string">
            <text:p><text:a xlink:href="../../../../../../../../../../../C:/AppData/Local/Temp/http:/www.uniprot.org/uniprot/Q9ZB73" xlink:type="simple">Q9ZB73</text:a></text:p>
          </table:table-cell>
          <table:table-cell office:value-type="string" calcext:value-type="string">
            <text:p><text:a xlink:href="../../../../../../../../../../../C:/AppData/Local/Temp/http:/www.ncbi.nlm.nih.gov/gene%3Fterm=AAC71559.1" xlink:type="simple">AAC7155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6" xlink:type="simple">MG_336</text:a></text:p>
          </table:table-cell>
          <table:table-cell office:value-type="string" calcext:value-type="string">
            <text:p><text:a xlink:href="../../../../../../../../../../../C:/AppData/Local/Temp/http:/www.uniprot.org/uniprot/Q49420" xlink:type="simple">Q49420</text:a></text:p>
          </table:table-cell>
          <table:table-cell office:value-type="string" calcext:value-type="string">
            <text:p><text:a xlink:href="../../../../../../../../../../../C:/AppData/Local/Temp/http:/www.ncbi.nlm.nih.gov/gene%3Fterm=AAC71561.1" xlink:type="simple">AAC7156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7" xlink:type="simple">MG_337</text:a></text:p>
          </table:table-cell>
          <table:table-cell office:value-type="string" calcext:value-type="string">
            <text:p><text:a xlink:href="../../../../../../../../../../../C:/AppData/Local/Temp/http:/www.uniprot.org/uniprot/P47579" xlink:type="simple">P47579</text:a></text:p>
          </table:table-cell>
          <table:table-cell office:value-type="string" calcext:value-type="string">
            <text:p><text:a xlink:href="../../../../../../../../../../../C:/AppData/Local/Temp/http:/www.ncbi.nlm.nih.gov/gene%3Fterm=AAC71562.1" xlink:type="simple">AAC7156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8" xlink:type="simple">MG_338</text:a></text:p>
          </table:table-cell>
          <table:table-cell office:value-type="string" calcext:value-type="string">
            <text:p><text:a xlink:href="../../../../../../../../../../../C:/AppData/Local/Temp/http:/www.uniprot.org/uniprot/P47580" xlink:type="simple">P47580</text:a></text:p>
          </table:table-cell>
          <table:table-cell office:value-type="string" calcext:value-type="string">
            <text:p><text:a xlink:href="../../../../../../../../../../../C:/AppData/Local/Temp/http:/www.ncbi.nlm.nih.gov/gene%3Fterm=AAC71563.1" xlink:type="simple">AAC7156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39" xlink:type="simple">MG_339</text:a></text:p>
          </table:table-cell>
          <table:table-cell office:value-type="string" calcext:value-type="string">
            <text:p><text:a xlink:href="../../../../../../../../../../../C:/AppData/Local/Temp/http:/www.uniprot.org/uniprot/P47581" xlink:type="simple">P47581</text:a></text:p>
          </table:table-cell>
          <table:table-cell office:value-type="string" calcext:value-type="string">
            <text:p><text:a xlink:href="../../../../../../../../../../../C:/AppData/Local/Temp/http:/www.ncbi.nlm.nih.gov/gene%3Fterm=AAC71564.1" xlink:type="simple">AAC7156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0" xlink:type="simple">MG_340</text:a></text:p>
          </table:table-cell>
          <table:table-cell office:value-type="string" calcext:value-type="string">
            <text:p><text:a xlink:href="../../../../../../../../../../../C:/AppData/Local/Temp/http:/www.uniprot.org/uniprot/P47582" xlink:type="simple">P47582</text:a></text:p>
          </table:table-cell>
          <table:table-cell office:value-type="string" calcext:value-type="string">
            <text:p><text:a xlink:href="../../../../../../../../../../../C:/AppData/Local/Temp/http:/www.ncbi.nlm.nih.gov/gene%3Fterm=AAC71565.1" xlink:type="simple">AAC7156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1" xlink:type="simple">MG_341</text:a></text:p>
          </table:table-cell>
          <table:table-cell office:value-type="string" calcext:value-type="string">
            <text:p><text:a xlink:href="../../../../../../../../../../../C:/AppData/Local/Temp/http:/www.uniprot.org/uniprot/P47583" xlink:type="simple">P47583</text:a></text:p>
          </table:table-cell>
          <table:table-cell office:value-type="string" calcext:value-type="string">
            <text:p><text:a xlink:href="../../../../../../../../../../../C:/AppData/Local/Temp/http:/www.ncbi.nlm.nih.gov/gene%3Fterm=AAC71566.1" xlink:type="simple">AAC7156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2" xlink:type="simple">MG_342</text:a></text:p>
          </table:table-cell>
          <table:table-cell office:value-type="string" calcext:value-type="string">
            <text:p><text:a xlink:href="../../../../../../../../../../../C:/AppData/Local/Temp/http:/www.uniprot.org/uniprot/P47584" xlink:type="simple">P47584</text:a></text:p>
          </table:table-cell>
          <table:table-cell office:value-type="string" calcext:value-type="string">
            <text:p><text:a xlink:href="../../../../../../../../../../../C:/AppData/Local/Temp/http:/www.ncbi.nlm.nih.gov/gene%3Fterm=AAC71567.1" xlink:type="simple">AAC7156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3" xlink:type="simple">MG_343</text:a></text:p>
          </table:table-cell>
          <table:table-cell office:value-type="string" calcext:value-type="string">
            <text:p><text:a xlink:href="../../../../../../../../../../../C:/AppData/Local/Temp/http:/www.uniprot.org/uniprot/P47585" xlink:type="simple">P47585</text:a></text:p>
          </table:table-cell>
          <table:table-cell office:value-type="string" calcext:value-type="string">
            <text:p><text:a xlink:href="../../../../../../../../../../../C:/AppData/Local/Temp/http:/www.ncbi.nlm.nih.gov/gene%3Fterm=AAC71568.1" xlink:type="simple">AAC7156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4" xlink:type="simple">MG_344</text:a></text:p>
          </table:table-cell>
          <table:table-cell office:value-type="string" calcext:value-type="string">
            <text:p><text:a xlink:href="../../../../../../../../../../../C:/AppData/Local/Temp/http:/www.uniprot.org/uniprot/Q49421" xlink:type="simple">Q49421</text:a></text:p>
          </table:table-cell>
          <table:table-cell office:value-type="string" calcext:value-type="string">
            <text:p><text:a xlink:href="../../../../../../../../../../../C:/AppData/Local/Temp/http:/www.ncbi.nlm.nih.gov/gene%3Fterm=AAC71569.1" xlink:type="simple">AAC7156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5" xlink:type="simple">MG_345</text:a></text:p>
          </table:table-cell>
          <table:table-cell office:value-type="string" calcext:value-type="string">
            <text:p><text:a xlink:href="../../../../../../../../../../../C:/AppData/Local/Temp/http:/www.uniprot.org/uniprot/P47587" xlink:type="simple">P47587</text:a></text:p>
          </table:table-cell>
          <table:table-cell office:value-type="string" calcext:value-type="string">
            <text:p><text:a xlink:href="../../../../../../../../../../../C:/AppData/Local/Temp/http:/www.ncbi.nlm.nih.gov/gene%3Fterm=AAC71570.1" xlink:type="simple">AAC7157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6" xlink:type="simple">MG_346</text:a></text:p>
          </table:table-cell>
          <table:table-cell office:value-type="string" calcext:value-type="string">
            <text:p><text:a xlink:href="../../../../../../../../../../../C:/AppData/Local/Temp/http:/www.uniprot.org/uniprot/P47588" xlink:type="simple">P47588</text:a></text:p>
          </table:table-cell>
          <table:table-cell office:value-type="string" calcext:value-type="string">
            <text:p><text:a xlink:href="../../../../../../../../../../../C:/AppData/Local/Temp/http:/www.ncbi.nlm.nih.gov/gene%3Fterm=AAC71571.1" xlink:type="simple">AAC7157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7" xlink:type="simple">MG_347</text:a></text:p>
          </table:table-cell>
          <table:table-cell office:value-type="string" calcext:value-type="string">
            <text:p><text:a xlink:href="../../../../../../../../../../../C:/AppData/Local/Temp/http:/www.uniprot.org/uniprot/P47589" xlink:type="simple">P47589</text:a></text:p>
          </table:table-cell>
          <table:table-cell office:value-type="string" calcext:value-type="string">
            <text:p><text:a xlink:href="../../../../../../../../../../../C:/AppData/Local/Temp/http:/www.ncbi.nlm.nih.gov/gene%3Fterm=AAC71572.1" xlink:type="simple">AAC7157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18" xlink:type="simple">MG51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8" xlink:type="simple">MG_348</text:a></text:p>
          </table:table-cell>
          <table:table-cell office:value-type="string" calcext:value-type="string">
            <text:p><text:a xlink:href="../../../../../../../../../../../C:/AppData/Local/Temp/http:/www.uniprot.org/uniprot/P47590" xlink:type="simple">P47590</text:a></text:p>
          </table:table-cell>
          <table:table-cell office:value-type="string" calcext:value-type="string">
            <text:p><text:a xlink:href="../../../../../../../../../../../C:/AppData/Local/Temp/http:/www.ncbi.nlm.nih.gov/gene%3Fterm=AAC71573.1" xlink:type="simple">AAC7157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19" xlink:type="simple">MG51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49" xlink:type="simple">MG_349</text:a></text:p>
          </table:table-cell>
          <table:table-cell office:value-type="string" calcext:value-type="string">
            <text:p><text:a xlink:href="../../../../../../../../../../../C:/AppData/Local/Temp/http:/www.uniprot.org/uniprot/P47591" xlink:type="simple">P47591</text:a></text:p>
          </table:table-cell>
          <table:table-cell office:value-type="string" calcext:value-type="string">
            <text:p><text:a xlink:href="../../../../../../../../../../../C:/AppData/Local/Temp/http:/www.ncbi.nlm.nih.gov/gene%3Fterm=AAC71574.1" xlink:type="simple">AAC7157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0" xlink:type="simple">MG_350</text:a></text:p>
          </table:table-cell>
          <table:table-cell office:value-type="string" calcext:value-type="string">
            <text:p><text:a xlink:href="../../../../../../../../../../../C:/AppData/Local/Temp/http:/www.uniprot.org/uniprot/P47592" xlink:type="simple">P47592</text:a></text:p>
          </table:table-cell>
          <table:table-cell office:value-type="string" calcext:value-type="string">
            <text:p><text:a xlink:href="../../../../../../../../../../../C:/AppData/Local/Temp/http:/www.ncbi.nlm.nih.gov/gene%3Fterm=AAC71575.1" xlink:type="simple">AAC7157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20" xlink:type="simple">MG52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21" xlink:type="simple">MG_521</text:a></text:p>
          </table:table-cell>
          <table:table-cell office:value-type="string" calcext:value-type="string">
            <text:p><text:a xlink:href="../../../../../../../../../../../C:/AppData/Local/Temp/http:/www.uniprot.org/uniprot/Q9ZB72" xlink:type="simple">Q9ZB72</text:a></text:p>
          </table:table-cell>
          <table:table-cell office:value-type="string" calcext:value-type="string">
            <text:p><text:a xlink:href="../../../../../../../../../../../C:/AppData/Local/Temp/http:/www.ncbi.nlm.nih.gov/gene%3Fterm=AAC71586.1" xlink:type="simple">AAC7158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1" xlink:type="simple">MG_351</text:a></text:p>
          </table:table-cell>
          <table:table-cell office:value-type="string" calcext:value-type="string">
            <text:p><text:a xlink:href="../../../../../../../../../../../C:/AppData/Local/Temp/http:/www.uniprot.org/uniprot/P47593" xlink:type="simple">P47593</text:a></text:p>
          </table:table-cell>
          <table:table-cell office:value-type="string" calcext:value-type="string">
            <text:p><text:a xlink:href="../../../../../../../../../../../C:/AppData/Local/Temp/http:/www.ncbi.nlm.nih.gov/gene%3Fterm=AAC71576.1" xlink:type="simple">AAC7157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2" xlink:type="simple">MG_352</text:a></text:p>
          </table:table-cell>
          <table:table-cell office:value-type="string" calcext:value-type="string">
            <text:p><text:a xlink:href="../../../../../../../../../../../C:/AppData/Local/Temp/http:/www.uniprot.org/uniprot/Q49422" xlink:type="simple">Q49422</text:a></text:p>
          </table:table-cell>
          <table:table-cell office:value-type="string" calcext:value-type="string">
            <text:p><text:a xlink:href="../../../../../../../../../../../C:/AppData/Local/Temp/http:/www.ncbi.nlm.nih.gov/gene%3Fterm=AAC71577.1" xlink:type="simple">AAC7157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3" xlink:type="simple">MG_353</text:a></text:p>
          </table:table-cell>
          <table:table-cell office:value-type="string" calcext:value-type="string">
            <text:p><text:a xlink:href="../../../../../../../../../../../C:/AppData/Local/Temp/http:/www.uniprot.org/uniprot/P47595" xlink:type="simple">P47595</text:a></text:p>
          </table:table-cell>
          <table:table-cell office:value-type="string" calcext:value-type="string">
            <text:p><text:a xlink:href="../../../../../../../../../../../C:/AppData/Local/Temp/http:/www.ncbi.nlm.nih.gov/gene%3Fterm=AAC71578.1" xlink:type="simple">AAC7157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4" xlink:type="simple">MG_354</text:a></text:p>
          </table:table-cell>
          <table:table-cell office:value-type="string" calcext:value-type="string">
            <text:p><text:a xlink:href="../../../../../../../../../../../C:/AppData/Local/Temp/http:/www.uniprot.org/uniprot/P47596" xlink:type="simple">P47596</text:a></text:p>
          </table:table-cell>
          <table:table-cell office:value-type="string" calcext:value-type="string">
            <text:p><text:a xlink:href="../../../../../../../../../../../C:/AppData/Local/Temp/http:/www.ncbi.nlm.nih.gov/gene%3Fterm=AAC71579.1" xlink:type="simple">AAC7157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5" xlink:type="simple">MG_355</text:a></text:p>
          </table:table-cell>
          <table:table-cell office:value-type="string" calcext:value-type="string">
            <text:p><text:a xlink:href="../../../../../../../../../../../C:/AppData/Local/Temp/http:/www.uniprot.org/uniprot/P47597" xlink:type="simple">P47597</text:a></text:p>
          </table:table-cell>
          <table:table-cell office:value-type="string" calcext:value-type="string">
            <text:p><text:a xlink:href="../../../../../../../../../../../C:/AppData/Local/Temp/http:/www.ncbi.nlm.nih.gov/gene%3Fterm=AAC71580.1" xlink:type="simple">AAC7158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6" xlink:type="simple">MG_356</text:a></text:p>
          </table:table-cell>
          <table:table-cell office:value-type="string" calcext:value-type="string">
            <text:p><text:a xlink:href="../../../../../../../../../../../C:/AppData/Local/Temp/http:/www.uniprot.org/uniprot/Q49423" xlink:type="simple">Q49423</text:a></text:p>
          </table:table-cell>
          <table:table-cell office:value-type="string" calcext:value-type="string">
            <text:p><text:a xlink:href="../../../../../../../../../../../C:/AppData/Local/Temp/http:/www.ncbi.nlm.nih.gov/gene%3Fterm=AAC71581.1" xlink:type="simple">AAC7158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7" xlink:type="simple">MG_357</text:a></text:p>
          </table:table-cell>
          <table:table-cell office:value-type="string" calcext:value-type="string">
            <text:p><text:a xlink:href="../../../../../../../../../../../C:/AppData/Local/Temp/http:/www.uniprot.org/uniprot/P47599" xlink:type="simple">P47599</text:a></text:p>
          </table:table-cell>
          <table:table-cell office:value-type="string" calcext:value-type="string">
            <text:p><text:a xlink:href="../../../../../../../../../../../C:/AppData/Local/Temp/http:/www.ncbi.nlm.nih.gov/gene%3Fterm=AAC71582.1" xlink:type="simple">AAC7158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8" xlink:type="simple">MG_358</text:a></text:p>
          </table:table-cell>
          <table:table-cell office:value-type="string" calcext:value-type="string">
            <text:p><text:a xlink:href="../../../../../../../../../../../C:/AppData/Local/Temp/http:/www.uniprot.org/uniprot/Q49424" xlink:type="simple">Q49424</text:a></text:p>
          </table:table-cell>
          <table:table-cell office:value-type="string" calcext:value-type="string">
            <text:p><text:a xlink:href="../../../../../../../../../../../C:/AppData/Local/Temp/http:/www.ncbi.nlm.nih.gov/gene%3Fterm=AAC71583.1" xlink:type="simple">AAC7158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59" xlink:type="simple">MG_359</text:a></text:p>
          </table:table-cell>
          <table:table-cell office:value-type="string" calcext:value-type="string">
            <text:p><text:a xlink:href="../../../../../../../../../../../C:/AppData/Local/Temp/http:/www.uniprot.org/uniprot/Q49425" xlink:type="simple">Q49425</text:a></text:p>
          </table:table-cell>
          <table:table-cell office:value-type="string" calcext:value-type="string">
            <text:p><text:a xlink:href="../../../../../../../../../../../C:/AppData/Local/Temp/http:/www.ncbi.nlm.nih.gov/gene%3Fterm=AAC71584.1" xlink:type="simple">AAC7158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0" xlink:type="simple">MG_360</text:a></text:p>
          </table:table-cell>
          <table:table-cell office:value-type="string" calcext:value-type="string">
            <text:p><text:a xlink:href="../../../../../../../../../../../C:/AppData/Local/Temp/http:/www.uniprot.org/uniprot/Q49426" xlink:type="simple">Q49426</text:a></text:p>
          </table:table-cell>
          <table:table-cell office:value-type="string" calcext:value-type="string">
            <text:p><text:a xlink:href="../../../../../../../../../../../C:/AppData/Local/Temp/http:/www.ncbi.nlm.nih.gov/gene%3Fterm=AAC71585.1" xlink:type="simple">AAC7158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1" xlink:type="simple">MG_361</text:a></text:p>
          </table:table-cell>
          <table:table-cell office:value-type="string" calcext:value-type="string">
            <text:p><text:a xlink:href="../../../../../../../../../../../C:/AppData/Local/Temp/http:/www.uniprot.org/uniprot/P36263" xlink:type="simple">P36263</text:a></text:p>
          </table:table-cell>
          <table:table-cell office:value-type="string" calcext:value-type="string">
            <text:p><text:a xlink:href="../../../../../../../../../../../C:/AppData/Local/Temp/http:/www.ncbi.nlm.nih.gov/gene%3Fterm=AAC71587.1" xlink:type="simple">AAC7158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2" xlink:type="simple">MG_362</text:a></text:p>
          </table:table-cell>
          <table:table-cell office:value-type="string" calcext:value-type="string">
            <text:p><text:a xlink:href="../../../../../../../../../../../C:/AppData/Local/Temp/http:/www.uniprot.org/uniprot/P36255" xlink:type="simple">P36255</text:a></text:p>
          </table:table-cell>
          <table:table-cell office:value-type="string" calcext:value-type="string">
            <text:p><text:a xlink:href="../../../../../../../../../../../C:/AppData/Local/Temp/http:/www.ncbi.nlm.nih.gov/gene%3Fterm=AAC71588.1" xlink:type="simple">AAC7158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3" xlink:type="simple">MG_363</text:a></text:p>
          </table:table-cell>
          <table:table-cell office:value-type="string" calcext:value-type="string">
            <text:p><text:a xlink:href="../../../../../../../../../../../C:/AppData/Local/Temp/http:/www.uniprot.org/uniprot/P47603" xlink:type="simple">P47603</text:a></text:p>
          </table:table-cell>
          <table:table-cell office:value-type="string" calcext:value-type="string">
            <text:p><text:a xlink:href="../../../../../../../../../../../C:/AppData/Local/Temp/http:/www.ncbi.nlm.nih.gov/gene%3Fterm=AAC71589.1" xlink:type="simple">AAC7158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22" xlink:type="simple">MG_522</text:a></text:p>
          </table:table-cell>
          <table:table-cell office:value-type="string" calcext:value-type="string">
            <text:p><text:a xlink:href="../../../../../../../../../../../C:/AppData/Local/Temp/http:/www.uniprot.org/uniprot/P55750" xlink:type="simple">P55750</text:a></text:p>
          </table:table-cell>
          <table:table-cell office:value-type="string" calcext:value-type="string">
            <text:p><text:a xlink:href="../../../../../../../../../../../C:/AppData/Local/Temp/http:/www.ncbi.nlm.nih.gov/gene%3Fterm=AAC71590.1" xlink:type="simple">AAC7159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4" xlink:type="simple">MG_364</text:a></text:p>
          </table:table-cell>
          <table:table-cell office:value-type="string" calcext:value-type="string">
            <text:p><text:a xlink:href="../../../../../../../../../../../C:/AppData/Local/Temp/http:/www.uniprot.org/uniprot/P47604" xlink:type="simple">P47604</text:a></text:p>
          </table:table-cell>
          <table:table-cell office:value-type="string" calcext:value-type="string">
            <text:p><text:a xlink:href="../../../../../../../../../../../C:/AppData/Local/Temp/http:/www.ncbi.nlm.nih.gov/gene%3Fterm=AAC71591.1" xlink:type="simple">AAC7159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5" xlink:type="simple">MG_365</text:a></text:p>
          </table:table-cell>
          <table:table-cell office:value-type="string" calcext:value-type="string">
            <text:p><text:a xlink:href="../../../../../../../../../../../C:/AppData/Local/Temp/http:/www.uniprot.org/uniprot/P47605" xlink:type="simple">P47605</text:a></text:p>
          </table:table-cell>
          <table:table-cell office:value-type="string" calcext:value-type="string">
            <text:p><text:a xlink:href="../../../../../../../../../../../C:/AppData/Local/Temp/http:/www.ncbi.nlm.nih.gov/gene%3Fterm=AAC71592.1" xlink:type="simple">AAC7159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6" xlink:type="simple">MG_366</text:a></text:p>
          </table:table-cell>
          <table:table-cell office:value-type="string" calcext:value-type="string">
            <text:p><text:a xlink:href="../../../../../../../../../../../C:/AppData/Local/Temp/http:/www.uniprot.org/uniprot/P47606" xlink:type="simple">P47606</text:a></text:p>
          </table:table-cell>
          <table:table-cell office:value-type="string" calcext:value-type="string">
            <text:p><text:a xlink:href="../../../../../../../../../../../C:/AppData/Local/Temp/http:/www.ncbi.nlm.nih.gov/gene%3Fterm=AAC71593.1" xlink:type="simple">AAC7159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7" xlink:type="simple">MG_367</text:a></text:p>
          </table:table-cell>
          <table:table-cell office:value-type="string" calcext:value-type="string">
            <text:p><text:a xlink:href="../../../../../../../../../../../C:/AppData/Local/Temp/http:/www.uniprot.org/uniprot/P47607" xlink:type="simple">P47607</text:a></text:p>
          </table:table-cell>
          <table:table-cell office:value-type="string" calcext:value-type="string">
            <text:p><text:a xlink:href="../../../../../../../../../../../C:/AppData/Local/Temp/http:/www.ncbi.nlm.nih.gov/gene%3Fterm=AAC71594.1" xlink:type="simple">AAC7159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8" xlink:type="simple">MG_368</text:a></text:p>
          </table:table-cell>
          <table:table-cell office:value-type="string" calcext:value-type="string">
            <text:p><text:a xlink:href="../../../../../../../../../../../C:/AppData/Local/Temp/http:/www.uniprot.org/uniprot/Q49427" xlink:type="simple">Q49427</text:a></text:p>
          </table:table-cell>
          <table:table-cell office:value-type="string" calcext:value-type="string">
            <text:p><text:a xlink:href="../../../../../../../../../../../C:/AppData/Local/Temp/http:/www.ncbi.nlm.nih.gov/gene%3Fterm=AAC71595.1" xlink:type="simple">AAC7159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69" xlink:type="simple">MG_369</text:a></text:p>
          </table:table-cell>
          <table:table-cell office:value-type="string" calcext:value-type="string">
            <text:p><text:a xlink:href="../../../../../../../../../../../C:/AppData/Local/Temp/http:/www.uniprot.org/uniprot/P47609" xlink:type="simple">P47609</text:a></text:p>
          </table:table-cell>
          <table:table-cell office:value-type="string" calcext:value-type="string">
            <text:p><text:a xlink:href="../../../../../../../../../../../C:/AppData/Local/Temp/http:/www.ncbi.nlm.nih.gov/gene%3Fterm=AAC71596.1" xlink:type="simple">AAC7159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0" xlink:type="simple">MG_370</text:a></text:p>
          </table:table-cell>
          <table:table-cell office:value-type="string" calcext:value-type="string">
            <text:p><text:a xlink:href="../../../../../../../../../../../C:/AppData/Local/Temp/http:/www.uniprot.org/uniprot/P47610" xlink:type="simple">P47610</text:a></text:p>
          </table:table-cell>
          <table:table-cell office:value-type="string" calcext:value-type="string">
            <text:p><text:a xlink:href="../../../../../../../../../../../C:/AppData/Local/Temp/http:/www.ncbi.nlm.nih.gov/gene%3Fterm=AAC71597.1" xlink:type="simple">AAC7159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1" xlink:type="simple">MG_371</text:a></text:p>
          </table:table-cell>
          <table:table-cell office:value-type="string" calcext:value-type="string">
            <text:p><text:a xlink:href="../../../../../../../../../../../C:/AppData/Local/Temp/http:/www.uniprot.org/uniprot/Q49428" xlink:type="simple">Q49428</text:a></text:p>
          </table:table-cell>
          <table:table-cell office:value-type="string" calcext:value-type="string">
            <text:p><text:a xlink:href="../../../../../../../../../../../C:/AppData/Local/Temp/http:/www.ncbi.nlm.nih.gov/gene%3Fterm=AAC71598.1" xlink:type="simple">AAC7159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2" xlink:type="simple">MG_372</text:a></text:p>
          </table:table-cell>
          <table:table-cell office:value-type="string" calcext:value-type="string">
            <text:p><text:a xlink:href="../../../../../../../../../../../C:/AppData/Local/Temp/http:/www.uniprot.org/uniprot/P47612" xlink:type="simple">P47612</text:a></text:p>
          </table:table-cell>
          <table:table-cell office:value-type="string" calcext:value-type="string">
            <text:p><text:a xlink:href="../../../../../../../../../../../C:/AppData/Local/Temp/http:/www.ncbi.nlm.nih.gov/gene%3Fterm=AAC71599.1" xlink:type="simple">AAC7159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3" xlink:type="simple">MG_373</text:a></text:p>
          </table:table-cell>
          <table:table-cell office:value-type="string" calcext:value-type="string">
            <text:p><text:a xlink:href="../../../../../../../../../../../C:/AppData/Local/Temp/http:/www.uniprot.org/uniprot/P47613" xlink:type="simple">P47613</text:a></text:p>
          </table:table-cell>
          <table:table-cell office:value-type="string" calcext:value-type="string">
            <text:p><text:a xlink:href="../../../../../../../../../../../C:/AppData/Local/Temp/http:/www.ncbi.nlm.nih.gov/gene%3Fterm=AAC71600.1" xlink:type="simple">AAC7160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4" xlink:type="simple">MG_374</text:a></text:p>
          </table:table-cell>
          <table:table-cell office:value-type="string" calcext:value-type="string">
            <text:p><text:a xlink:href="../../../../../../../../../../../C:/AppData/Local/Temp/http:/www.uniprot.org/uniprot/P47614" xlink:type="simple">P47614</text:a></text:p>
          </table:table-cell>
          <table:table-cell office:value-type="string" calcext:value-type="string">
            <text:p><text:a xlink:href="../../../../../../../../../../../C:/AppData/Local/Temp/http:/www.ncbi.nlm.nih.gov/gene%3Fterm=AAC71601.1" xlink:type="simple">AAC7160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5" xlink:type="simple">MG_375</text:a></text:p>
          </table:table-cell>
          <table:table-cell office:value-type="string" calcext:value-type="string">
            <text:p><text:a xlink:href="../../../../../../../../../../../C:/AppData/Local/Temp/http:/www.uniprot.org/uniprot/P47615" xlink:type="simple">P47615</text:a></text:p>
          </table:table-cell>
          <table:table-cell office:value-type="string" calcext:value-type="string">
            <text:p><text:a xlink:href="../../../../../../../../../../../C:/AppData/Local/Temp/http:/www.ncbi.nlm.nih.gov/gene%3Fterm=AAC71602.1" xlink:type="simple">AAC7160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6" xlink:type="simple">MG_376</text:a></text:p>
          </table:table-cell>
          <table:table-cell office:value-type="string" calcext:value-type="string">
            <text:p><text:a xlink:href="../../../../../../../../../../../C:/AppData/Local/Temp/http:/www.uniprot.org/uniprot/P47616" xlink:type="simple">P47616</text:a></text:p>
          </table:table-cell>
          <table:table-cell office:value-type="string" calcext:value-type="string">
            <text:p><text:a xlink:href="../../../../../../../../../../../C:/AppData/Local/Temp/http:/www.ncbi.nlm.nih.gov/gene%3Fterm=AAC71603.1" xlink:type="simple">AAC7160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7" xlink:type="simple">MG_377</text:a></text:p>
          </table:table-cell>
          <table:table-cell office:value-type="string" calcext:value-type="string">
            <text:p><text:a xlink:href="../../../../../../../../../../../C:/AppData/Local/Temp/http:/www.uniprot.org/uniprot/P47617" xlink:type="simple">P47617</text:a></text:p>
          </table:table-cell>
          <table:table-cell office:value-type="string" calcext:value-type="string">
            <text:p><text:a xlink:href="../../../../../../../../../../../C:/AppData/Local/Temp/http:/www.ncbi.nlm.nih.gov/gene%3Fterm=AAC71604.1" xlink:type="simple">AAC7160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8" xlink:type="simple">MG_378</text:a></text:p>
          </table:table-cell>
          <table:table-cell office:value-type="string" calcext:value-type="string">
            <text:p><text:a xlink:href="../../../../../../../../../../../C:/AppData/Local/Temp/http:/www.uniprot.org/uniprot/P47618" xlink:type="simple">P47618</text:a></text:p>
          </table:table-cell>
          <table:table-cell office:value-type="string" calcext:value-type="string">
            <text:p><text:a xlink:href="../../../../../../../../../../../C:/AppData/Local/Temp/http:/www.ncbi.nlm.nih.gov/gene%3Fterm=AAC71605.1" xlink:type="simple">AAC7160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79" xlink:type="simple">MG_379</text:a></text:p>
          </table:table-cell>
          <table:table-cell office:value-type="string" calcext:value-type="string">
            <text:p><text:a xlink:href="../../../../../../../../../../../C:/AppData/Local/Temp/http:/www.uniprot.org/uniprot/P47619" xlink:type="simple">P47619</text:a></text:p>
          </table:table-cell>
          <table:table-cell office:value-type="string" calcext:value-type="string">
            <text:p><text:a xlink:href="../../../../../../../../../../../C:/AppData/Local/Temp/http:/www.ncbi.nlm.nih.gov/gene%3Fterm=AAC71606.1" xlink:type="simple">AAC7160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0" xlink:type="simple">MG_380</text:a></text:p>
          </table:table-cell>
          <table:table-cell office:value-type="string" calcext:value-type="string">
            <text:p><text:a xlink:href="../../../../../../../../../../../C:/AppData/Local/Temp/http:/www.uniprot.org/uniprot/P47620" xlink:type="simple">P47620</text:a></text:p>
          </table:table-cell>
          <table:table-cell office:value-type="string" calcext:value-type="string">
            <text:p><text:a xlink:href="../../../../../../../../../../../C:/AppData/Local/Temp/http:/www.ncbi.nlm.nih.gov/gene%3Fterm=AAC71607.1" xlink:type="simple">AAC7160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1" xlink:type="simple">MG_381</text:a></text:p>
          </table:table-cell>
          <table:table-cell office:value-type="string" calcext:value-type="string">
            <text:p><text:a xlink:href="../../../../../../../../../../../C:/AppData/Local/Temp/http:/www.uniprot.org/uniprot/P47621" xlink:type="simple">P47621</text:a></text:p>
          </table:table-cell>
          <table:table-cell office:value-type="string" calcext:value-type="string">
            <text:p><text:a xlink:href="../../../../../../../../../../../C:/AppData/Local/Temp/http:/www.ncbi.nlm.nih.gov/gene%3Fterm=AAC71608.1" xlink:type="simple">AAC7160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523" xlink:type="simple">MG52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2" xlink:type="simple">MG_382</text:a></text:p>
          </table:table-cell>
          <table:table-cell office:value-type="string" calcext:value-type="string">
            <text:p><text:a xlink:href="../../../../../../../../../../../C:/AppData/Local/Temp/http:/www.uniprot.org/uniprot/P47622" xlink:type="simple">P47622</text:a></text:p>
          </table:table-cell>
          <table:table-cell office:value-type="string" calcext:value-type="string">
            <text:p><text:a xlink:href="../../../../../../../../../../../C:/AppData/Local/Temp/http:/www.ncbi.nlm.nih.gov/gene%3Fterm=AAC71609.1" xlink:type="simple">AAC7160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3" xlink:type="simple">MG_383</text:a></text:p>
          </table:table-cell>
          <table:table-cell office:value-type="string" calcext:value-type="string">
            <text:p><text:a xlink:href="../../../../../../../../../../../C:/AppData/Local/Temp/http:/www.uniprot.org/uniprot/P47623" xlink:type="simple">P47623</text:a></text:p>
          </table:table-cell>
          <table:table-cell office:value-type="string" calcext:value-type="string">
            <text:p><text:a xlink:href="../../../../../../../../../../../C:/AppData/Local/Temp/http:/www.ncbi.nlm.nih.gov/gene%3Fterm=AAC71610.1" xlink:type="simple">AAC7161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4" xlink:type="simple">MG_384</text:a></text:p>
          </table:table-cell>
          <table:table-cell office:value-type="string" calcext:value-type="string">
            <text:p><text:a xlink:href="../../../../../../../../../../../C:/AppData/Local/Temp/http:/www.uniprot.org/uniprot/P47624" xlink:type="simple">P47624</text:a></text:p>
          </table:table-cell>
          <table:table-cell office:value-type="string" calcext:value-type="string">
            <text:p><text:a xlink:href="../../../../../../../../../../../C:/AppData/Local/Temp/http:/www.ncbi.nlm.nih.gov/gene%3Fterm=AAC71611.1" xlink:type="simple">AAC7161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24" xlink:type="simple">MG_524</text:a></text:p>
          </table:table-cell>
          <table:table-cell office:value-type="string" calcext:value-type="string">
            <text:p><text:a xlink:href="../../../../../../../../../../../C:/AppData/Local/Temp/http:/www.uniprot.org/uniprot/Q9ZB71" xlink:type="simple">Q9ZB71</text:a></text:p>
          </table:table-cell>
          <table:table-cell office:value-type="string" calcext:value-type="string">
            <text:p><text:a xlink:href="../../../../../../../../../../../C:/AppData/Local/Temp/http:/www.ncbi.nlm.nih.gov/gene%3Fterm=AAC71616.1" xlink:type="simple">AAC7161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5" xlink:type="simple">MG_385</text:a></text:p>
          </table:table-cell>
          <table:table-cell office:value-type="string" calcext:value-type="string">
            <text:p><text:a xlink:href="../../../../../../../../../../../C:/AppData/Local/Temp/http:/www.uniprot.org/uniprot/P47625" xlink:type="simple">P47625</text:a></text:p>
          </table:table-cell>
          <table:table-cell office:value-type="string" calcext:value-type="string">
            <text:p><text:a xlink:href="../../../../../../../../../../../C:/AppData/Local/Temp/http:/www.ncbi.nlm.nih.gov/gene%3Fterm=AAC71612.1" xlink:type="simple">AAC7161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6" xlink:type="simple">MG_386</text:a></text:p>
          </table:table-cell>
          <table:table-cell office:value-type="string" calcext:value-type="string">
            <text:p><text:a xlink:href="../../../../../../../../../../../C:/AppData/Local/Temp/http:/www.uniprot.org/uniprot/Q49429" xlink:type="simple">Q49429</text:a></text:p>
          </table:table-cell>
          <table:table-cell office:value-type="string" calcext:value-type="string">
            <text:p><text:a xlink:href="../../../../../../../../../../../C:/AppData/Local/Temp/http:/www.ncbi.nlm.nih.gov/gene%3Fterm=AAC71613.1" xlink:type="simple">AAC7161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7" xlink:type="simple">MG_387</text:a></text:p>
          </table:table-cell>
          <table:table-cell office:value-type="string" calcext:value-type="string">
            <text:p><text:a xlink:href="../../../../../../../../../../../C:/AppData/Local/Temp/http:/www.uniprot.org/uniprot/P47627" xlink:type="simple">P47627</text:a></text:p>
          </table:table-cell>
          <table:table-cell office:value-type="string" calcext:value-type="string">
            <text:p><text:a xlink:href="../../../../../../../../../../../C:/AppData/Local/Temp/http:/www.ncbi.nlm.nih.gov/gene%3Fterm=AAC71614.1" xlink:type="simple">AAC7161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8" xlink:type="simple">MG_388</text:a></text:p>
          </table:table-cell>
          <table:table-cell office:value-type="string" calcext:value-type="string">
            <text:p><text:a xlink:href="../../../../../../../../../../../C:/AppData/Local/Temp/http:/www.uniprot.org/uniprot/P47628" xlink:type="simple">P47628</text:a></text:p>
          </table:table-cell>
          <table:table-cell office:value-type="string" calcext:value-type="string">
            <text:p><text:a xlink:href="../../../../../../../../../../../C:/AppData/Local/Temp/http:/www.ncbi.nlm.nih.gov/gene%3Fterm=AAC71615.1" xlink:type="simple">AAC7161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89" xlink:type="simple">MG_389</text:a></text:p>
          </table:table-cell>
          <table:table-cell office:value-type="string" calcext:value-type="string">
            <text:p><text:a xlink:href="../../../../../../../../../../../C:/AppData/Local/Temp/http:/www.uniprot.org/uniprot/P47629" xlink:type="simple">P47629</text:a></text:p>
          </table:table-cell>
          <table:table-cell office:value-type="string" calcext:value-type="string">
            <text:p><text:a xlink:href="../../../../../../../../../../../C:/AppData/Local/Temp/http:/www.ncbi.nlm.nih.gov/gene%3Fterm=AAC71617.1" xlink:type="simple">AAC7161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0" xlink:type="simple">MG_390</text:a></text:p>
          </table:table-cell>
          <table:table-cell office:value-type="string" calcext:value-type="string">
            <text:p><text:a xlink:href="../../../../../../../../../../../C:/AppData/Local/Temp/http:/www.uniprot.org/uniprot/Q49430" xlink:type="simple">Q49430</text:a></text:p>
          </table:table-cell>
          <table:table-cell office:value-type="string" calcext:value-type="string">
            <text:p><text:a xlink:href="../../../../../../../../../../../C:/AppData/Local/Temp/http:/www.ncbi.nlm.nih.gov/gene%3Fterm=AAC71618.1" xlink:type="simple">AAC7161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1" xlink:type="simple">MG_391</text:a></text:p>
          </table:table-cell>
          <table:table-cell office:value-type="string" calcext:value-type="string">
            <text:p><text:a xlink:href="../../../../../../../../../../../C:/AppData/Local/Temp/http:/www.uniprot.org/uniprot/P47631" xlink:type="simple">P47631</text:a></text:p>
          </table:table-cell>
          <table:table-cell office:value-type="string" calcext:value-type="string">
            <text:p><text:a xlink:href="../../../../../../../../../../../C:/AppData/Local/Temp/http:/www.ncbi.nlm.nih.gov/gene%3Fterm=AAC71619.1" xlink:type="simple">AAC7161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2" xlink:type="simple">MG_392</text:a></text:p>
          </table:table-cell>
          <table:table-cell office:value-type="string" calcext:value-type="string">
            <text:p><text:a xlink:href="../../../../../../../../../../../C:/AppData/Local/Temp/http:/www.uniprot.org/uniprot/P47632" xlink:type="simple">P47632</text:a></text:p>
          </table:table-cell>
          <table:table-cell office:value-type="string" calcext:value-type="string">
            <text:p><text:a xlink:href="../../../../../../../../../../../C:/AppData/Local/Temp/http:/www.ncbi.nlm.nih.gov/gene%3Fterm=AAC71620.1" xlink:type="simple">AAC7162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3" xlink:type="simple">MG_393</text:a></text:p>
          </table:table-cell>
          <table:table-cell office:value-type="string" calcext:value-type="string">
            <text:p><text:a xlink:href="../../../../../../../../../../../C:/AppData/Local/Temp/http:/www.uniprot.org/uniprot/P47633" xlink:type="simple">P47633</text:a></text:p>
          </table:table-cell>
          <table:table-cell office:value-type="string" calcext:value-type="string">
            <text:p><text:a xlink:href="../../../../../../../../../../../C:/AppData/Local/Temp/http:/www.ncbi.nlm.nih.gov/gene%3Fterm=AAC71621.1" xlink:type="simple">AAC7162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4" xlink:type="simple">MG_394</text:a></text:p>
          </table:table-cell>
          <table:table-cell office:value-type="string" calcext:value-type="string">
            <text:p><text:a xlink:href="../../../../../../../../../../../C:/AppData/Local/Temp/http:/www.uniprot.org/uniprot/P47634" xlink:type="simple">P47634</text:a></text:p>
          </table:table-cell>
          <table:table-cell office:value-type="string" calcext:value-type="string">
            <text:p><text:a xlink:href="../../../../../../../../../../../C:/AppData/Local/Temp/http:/www.ncbi.nlm.nih.gov/gene%3Fterm=AAC71622.1" xlink:type="simple">AAC7162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5" xlink:type="simple">MG_395</text:a></text:p>
          </table:table-cell>
          <table:table-cell office:value-type="string" calcext:value-type="string">
            <text:p><text:a xlink:href="../../../../../../../../../../../C:/AppData/Local/Temp/http:/www.uniprot.org/uniprot/P47635" xlink:type="simple">P47635</text:a></text:p>
          </table:table-cell>
          <table:table-cell office:value-type="string" calcext:value-type="string">
            <text:p><text:a xlink:href="../../../../../../../../../../../C:/AppData/Local/Temp/http:/www.ncbi.nlm.nih.gov/gene%3Fterm=AAC71623.1" xlink:type="simple">AAC7162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6" xlink:type="simple">MG_396</text:a></text:p>
          </table:table-cell>
          <table:table-cell office:value-type="string" calcext:value-type="string">
            <text:p><text:a xlink:href="../../../../../../../../../../../C:/AppData/Local/Temp/http:/www.uniprot.org/uniprot/P47636" xlink:type="simple">P47636</text:a></text:p>
          </table:table-cell>
          <table:table-cell office:value-type="string" calcext:value-type="string">
            <text:p><text:a xlink:href="../../../../../../../../../../../C:/AppData/Local/Temp/http:/www.ncbi.nlm.nih.gov/gene%3Fterm=AAC71624.1" xlink:type="simple">AAC7162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7" xlink:type="simple">MG_397</text:a></text:p>
          </table:table-cell>
          <table:table-cell office:value-type="string" calcext:value-type="string">
            <text:p><text:a xlink:href="../../../../../../../../../../../C:/AppData/Local/Temp/http:/www.uniprot.org/uniprot/P47637" xlink:type="simple">P47637</text:a></text:p>
          </table:table-cell>
          <table:table-cell office:value-type="string" calcext:value-type="string">
            <text:p><text:a xlink:href="../../../../../../../../../../../C:/AppData/Local/Temp/http:/www.ncbi.nlm.nih.gov/gene%3Fterm=AAC71625.1" xlink:type="simple">AAC7162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8" xlink:type="simple">MG_398</text:a></text:p>
          </table:table-cell>
          <table:table-cell office:value-type="string" calcext:value-type="string">
            <text:p><text:a xlink:href="../../../../../../../../../../../C:/AppData/Local/Temp/http:/www.uniprot.org/uniprot/P47638" xlink:type="simple">P47638</text:a></text:p>
          </table:table-cell>
          <table:table-cell office:value-type="string" calcext:value-type="string">
            <text:p><text:a xlink:href="../../../../../../../../../../../C:/AppData/Local/Temp/http:/www.ncbi.nlm.nih.gov/gene%3Fterm=AAC71626.1" xlink:type="simple">AAC7162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399" xlink:type="simple">MG_399</text:a></text:p>
          </table:table-cell>
          <table:table-cell office:value-type="string" calcext:value-type="string">
            <text:p><text:a xlink:href="../../../../../../../../../../../C:/AppData/Local/Temp/http:/www.uniprot.org/uniprot/P47639" xlink:type="simple">P47639</text:a></text:p>
          </table:table-cell>
          <table:table-cell office:value-type="string" calcext:value-type="string">
            <text:p><text:a xlink:href="../../../../../../../../../../../C:/AppData/Local/Temp/http:/www.ncbi.nlm.nih.gov/gene%3Fterm=AAC71627.1" xlink:type="simple">AAC7162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0" xlink:type="simple">MG_400</text:a></text:p>
          </table:table-cell>
          <table:table-cell office:value-type="string" calcext:value-type="string">
            <text:p><text:a xlink:href="../../../../../../../../../../../C:/AppData/Local/Temp/http:/www.uniprot.org/uniprot/P47640" xlink:type="simple">P47640</text:a></text:p>
          </table:table-cell>
          <table:table-cell office:value-type="string" calcext:value-type="string">
            <text:p><text:a xlink:href="../../../../../../../../../../../C:/AppData/Local/Temp/http:/www.ncbi.nlm.nih.gov/gene%3Fterm=AAC71628.1" xlink:type="simple">AAC7162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1" xlink:type="simple">MG_401</text:a></text:p>
          </table:table-cell>
          <table:table-cell office:value-type="string" calcext:value-type="string">
            <text:p><text:a xlink:href="../../../../../../../../../../../C:/AppData/Local/Temp/http:/www.uniprot.org/uniprot/P47641" xlink:type="simple">P47641</text:a></text:p>
          </table:table-cell>
          <table:table-cell office:value-type="string" calcext:value-type="string">
            <text:p><text:a xlink:href="../../../../../../../../../../../C:/AppData/Local/Temp/http:/www.ncbi.nlm.nih.gov/gene%3Fterm=AAC71629.1" xlink:type="simple">AAC7162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2" xlink:type="simple">MG_402</text:a></text:p>
          </table:table-cell>
          <table:table-cell office:value-type="string" calcext:value-type="string">
            <text:p><text:a xlink:href="../../../../../../../../../../../C:/AppData/Local/Temp/http:/www.uniprot.org/uniprot/P47642" xlink:type="simple">P47642</text:a></text:p>
          </table:table-cell>
          <table:table-cell office:value-type="string" calcext:value-type="string">
            <text:p><text:a xlink:href="../../../../../../../../../../../C:/AppData/Local/Temp/http:/www.ncbi.nlm.nih.gov/gene%3Fterm=AAC71630.1" xlink:type="simple">AAC7163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3" xlink:type="simple">MG_403</text:a></text:p>
          </table:table-cell>
          <table:table-cell office:value-type="string" calcext:value-type="string">
            <text:p><text:a xlink:href="../../../../../../../../../../../C:/AppData/Local/Temp/http:/www.uniprot.org/uniprot/P47643" xlink:type="simple">P47643</text:a></text:p>
          </table:table-cell>
          <table:table-cell office:value-type="string" calcext:value-type="string">
            <text:p><text:a xlink:href="../../../../../../../../../../../C:/AppData/Local/Temp/http:/www.ncbi.nlm.nih.gov/gene%3Fterm=AAC71631.1" xlink:type="simple">AAC7163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4" xlink:type="simple">MG_404</text:a></text:p>
          </table:table-cell>
          <table:table-cell office:value-type="string" calcext:value-type="string">
            <text:p><text:a xlink:href="../../../../../../../../../../../C:/AppData/Local/Temp/http:/www.uniprot.org/uniprot/P47644" xlink:type="simple">P47644</text:a></text:p>
          </table:table-cell>
          <table:table-cell office:value-type="string" calcext:value-type="string">
            <text:p><text:a xlink:href="../../../../../../../../../../../C:/AppData/Local/Temp/http:/www.ncbi.nlm.nih.gov/gene%3Fterm=AAC71632.1" xlink:type="simple">AAC7163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5" xlink:type="simple">MG_405</text:a></text:p>
          </table:table-cell>
          <table:table-cell office:value-type="string" calcext:value-type="string">
            <text:p><text:a xlink:href="../../../../../../../../../../../C:/AppData/Local/Temp/http:/www.uniprot.org/uniprot/P47645" xlink:type="simple">P47645</text:a></text:p>
          </table:table-cell>
          <table:table-cell office:value-type="string" calcext:value-type="string">
            <text:p><text:a xlink:href="../../../../../../../../../../../C:/AppData/Local/Temp/http:/www.ncbi.nlm.nih.gov/gene%3Fterm=AAC71633.1" xlink:type="simple">AAC7163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6" xlink:type="simple">MG_406</text:a></text:p>
          </table:table-cell>
          <table:table-cell office:value-type="string" calcext:value-type="string">
            <text:p><text:a xlink:href="../../../../../../../../../../../C:/AppData/Local/Temp/http:/www.uniprot.org/uniprot/Q49431" xlink:type="simple">Q49431</text:a></text:p>
          </table:table-cell>
          <table:table-cell office:value-type="string" calcext:value-type="string">
            <text:p><text:a xlink:href="../../../../../../../../../../../C:/AppData/Local/Temp/http:/www.ncbi.nlm.nih.gov/gene%3Fterm=AAC71634.1" xlink:type="simple">AAC7163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7" xlink:type="simple">MG_407</text:a></text:p>
          </table:table-cell>
          <table:table-cell office:value-type="string" calcext:value-type="string">
            <text:p><text:a xlink:href="../../../../../../../../../../../C:/AppData/Local/Temp/http:/www.uniprot.org/uniprot/P47647" xlink:type="simple">P47647</text:a></text:p>
          </table:table-cell>
          <table:table-cell office:value-type="string" calcext:value-type="string">
            <text:p><text:a xlink:href="../../../../../../../../../../../C:/AppData/Local/Temp/http:/www.ncbi.nlm.nih.gov/gene%3Fterm=AAC71635.1" xlink:type="simple">AAC7163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8" xlink:type="simple">MG_408</text:a></text:p>
          </table:table-cell>
          <table:table-cell office:value-type="string" calcext:value-type="string">
            <text:p><text:a xlink:href="../../../../../../../../../../../C:/AppData/Local/Temp/http:/www.uniprot.org/uniprot/P47648" xlink:type="simple">P47648</text:a></text:p>
          </table:table-cell>
          <table:table-cell office:value-type="string" calcext:value-type="string">
            <text:p><text:a xlink:href="../../../../../../../../../../../C:/AppData/Local/Temp/http:/www.ncbi.nlm.nih.gov/gene%3Fterm=AAC71636.1" xlink:type="simple">AAC7163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09" xlink:type="simple">MG_409</text:a></text:p>
          </table:table-cell>
          <table:table-cell office:value-type="string" calcext:value-type="string">
            <text:p><text:a xlink:href="../../../../../../../../../../../C:/AppData/Local/Temp/http:/www.uniprot.org/uniprot/P47649" xlink:type="simple">P47649</text:a></text:p>
          </table:table-cell>
          <table:table-cell office:value-type="string" calcext:value-type="string">
            <text:p><text:a xlink:href="../../../../../../../../../../../C:/AppData/Local/Temp/http:/www.ncbi.nlm.nih.gov/gene%3Fterm=AAC71637.1" xlink:type="simple">AAC7163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10" xlink:type="simple">MG_410</text:a></text:p>
          </table:table-cell>
          <table:table-cell office:value-type="string" calcext:value-type="string">
            <text:p><text:a xlink:href="../../../../../../../../../../../C:/AppData/Local/Temp/http:/www.uniprot.org/uniprot/P47650" xlink:type="simple">P47650</text:a></text:p>
          </table:table-cell>
          <table:table-cell office:value-type="string" calcext:value-type="string">
            <text:p><text:a xlink:href="../../../../../../../../../../../C:/AppData/Local/Temp/http:/www.ncbi.nlm.nih.gov/gene%3Fterm=AAC71638.1" xlink:type="simple">AAC7163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11" xlink:type="simple">MG_411</text:a></text:p>
          </table:table-cell>
          <table:table-cell office:value-type="string" calcext:value-type="string">
            <text:p><text:a xlink:href="../../../../../../../../../../../C:/AppData/Local/Temp/http:/www.uniprot.org/uniprot/P47651" xlink:type="simple">P47651</text:a></text:p>
          </table:table-cell>
          <table:table-cell office:value-type="string" calcext:value-type="string">
            <text:p><text:a xlink:href="../../../../../../../../../../../C:/AppData/Local/Temp/http:/www.ncbi.nlm.nih.gov/gene%3Fterm=AAC71639.1" xlink:type="simple">AAC7163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12" xlink:type="simple">MG_412</text:a></text:p>
          </table:table-cell>
          <table:table-cell office:value-type="string" calcext:value-type="string">
            <text:p><text:a xlink:href="../../../../../../../../../../../C:/AppData/Local/Temp/http:/www.uniprot.org/uniprot/P47652" xlink:type="simple">P47652</text:a></text:p>
          </table:table-cell>
          <table:table-cell office:value-type="string" calcext:value-type="string">
            <text:p><text:a xlink:href="../../../../../../../../../../../C:/AppData/Local/Temp/http:/www.ncbi.nlm.nih.gov/gene%3Fterm=AAC71640.1" xlink:type="simple">AAC7164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14" xlink:type="simple">MG_414</text:a></text:p>
          </table:table-cell>
          <table:table-cell office:value-type="string" calcext:value-type="string">
            <text:p><text:a xlink:href="../../../../../../../../../../../C:/AppData/Local/Temp/http:/www.uniprot.org/uniprot/P47653" xlink:type="simple">P47653</text:a></text:p>
          </table:table-cell>
          <table:table-cell office:value-type="string" calcext:value-type="string">
            <text:p><text:a xlink:href="../../../../../../../../../../../C:/AppData/Local/Temp/http:/www.ncbi.nlm.nih.gov/gene%3Fterm=AAC71641.1" xlink:type="simple">AAC7164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25" xlink:type="simple">MG_52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17" xlink:type="simple">MG_417</text:a></text:p>
          </table:table-cell>
          <table:table-cell office:value-type="string" calcext:value-type="string">
            <text:p><text:a xlink:href="../../../../../../../../../../../C:/AppData/Local/Temp/http:/www.uniprot.org/uniprot/P47656" xlink:type="simple">P47656</text:a></text:p>
          </table:table-cell>
          <table:table-cell office:value-type="string" calcext:value-type="string">
            <text:p><text:a xlink:href="../../../../../../../../../../../C:/AppData/Local/Temp/http:/www.ncbi.nlm.nih.gov/gene%3Fterm=AAC71643.1" xlink:type="simple">AAC7164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18" xlink:type="simple">MG_418</text:a></text:p>
          </table:table-cell>
          <table:table-cell office:value-type="string" calcext:value-type="string">
            <text:p><text:a xlink:href="../../../../../../../../../../../C:/AppData/Local/Temp/http:/www.uniprot.org/uniprot/P47657" xlink:type="simple">P47657</text:a></text:p>
          </table:table-cell>
          <table:table-cell office:value-type="string" calcext:value-type="string">
            <text:p><text:a xlink:href="../../../../../../../../../../../C:/AppData/Local/Temp/http:/www.ncbi.nlm.nih.gov/gene%3Fterm=AAC71644.1" xlink:type="simple">AAC7164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19" xlink:type="simple">MG_419</text:a></text:p>
          </table:table-cell>
          <table:table-cell office:value-type="string" calcext:value-type="string">
            <text:p><text:a xlink:href="../../../../../../../../../../../C:/AppData/Local/Temp/http:/www.uniprot.org/uniprot/P47658" xlink:type="simple">P47658</text:a></text:p>
          </table:table-cell>
          <table:table-cell office:value-type="string" calcext:value-type="string">
            <text:p><text:a xlink:href="../../../../../../../../../../../C:/AppData/Local/Temp/http:/www.ncbi.nlm.nih.gov/gene%3Fterm=AAC71650.1" xlink:type="simple">AAC7165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1" xlink:type="simple">MG_421</text:a></text:p>
          </table:table-cell>
          <table:table-cell office:value-type="string" calcext:value-type="string">
            <text:p><text:a xlink:href="../../../../../../../../../../../C:/AppData/Local/Temp/http:/www.uniprot.org/uniprot/P47660" xlink:type="simple">P47660</text:a></text:p>
          </table:table-cell>
          <table:table-cell office:value-type="string" calcext:value-type="string">
            <text:p><text:a xlink:href="../../../../../../../../../../../C:/AppData/Local/Temp/http:/www.ncbi.nlm.nih.gov/gene%3Fterm=AAC71645.1" xlink:type="simple">AAC7164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2" xlink:type="simple">MG_422</text:a></text:p>
          </table:table-cell>
          <table:table-cell office:value-type="string" calcext:value-type="string">
            <text:p><text:a xlink:href="../../../../../../../../../../../C:/AppData/Local/Temp/http:/www.uniprot.org/uniprot/P47661" xlink:type="simple">P47661</text:a></text:p>
          </table:table-cell>
          <table:table-cell office:value-type="string" calcext:value-type="string">
            <text:p><text:a xlink:href="../../../../../../../../../../../C:/AppData/Local/Temp/http:/www.ncbi.nlm.nih.gov/gene%3Fterm=AAC71646.1" xlink:type="simple">AAC7164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3" xlink:type="simple">MG_423</text:a></text:p>
          </table:table-cell>
          <table:table-cell office:value-type="string" calcext:value-type="string">
            <text:p><text:a xlink:href="../../../../../../../../../../../C:/AppData/Local/Temp/http:/www.uniprot.org/uniprot/P47662" xlink:type="simple">P47662</text:a></text:p>
          </table:table-cell>
          <table:table-cell office:value-type="string" calcext:value-type="string">
            <text:p><text:a xlink:href="../../../../../../../../../../../C:/AppData/Local/Temp/http:/www.ncbi.nlm.nih.gov/gene%3Fterm=AAC71647.1" xlink:type="simple">AAC7164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4" xlink:type="simple">MG_424</text:a></text:p>
          </table:table-cell>
          <table:table-cell office:value-type="string" calcext:value-type="string">
            <text:p><text:a xlink:href="../../../../../../../../../../../C:/AppData/Local/Temp/http:/www.uniprot.org/uniprot/P47663" xlink:type="simple">P47663</text:a></text:p>
          </table:table-cell>
          <table:table-cell office:value-type="string" calcext:value-type="string">
            <text:p><text:a xlink:href="../../../../../../../../../../../C:/AppData/Local/Temp/http:/www.ncbi.nlm.nih.gov/gene%3Fterm=AAC71648.1" xlink:type="simple">AAC7164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5" xlink:type="simple">MG_425</text:a></text:p>
          </table:table-cell>
          <table:table-cell office:value-type="string" calcext:value-type="string">
            <text:p><text:a xlink:href="../../../../../../../../../../../C:/AppData/Local/Temp/http:/www.uniprot.org/uniprot/P47664" xlink:type="simple">P47664</text:a></text:p>
          </table:table-cell>
          <table:table-cell office:value-type="string" calcext:value-type="string">
            <text:p><text:a xlink:href="../../../../../../../../../../../C:/AppData/Local/Temp/http:/www.ncbi.nlm.nih.gov/gene%3Fterm=AAC72446.1" xlink:type="simple">AAC7244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6" xlink:type="simple">MG_426</text:a></text:p>
          </table:table-cell>
          <table:table-cell office:value-type="string" calcext:value-type="string">
            <text:p><text:a xlink:href="../../../../../../../../../../../C:/AppData/Local/Temp/http:/www.uniprot.org/uniprot/P47665" xlink:type="simple">P47665</text:a></text:p>
          </table:table-cell>
          <table:table-cell office:value-type="string" calcext:value-type="string">
            <text:p><text:a xlink:href="../../../../../../../../../../../C:/AppData/Local/Temp/http:/www.ncbi.nlm.nih.gov/gene%3Fterm=AAC72447.1" xlink:type="simple">AAC7244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7" xlink:type="simple">MG_427</text:a></text:p>
          </table:table-cell>
          <table:table-cell office:value-type="string" calcext:value-type="string">
            <text:p><text:a xlink:href="../../../../../../../../../../../C:/AppData/Local/Temp/http:/www.uniprot.org/uniprot/P47666" xlink:type="simple">P47666</text:a></text:p>
          </table:table-cell>
          <table:table-cell office:value-type="string" calcext:value-type="string">
            <text:p><text:a xlink:href="../../../../../../../../../../../C:/AppData/Local/Temp/http:/www.ncbi.nlm.nih.gov/gene%3Fterm=AAC72448.1" xlink:type="simple">AAC7244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8" xlink:type="simple">MG_428</text:a></text:p>
          </table:table-cell>
          <table:table-cell office:value-type="string" calcext:value-type="string">
            <text:p><text:a xlink:href="../../../../../../../../../../../C:/AppData/Local/Temp/http:/www.uniprot.org/uniprot/P47667" xlink:type="simple">P47667</text:a></text:p>
          </table:table-cell>
          <table:table-cell office:value-type="string" calcext:value-type="string">
            <text:p><text:a xlink:href="../../../../../../../../../../../C:/AppData/Local/Temp/http:/www.ncbi.nlm.nih.gov/gene%3Fterm=AAC72449.1" xlink:type="simple">AAC7244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29" xlink:type="simple">MG_429</text:a></text:p>
          </table:table-cell>
          <table:table-cell office:value-type="string" calcext:value-type="string">
            <text:p><text:a xlink:href="../../../../../../../../../../../C:/AppData/Local/Temp/http:/www.uniprot.org/uniprot/P47668" xlink:type="simple">P47668</text:a></text:p>
          </table:table-cell>
          <table:table-cell office:value-type="string" calcext:value-type="string">
            <text:p><text:a xlink:href="../../../../../../../../../../../C:/AppData/Local/Temp/http:/www.ncbi.nlm.nih.gov/gene%3Fterm=AAC72450.1" xlink:type="simple">AAC7245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0" xlink:type="simple">MG_430</text:a></text:p>
          </table:table-cell>
          <table:table-cell office:value-type="string" calcext:value-type="string">
            <text:p><text:a xlink:href="../../../../../../../../../../../C:/AppData/Local/Temp/http:/www.uniprot.org/uniprot/P47669" xlink:type="simple">P47669</text:a></text:p>
          </table:table-cell>
          <table:table-cell office:value-type="string" calcext:value-type="string">
            <text:p><text:a xlink:href="../../../../../../../../../../../C:/AppData/Local/Temp/http:/www.ncbi.nlm.nih.gov/gene%3Fterm=AAC72451.1" xlink:type="simple">AAC7245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1" xlink:type="simple">MG_431</text:a></text:p>
          </table:table-cell>
          <table:table-cell office:value-type="string" calcext:value-type="string">
            <text:p><text:a xlink:href="../../../../../../../../../../../C:/AppData/Local/Temp/http:/www.uniprot.org/uniprot/P47670" xlink:type="simple">P47670</text:a></text:p>
          </table:table-cell>
          <table:table-cell office:value-type="string" calcext:value-type="string">
            <text:p><text:a xlink:href="../../../../../../../../../../../C:/AppData/Local/Temp/http:/www.ncbi.nlm.nih.gov/gene%3Fterm=AAC72452.1" xlink:type="simple">AAC7245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2" xlink:type="simple">MG_432</text:a></text:p>
          </table:table-cell>
          <table:table-cell office:value-type="string" calcext:value-type="string">
            <text:p><text:a xlink:href="../../../../../../../../../../../C:/AppData/Local/Temp/http:/www.uniprot.org/uniprot/Q49432" xlink:type="simple">Q49432</text:a></text:p>
          </table:table-cell>
          <table:table-cell office:value-type="string" calcext:value-type="string">
            <text:p><text:a xlink:href="../../../../../../../../../../../C:/AppData/Local/Temp/http:/www.ncbi.nlm.nih.gov/gene%3Fterm=AAC72453.1" xlink:type="simple">AAC7245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3" xlink:type="simple">MG_433</text:a></text:p>
          </table:table-cell>
          <table:table-cell office:value-type="string" calcext:value-type="string">
            <text:p><text:a xlink:href="../../../../../../../../../../../C:/AppData/Local/Temp/http:/www.uniprot.org/uniprot/P47246" xlink:type="simple">P47246</text:a></text:p>
          </table:table-cell>
          <table:table-cell office:value-type="string" calcext:value-type="string">
            <text:p><text:a xlink:href="../../../../../../../../../../../C:/AppData/Local/Temp/http:/www.ncbi.nlm.nih.gov/gene%3Fterm=AAC72454.1" xlink:type="simple">AAC7245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4" xlink:type="simple">MG_434</text:a></text:p>
          </table:table-cell>
          <table:table-cell office:value-type="string" calcext:value-type="string">
            <text:p><text:a xlink:href="../../../../../../../../../../../C:/AppData/Local/Temp/http:/www.uniprot.org/uniprot/P47672" xlink:type="simple">P47672</text:a></text:p>
          </table:table-cell>
          <table:table-cell office:value-type="string" calcext:value-type="string">
            <text:p><text:a xlink:href="../../../../../../../../../../../C:/AppData/Local/Temp/http:/www.ncbi.nlm.nih.gov/gene%3Fterm=AAC72455.1" xlink:type="simple">AAC7245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5" xlink:type="simple">MG_435</text:a></text:p>
          </table:table-cell>
          <table:table-cell office:value-type="string" calcext:value-type="string">
            <text:p><text:a xlink:href="../../../../../../../../../../../C:/AppData/Local/Temp/http:/www.uniprot.org/uniprot/P47673" xlink:type="simple">P47673</text:a></text:p>
          </table:table-cell>
          <table:table-cell office:value-type="string" calcext:value-type="string">
            <text:p><text:a xlink:href="../../../../../../../../../../../C:/AppData/Local/Temp/http:/www.ncbi.nlm.nih.gov/gene%3Fterm=AAC72456.1" xlink:type="simple">AAC7245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7" xlink:type="simple">MG_437</text:a></text:p>
          </table:table-cell>
          <table:table-cell office:value-type="string" calcext:value-type="string">
            <text:p><text:a xlink:href="../../../../../../../../../../../C:/AppData/Local/Temp/http:/www.uniprot.org/uniprot/Q49433" xlink:type="simple">Q49433</text:a></text:p>
          </table:table-cell>
          <table:table-cell office:value-type="string" calcext:value-type="string">
            <text:p><text:a xlink:href="../../../../../../../../../../../C:/AppData/Local/Temp/http:/www.ncbi.nlm.nih.gov/gene%3Fterm=AAC72458.1" xlink:type="simple">AAC7245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8" xlink:type="simple">MG_438</text:a></text:p>
          </table:table-cell>
          <table:table-cell office:value-type="string" calcext:value-type="string">
            <text:p><text:a xlink:href="../../../../../../../../../../../C:/AppData/Local/Temp/http:/www.uniprot.org/uniprot/Q49434" xlink:type="simple">Q49434</text:a></text:p>
          </table:table-cell>
          <table:table-cell office:value-type="string" calcext:value-type="string">
            <text:p><text:a xlink:href="../../../../../../../../../../../C:/AppData/Local/Temp/http:/www.ncbi.nlm.nih.gov/gene%3Fterm=AAC72457.1" xlink:type="simple">AAC7245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39" xlink:type="simple">MG_439</text:a></text:p>
          </table:table-cell>
          <table:table-cell office:value-type="string" calcext:value-type="string">
            <text:p><text:a xlink:href="../../../../../../../../../../../C:/AppData/Local/Temp/http:/www.uniprot.org/uniprot/P47677" xlink:type="simple">P47677</text:a></text:p>
          </table:table-cell>
          <table:table-cell office:value-type="string" calcext:value-type="string">
            <text:p><text:a xlink:href="../../../../../../../../../../../C:/AppData/Local/Temp/http:/www.ncbi.nlm.nih.gov/gene%3Fterm=AAC72459.1" xlink:type="simple">AAC7245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0" xlink:type="simple">MG_440</text:a></text:p>
          </table:table-cell>
          <table:table-cell office:value-type="string" calcext:value-type="string">
            <text:p><text:a xlink:href="../../../../../../../../../../../C:/AppData/Local/Temp/http:/www.uniprot.org/uniprot/P47678" xlink:type="simple">P47678</text:a></text:p>
          </table:table-cell>
          <table:table-cell office:value-type="string" calcext:value-type="string">
            <text:p><text:a xlink:href="../../../../../../../../../../../C:/AppData/Local/Temp/http:/www.ncbi.nlm.nih.gov/gene%3Fterm=AAC72460.1" xlink:type="simple">AAC7246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1" xlink:type="simple">MG_441</text:a></text:p>
          </table:table-cell>
          <table:table-cell office:value-type="string" calcext:value-type="string">
            <text:p><text:a xlink:href="../../../../../../../../../../../C:/AppData/Local/Temp/http:/www.uniprot.org/uniprot/P47679" xlink:type="simple">P47679</text:a></text:p>
          </table:table-cell>
          <table:table-cell office:value-type="string" calcext:value-type="string">
            <text:p><text:a xlink:href="../../../../../../../../../../../C:/AppData/Local/Temp/http:/www.ncbi.nlm.nih.gov/gene%3Fterm=AAC72461.1" xlink:type="simple">AAC7246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2" xlink:type="simple">MG_442</text:a></text:p>
          </table:table-cell>
          <table:table-cell office:value-type="string" calcext:value-type="string">
            <text:p><text:a xlink:href="../../../../../../../../../../../C:/AppData/Local/Temp/http:/www.uniprot.org/uniprot/Q49435" xlink:type="simple">Q49435</text:a></text:p>
          </table:table-cell>
          <table:table-cell office:value-type="string" calcext:value-type="string">
            <text:p><text:a xlink:href="../../../../../../../../../../../C:/AppData/Local/Temp/http:/www.ncbi.nlm.nih.gov/gene%3Fterm=AAC72462.1" xlink:type="simple">AAC7246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3" xlink:type="simple">MG_443</text:a></text:p>
          </table:table-cell>
          <table:table-cell office:value-type="string" calcext:value-type="string">
            <text:p><text:a xlink:href="../../../../../../../../../../../C:/AppData/Local/Temp/http:/www.uniprot.org/uniprot/P47681" xlink:type="simple">P47681</text:a></text:p>
          </table:table-cell>
          <table:table-cell office:value-type="string" calcext:value-type="string">
            <text:p><text:a xlink:href="../../../../../../../../../../../C:/AppData/Local/Temp/http:/www.ncbi.nlm.nih.gov/gene%3Fterm=AAC72463.1" xlink:type="simple">AAC7246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4" xlink:type="simple">MG_444</text:a></text:p>
          </table:table-cell>
          <table:table-cell office:value-type="string" calcext:value-type="string">
            <text:p><text:a xlink:href="../../../../../../../../../../../C:/AppData/Local/Temp/http:/www.uniprot.org/uniprot/P47682" xlink:type="simple">P47682</text:a></text:p>
          </table:table-cell>
          <table:table-cell office:value-type="string" calcext:value-type="string">
            <text:p><text:a xlink:href="../../../../../../../../../../../C:/AppData/Local/Temp/http:/www.ncbi.nlm.nih.gov/gene%3Fterm=AAC72464.1" xlink:type="simple">AAC7246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5" xlink:type="simple">MG_445</text:a></text:p>
          </table:table-cell>
          <table:table-cell office:value-type="string" calcext:value-type="string">
            <text:p><text:a xlink:href="../../../../../../../../../../../C:/AppData/Local/Temp/http:/www.uniprot.org/uniprot/P47683" xlink:type="simple">P47683</text:a></text:p>
          </table:table-cell>
          <table:table-cell office:value-type="string" calcext:value-type="string">
            <text:p><text:a xlink:href="../../../../../../../../../../../C:/AppData/Local/Temp/http:/www.ncbi.nlm.nih.gov/gene%3Fterm=AAC72465.1" xlink:type="simple">AAC7246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6" xlink:type="simple">MG_446</text:a></text:p>
          </table:table-cell>
          <table:table-cell office:value-type="string" calcext:value-type="string">
            <text:p><text:a xlink:href="../../../../../../../../../../../C:/AppData/Local/Temp/http:/www.uniprot.org/uniprot/P47684" xlink:type="simple">P47684</text:a></text:p>
          </table:table-cell>
          <table:table-cell office:value-type="string" calcext:value-type="string">
            <text:p><text:a xlink:href="../../../../../../../../../../../C:/AppData/Local/Temp/http:/www.ncbi.nlm.nih.gov/gene%3Fterm=AAC72466.1" xlink:type="simple">AAC7246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7" xlink:type="simple">MG_447</text:a></text:p>
          </table:table-cell>
          <table:table-cell office:value-type="string" calcext:value-type="string">
            <text:p><text:a xlink:href="../../../../../../../../../../../C:/AppData/Local/Temp/http:/www.uniprot.org/uniprot/P47685" xlink:type="simple">P47685</text:a></text:p>
          </table:table-cell>
          <table:table-cell office:value-type="string" calcext:value-type="string">
            <text:p><text:a xlink:href="../../../../../../../../../../../C:/AppData/Local/Temp/http:/www.ncbi.nlm.nih.gov/gene%3Fterm=AAC72467.1" xlink:type="simple">AAC7246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8" xlink:type="simple">MG_448</text:a></text:p>
          </table:table-cell>
          <table:table-cell office:value-type="string" calcext:value-type="string">
            <text:p><text:a xlink:href="../../../../../../../../../../../C:/AppData/Local/Temp/http:/www.uniprot.org/uniprot/P47686" xlink:type="simple">P47686</text:a></text:p>
          </table:table-cell>
          <table:table-cell office:value-type="string" calcext:value-type="string">
            <text:p><text:a xlink:href="../../../../../../../../../../../C:/AppData/Local/Temp/http:/www.ncbi.nlm.nih.gov/gene%3Fterm=AAC72468.1" xlink:type="simple">AAC7246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49" xlink:type="simple">MG_449</text:a></text:p>
          </table:table-cell>
          <table:table-cell/>
          <table:table-cell office:value-type="string" calcext:value-type="string">
            <text:p><text:a xlink:href="../../../../../../../../../../../C:/AppData/Local/Temp/http:/www.ncbi.nlm.nih.gov/gene%3Fterm=AAC72469.1++" xlink:type="simple">AAC72469.1 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0" xlink:type="simple">MG_450</text:a></text:p>
          </table:table-cell>
          <table:table-cell office:value-type="string" calcext:value-type="string">
            <text:p><text:a xlink:href="../../../../../../../../../../../C:/AppData/Local/Temp/http:/www.uniprot.org/uniprot/P47688" xlink:type="simple">P47688</text:a></text:p>
          </table:table-cell>
          <table:table-cell office:value-type="string" calcext:value-type="string">
            <text:p><text:a xlink:href="../../../../../../../../../../../C:/AppData/Local/Temp/http:/www.ncbi.nlm.nih.gov/gene%3Fterm=AAC72470.1" xlink:type="simple">AAC7247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1" xlink:type="simple">MG_451</text:a></text:p>
          </table:table-cell>
          <table:table-cell office:value-type="string" calcext:value-type="string">
            <text:p><text:a xlink:href="../../../../../../../../../../../C:/AppData/Local/Temp/http:/www.uniprot.org/uniprot/P13927" xlink:type="simple">P13927</text:a></text:p>
          </table:table-cell>
          <table:table-cell office:value-type="string" calcext:value-type="string">
            <text:p><text:a xlink:href="../../../../../../../../../../../C:/AppData/Local/Temp/http:/www.ncbi.nlm.nih.gov/gene%3Fterm=AAC72471.1" xlink:type="simple">AAC7247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2" xlink:type="simple">MG_452</text:a></text:p>
          </table:table-cell>
          <table:table-cell office:value-type="string" calcext:value-type="string">
            <text:p><text:a xlink:href="../../../../../../../../../../../C:/AppData/Local/Temp/http:/www.uniprot.org/uniprot/P47690" xlink:type="simple">P47690</text:a></text:p>
          </table:table-cell>
          <table:table-cell office:value-type="string" calcext:value-type="string">
            <text:p><text:a xlink:href="../../../../../../../../../../../C:/AppData/Local/Temp/http:/www.ncbi.nlm.nih.gov/gene%3Fterm=AAC72472.1" xlink:type="simple">AAC7247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3" xlink:type="simple">MG_453</text:a></text:p>
          </table:table-cell>
          <table:table-cell office:value-type="string" calcext:value-type="string">
            <text:p><text:a xlink:href="../../../../../../../../../../../C:/AppData/Local/Temp/http:/www.uniprot.org/uniprot/P47691" xlink:type="simple">P47691</text:a></text:p>
          </table:table-cell>
          <table:table-cell office:value-type="string" calcext:value-type="string">
            <text:p><text:a xlink:href="../../../../../../../../../../../C:/AppData/Local/Temp/http:/www.ncbi.nlm.nih.gov/gene%3Fterm=AAC72473.1" xlink:type="simple">AAC7247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4" xlink:type="simple">MG_454</text:a></text:p>
          </table:table-cell>
          <table:table-cell office:value-type="string" calcext:value-type="string">
            <text:p><text:a xlink:href="../../../../../../../../../../../C:/AppData/Local/Temp/http:/www.uniprot.org/uniprot/P47692" xlink:type="simple">P47692</text:a></text:p>
          </table:table-cell>
          <table:table-cell office:value-type="string" calcext:value-type="string">
            <text:p><text:a xlink:href="../../../../../../../../../../../C:/AppData/Local/Temp/http:/www.ncbi.nlm.nih.gov/gene%3Fterm=AAC72474.1" xlink:type="simple">AAC7247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5" xlink:type="simple">MG_455</text:a></text:p>
          </table:table-cell>
          <table:table-cell office:value-type="string" calcext:value-type="string">
            <text:p><text:a xlink:href="../../../../../../../../../../../C:/AppData/Local/Temp/http:/www.uniprot.org/uniprot/P47693" xlink:type="simple">P47693</text:a></text:p>
          </table:table-cell>
          <table:table-cell office:value-type="string" calcext:value-type="string">
            <text:p><text:a xlink:href="../../../../../../../../../../../C:/AppData/Local/Temp/http:/www.ncbi.nlm.nih.gov/gene%3Fterm=AAC72475.1" xlink:type="simple">AAC7247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6" xlink:type="simple">MG_456</text:a></text:p>
          </table:table-cell>
          <table:table-cell office:value-type="string" calcext:value-type="string">
            <text:p><text:a xlink:href="../../../../../../../../../../../C:/AppData/Local/Temp/http:/www.uniprot.org/uniprot/P47694" xlink:type="simple">P47694</text:a></text:p>
          </table:table-cell>
          <table:table-cell office:value-type="string" calcext:value-type="string">
            <text:p><text:a xlink:href="../../../../../../../../../../../C:/AppData/Local/Temp/http:/www.ncbi.nlm.nih.gov/gene%3Fterm=AAC72476.1" xlink:type="simple">AAC7247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7" xlink:type="simple">MG_457</text:a></text:p>
          </table:table-cell>
          <table:table-cell office:value-type="string" calcext:value-type="string">
            <text:p><text:a xlink:href="../../../../../../../../../../../C:/AppData/Local/Temp/http:/www.uniprot.org/uniprot/P47695" xlink:type="simple">P47695</text:a></text:p>
          </table:table-cell>
          <table:table-cell office:value-type="string" calcext:value-type="string">
            <text:p><text:a xlink:href="../../../../../../../../../../../C:/AppData/Local/Temp/http:/www.ncbi.nlm.nih.gov/gene%3Fterm=AAC72477.1" xlink:type="simple">AAC7247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8" xlink:type="simple">MG_458</text:a></text:p>
          </table:table-cell>
          <table:table-cell office:value-type="string" calcext:value-type="string">
            <text:p><text:a xlink:href="../../../../../../../../../../../C:/AppData/Local/Temp/http:/www.uniprot.org/uniprot/P47696" xlink:type="simple">P47696</text:a></text:p>
          </table:table-cell>
          <table:table-cell office:value-type="string" calcext:value-type="string">
            <text:p><text:a xlink:href="../../../../../../../../../../../C:/AppData/Local/Temp/http:/www.ncbi.nlm.nih.gov/gene%3Fterm=AAC72478.1" xlink:type="simple">AAC7247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59" xlink:type="simple">MG_459</text:a></text:p>
          </table:table-cell>
          <table:table-cell office:value-type="string" calcext:value-type="string">
            <text:p><text:a xlink:href="../../../../../../../../../../../C:/AppData/Local/Temp/http:/www.uniprot.org/uniprot/Q49436" xlink:type="simple">Q49436</text:a></text:p>
          </table:table-cell>
          <table:table-cell office:value-type="string" calcext:value-type="string">
            <text:p><text:a xlink:href="../../../../../../../../../../../C:/AppData/Local/Temp/http:/www.ncbi.nlm.nih.gov/gene%3Fterm=AAC72479.1" xlink:type="simple">AAC7247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0" xlink:type="simple">MG_460</text:a></text:p>
          </table:table-cell>
          <table:table-cell office:value-type="string" calcext:value-type="string">
            <text:p><text:a xlink:href="../../../../../../../../../../../C:/AppData/Local/Temp/http:/www.uniprot.org/uniprot/P47698" xlink:type="simple">P47698</text:a></text:p>
          </table:table-cell>
          <table:table-cell office:value-type="string" calcext:value-type="string">
            <text:p><text:a xlink:href="../../../../../../../../../../../C:/AppData/Local/Temp/http:/www.ncbi.nlm.nih.gov/gene%3Fterm=AAC72480.1" xlink:type="simple">AAC72480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1" xlink:type="simple">MG_461</text:a></text:p>
          </table:table-cell>
          <table:table-cell office:value-type="string" calcext:value-type="string">
            <text:p><text:a xlink:href="../../../../../../../../../../../C:/AppData/Local/Temp/http:/www.uniprot.org/uniprot/P47699" xlink:type="simple">P47699</text:a></text:p>
          </table:table-cell>
          <table:table-cell office:value-type="string" calcext:value-type="string">
            <text:p><text:a xlink:href="../../../../../../../../../../../C:/AppData/Local/Temp/http:/www.ncbi.nlm.nih.gov/gene%3Fterm=AAC72481.1" xlink:type="simple">AAC72481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2" xlink:type="simple">MG_462</text:a></text:p>
          </table:table-cell>
          <table:table-cell office:value-type="string" calcext:value-type="string">
            <text:p><text:a xlink:href="../../../../../../../../../../../C:/AppData/Local/Temp/http:/www.uniprot.org/uniprot/P47700" xlink:type="simple">P47700</text:a></text:p>
          </table:table-cell>
          <table:table-cell office:value-type="string" calcext:value-type="string">
            <text:p><text:a xlink:href="../../../../../../../../../../../C:/AppData/Local/Temp/http:/www.ncbi.nlm.nih.gov/gene%3Fterm=AAC72482.1" xlink:type="simple">AAC72482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3" xlink:type="simple">MG_463</text:a></text:p>
          </table:table-cell>
          <table:table-cell office:value-type="string" calcext:value-type="string">
            <text:p><text:a xlink:href="../../../../../../../../../../../C:/AppData/Local/Temp/http:/www.uniprot.org/uniprot/P47701" xlink:type="simple">P47701</text:a></text:p>
          </table:table-cell>
          <table:table-cell office:value-type="string" calcext:value-type="string">
            <text:p><text:a xlink:href="../../../../../../../../../../../C:/AppData/Local/Temp/http:/www.ncbi.nlm.nih.gov/gene%3Fterm=AAC72483.1" xlink:type="simple">AAC72483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4" xlink:type="simple">MG_464</text:a></text:p>
          </table:table-cell>
          <table:table-cell office:value-type="string" calcext:value-type="string">
            <text:p><text:a xlink:href="../../../../../../../../../../../C:/AppData/Local/Temp/http:/www.uniprot.org/uniprot/P47702" xlink:type="simple">P47702</text:a></text:p>
          </table:table-cell>
          <table:table-cell office:value-type="string" calcext:value-type="string">
            <text:p><text:a xlink:href="../../../../../../../../../../../C:/AppData/Local/Temp/http:/www.ncbi.nlm.nih.gov/gene%3Fterm=AAC72484.1" xlink:type="simple">AAC72484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5" xlink:type="simple">MG_465</text:a></text:p>
          </table:table-cell>
          <table:table-cell office:value-type="string" calcext:value-type="string">
            <text:p><text:a xlink:href="../../../../../../../../../../../C:/AppData/Local/Temp/http:/www.uniprot.org/uniprot/P47703" xlink:type="simple">P47703</text:a></text:p>
          </table:table-cell>
          <table:table-cell office:value-type="string" calcext:value-type="string">
            <text:p><text:a xlink:href="../../../../../../../../../../../C:/AppData/Local/Temp/http:/www.ncbi.nlm.nih.gov/gene%3Fterm=AAC72485.1" xlink:type="simple">AAC72485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6" xlink:type="simple">MG_466</text:a></text:p>
          </table:table-cell>
          <table:table-cell office:value-type="string" calcext:value-type="string">
            <text:p><text:a xlink:href="../../../../../../../../../../../C:/AppData/Local/Temp/http:/www.uniprot.org/uniprot/P47704" xlink:type="simple">P47704</text:a></text:p>
          </table:table-cell>
          <table:table-cell office:value-type="string" calcext:value-type="string">
            <text:p><text:a xlink:href="../../../../../../../../../../../C:/AppData/Local/Temp/http:/www.ncbi.nlm.nih.gov/gene%3Fterm=AAC72486.1" xlink:type="simple">AAC72486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7" xlink:type="simple">MG_467</text:a></text:p>
          </table:table-cell>
          <table:table-cell office:value-type="string" calcext:value-type="string">
            <text:p><text:a xlink:href="../../../../../../../../../../../C:/AppData/Local/Temp/http:/www.uniprot.org/uniprot/P47705" xlink:type="simple">P47705</text:a></text:p>
          </table:table-cell>
          <table:table-cell office:value-type="string" calcext:value-type="string">
            <text:p><text:a xlink:href="../../../../../../../../../../../C:/AppData/Local/Temp/http:/www.ncbi.nlm.nih.gov/gene%3Fterm=AAC72487.1" xlink:type="simple">AAC72487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8" xlink:type="simple">MG_468</text:a></text:p>
          </table:table-cell>
          <table:table-cell office:value-type="string" calcext:value-type="string">
            <text:p><text:a xlink:href="../../../../../../../../../../../C:/AppData/Local/Temp/http:/www.uniprot.org/uniprot/Q49460" xlink:type="simple">Q49460</text:a></text:p>
          </table:table-cell>
          <table:table-cell office:value-type="string" calcext:value-type="string">
            <text:p><text:a xlink:href="../../../../../../../../../../../C:/AppData/Local/Temp/http:/www.ncbi.nlm.nih.gov/gene%3Fterm=AAC72488.1" xlink:type="simple">AAC72488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526" xlink:type="simple">MG_526</text:a></text:p>
          </table:table-cell>
          <table:table-cell office:value-type="string" calcext:value-type="string">
            <text:p><text:a xlink:href="../../../../../../../../../../../C:/AppData/Local/Temp/http:/www.uniprot.org/uniprot/Q9ZB70" xlink:type="simple">Q9ZB70</text:a></text:p>
          </table:table-cell>
          <table:table-cell office:value-type="string" calcext:value-type="string">
            <text:p><text:a xlink:href="../../../../../../../../../../../C:/AppData/Local/Temp/http:/www.ncbi.nlm.nih.gov/gene%3Fterm=AAC72489.1" xlink:type="simple">AAC72489.1</text:a></text:p>
          </table:table-cell>
        </table:table-row>
        <table:table-row table:style-name="ro1">
          <table:table-cell office:value-type="string" calcext:value-type="string">
            <text:p><text:a xlink:href="../../../../../../../../../../../C:/AppData/Local/Temp/http:/biocyc.org/MGEN243273/NEW-IMAGE%3Ftype=GENE&amp;object=MG_469" xlink:type="simple">MG_469</text:a></text:p>
          </table:table-cell>
          <table:table-cell office:value-type="string" calcext:value-type="string">
            <text:p><text:a xlink:href="../../../../../../../../../../../C:/AppData/Local/Temp/http:/www.uniprot.org/uniprot/P35888" xlink:type="simple">P35888</text:a></text:p>
          </table:table-cell>
          <table:table-cell office:value-type="string" calcext:value-type="string">
            <text:p><text:a xlink:href="../../../../../../../../../../../C:/AppData/Local/Temp/http:/www.ncbi.nlm.nih.gov/gene%3Fterm=AAC72490.1" xlink:type="simple">AAC72490.1</text:a></text:p>
          </table:table-cell>
        </table:table-row>
        <table:table-row table:style-name="ro1">
          <table:table-cell table:style-name="ce3" office:value-type="string" calcext:value-type="string">
            <text:p><text:a xlink:href="../../../../../../../../../../../C:/AppData/Local/Temp/http:/biocyc.org/MGEN243273/NEW-IMAGE%3Ftype=GENE&amp;object=MG_470" xlink:type="simple">MG_470</text:a></text:p>
          </table:table-cell>
          <table:table-cell table:style-name="ce3" office:value-type="string" calcext:value-type="string">
            <text:p><text:a xlink:href="../../../../../../../../../../../C:/AppData/Local/Temp/http:/www.uniprot.org/uniprot/P47706" xlink:type="simple">P47706</text:a></text:p>
          </table:table-cell>
          <table:table-cell table:style-name="ce7" office:value-type="string" calcext:value-type="string">
            <text:p><text:a xlink:href="../../../../../../../../../../../C:/AppData/Local/Temp/http:/www.ncbi.nlm.nih.gov/gene%3Fterm=AAC72491.1" xlink:type="simple">AAC72491.1</text:a></text:p>
          </table:table-cell>
        </table:table-row>
        <table:table-row table:style-name="ro2">
          <table:table-cell table:style-name="ce4" table:number-columns-repeated="3"/>
        </table:table-row>
        <table:table-row table:style-name="ro2"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0" number:min-integer-digits="1"/>
      <number:text>,</number:text>
    </number:number-style>
    <number:percentage-style style:name="N115">
      <number:number number:decimal-places="1" number:min-integer-digits="1"/>
      <number:text>%</number:text>
    </number:percentage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loext:text> </loext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loext:text> </loext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2:07:44.205132881</meta:creation-date>
    <dc:date>2015-05-28T12:09:30.903221442</dc:date>
    <meta:editing-duration>PT1M47S</meta:editing-duration>
    <meta:editing-cycles>1</meta:editing-cycles>
    <meta:document-statistic meta:table-count="1" meta:cell-count="1471" meta:object-count="0"/>
    <meta:generator>LibreOffice/4.4.3.2$Linux_X86_64 LibreOffice_project/40m0$Build-2</meta:generator>
  </office:meta>
</office:document-meta>
</file>